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>
      <style:table-cell-properties fo:border-bottom="none" fo:border-left="0.99pt solid #000000" fo:border-right="none" fo:border-top="none"/>
    </style:style>
    <style:style style:name="ce1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ategory" style:data-style-name="N0"/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>
      <style:table-cell-properties fo:border-bottom="none" fo:border-left="none" fo:border-right="none" fo:border-top="0.99pt solid #000000"/>
    </style:style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0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Corner">
      <style:table-cell-properties fo:border-bottom="none" fo:border-left="none" fo:border-right="none" fo:border-top="2.01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orting Algorithm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File Input Type</text:p>
          </table:table-cell>
          <table:table-cell table:style-name="ce1" office:value-type="string" calcext:value-type="string">
            <text:p>Time Take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96875" calcext:value-type="float">
            <text:p>0.2968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03125" calcext:value-type="float">
            <text:p>0.7031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96875" calcext:value-type="float">
            <text:p>0.29687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328125" calcext:value-type="float">
            <text:p>0.3281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28125" calcext:value-type="float">
            <text:p>0.3281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28125" calcext:value-type="float">
            <text:p>0.3281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359375" calcext:value-type="float">
            <text:p>0.35937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484375" calcext:value-type="float">
            <text:p>1.48437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015625" calcext:value-type="float">
            <text:p>1.0156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046875" calcext:value-type="float">
            <text:p>1.04687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28125" calcext:value-type="float">
            <text:p>0.82812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09375" calcext:value-type="float">
            <text:p>1.0937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96875" calcext:value-type="float">
            <text:p>0.29687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328125" calcext:value-type="float">
            <text:p>1.3281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296875" calcext:value-type="float">
            <text:p>0.29687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78125" calcext:value-type="float">
            <text:p>1.0781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40625" calcext:value-type="float">
            <text:p>0.640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40625" calcext:value-type="float">
            <text:p>0.640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453125" calcext:value-type="float">
            <text:p>1.4531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40625" calcext:value-type="float">
            <text:p>0.640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71875" calcext:value-type="float">
            <text:p>0.67187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15625" calcext:value-type="float">
            <text:p>1.515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328125" calcext:value-type="float">
            <text:p>0.3281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640625" calcext:value-type="float">
            <text:p>0.640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15625" calcext:value-type="float">
            <text:p>1.15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03125" calcext:value-type="float">
            <text:p>0.7031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359375" calcext:value-type="float">
            <text:p>0.3593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046875" calcext:value-type="float">
            <text:p>1.0468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703125" calcext:value-type="float">
            <text:p>0.7031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03125" calcext:value-type="float">
            <text:p>1.2031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65625" calcext:value-type="float">
            <text:p>0.7656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6875" calcext:value-type="float">
            <text:p>1.687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359375" calcext:value-type="float">
            <text:p>0.35937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28125" calcext:value-type="float">
            <text:p>1.32812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65625" calcext:value-type="float">
            <text:p>0.76562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734375" calcext:value-type="float">
            <text:p>1.73437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90625" calcext:value-type="float">
            <text:p>1.39062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828125" calcext:value-type="float">
            <text:p>0.82812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6875" calcext:value-type="float">
            <text:p>1.468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015625" calcext:value-type="float">
            <text:p>2.0156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21875" calcext:value-type="float">
            <text:p>0.42187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828125" calcext:value-type="float">
            <text:p>0.8281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828125" calcext:value-type="float">
            <text:p>0.8281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03125" calcext:value-type="float">
            <text:p>2.031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46875" calcext:value-type="float">
            <text:p>1.54687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53125" calcext:value-type="float">
            <text:p>0.9531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09375" calcext:value-type="float">
            <text:p>2.0937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640625" calcext:value-type="float">
            <text:p>1.64062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1875" calcext:value-type="float">
            <text:p>2.187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953125" calcext:value-type="float">
            <text:p>0.95312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90625" calcext:value-type="float">
            <text:p>0.9062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6875" calcext:value-type="float">
            <text:p>1.687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46875" calcext:value-type="float">
            <text:p>1.04687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265625" calcext:value-type="float">
            <text:p>2.2656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03125" calcext:value-type="float">
            <text:p>1.031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125" calcext:value-type="float">
            <text:p>1.81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78125" calcext:value-type="float">
            <text:p>1.0781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3125" calcext:value-type="float">
            <text:p>1.0312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390625" calcext:value-type="float">
            <text:p>2.3906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03125" calcext:value-type="float">
            <text:p>1.031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109375" calcext:value-type="float">
            <text:p>1.10937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046875" calcext:value-type="float">
            <text:p>1.04687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375" calcext:value-type="float">
            <text:p>1.937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78125" calcext:value-type="float">
            <text:p>1.0781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9375" calcext:value-type="float">
            <text:p>1.0937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34375" calcext:value-type="float">
            <text:p>0.23437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46875" calcext:value-type="float">
            <text:p>2.468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078125" calcext:value-type="float">
            <text:p>1.0781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078125" calcext:value-type="float">
            <text:p>1.0781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21875" calcext:value-type="float">
            <text:p>1.9218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109375" calcext:value-type="float">
            <text:p>1.1093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546875" calcext:value-type="float">
            <text:p>2.54687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84375" calcext:value-type="float">
            <text:p>1.98437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140625" calcext:value-type="float">
            <text:p>1.1406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65625" calcext:value-type="float">
            <text:p>1.2656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609375" calcext:value-type="float">
            <text:p>2.60937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15625" calcext:value-type="float">
            <text:p>1.15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15625" calcext:value-type="float">
            <text:p>1.15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15625" calcext:value-type="float">
            <text:p>1.15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140625" calcext:value-type="float">
            <text:p>2.1406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1875" calcext:value-type="float">
            <text:p>1.2187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03125" calcext:value-type="float">
            <text:p>1.2031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8125" calcext:value-type="float">
            <text:p>0.281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765625" calcext:value-type="float">
            <text:p>2.76562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203125" calcext:value-type="float">
            <text:p>1.20312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109375" calcext:value-type="float">
            <text:p>2.10937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96875" calcext:value-type="float">
            <text:p>1.29687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859375" calcext:value-type="float">
            <text:p>2.85937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03125" calcext:value-type="float">
            <text:p>0.7031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21875" calcext:value-type="float">
            <text:p>1.2187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96875" calcext:value-type="float">
            <text:p>2.29687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96875" calcext:value-type="float">
            <text:p>1.29687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28125" calcext:value-type="float">
            <text:p>0.3281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078125" calcext:value-type="float">
            <text:p>3.0781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296875" calcext:value-type="float">
            <text:p>1.29687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671875" calcext:value-type="float">
            <text:p>0.67187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359375" calcext:value-type="float">
            <text:p>1.35937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28125" calcext:value-type="float">
            <text:p>1.281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8125" calcext:value-type="float">
            <text:p>2.281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21875" calcext:value-type="float">
            <text:p>1.42187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296875" calcext:value-type="float">
            <text:p>0.29687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9375" calcext:value-type="float">
            <text:p>3.937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609375" calcext:value-type="float">
            <text:p>1.60937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453125" calcext:value-type="float">
            <text:p>1.4531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453125" calcext:value-type="float">
            <text:p>1.4531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640625" calcext:value-type="float">
            <text:p>1.6406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84375" calcext:value-type="float">
            <text:p>1.48437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28125" calcext:value-type="float">
            <text:p>0.3281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390625" calcext:value-type="float">
            <text:p>3.39062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4375" calcext:value-type="float">
            <text:p>1.437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484375" calcext:value-type="float">
            <text:p>1.48437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15625" calcext:value-type="float">
            <text:p>1.51562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6875" calcext:value-type="float">
            <text:p>1.4687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4375" calcext:value-type="float">
            <text:p>0.3437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34375" calcext:value-type="float">
            <text:p>3.343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390625" calcext:value-type="float">
            <text:p>1.3906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828125" calcext:value-type="float">
            <text:p>0.8281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53125" calcext:value-type="float">
            <text:p>1.531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421875" calcext:value-type="float">
            <text:p>1.4218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609375" calcext:value-type="float">
            <text:p>2.6093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46875" calcext:value-type="float">
            <text:p>1.5468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84375" calcext:value-type="float">
            <text:p>1.4843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59375" calcext:value-type="float">
            <text:p>0.3593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46875" calcext:value-type="float">
            <text:p>3.468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46875" calcext:value-type="float">
            <text:p>1.468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59375" calcext:value-type="float">
            <text:p>1.593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46875" calcext:value-type="float">
            <text:p>1.468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71875" calcext:value-type="float">
            <text:p>2.718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78125" calcext:value-type="float">
            <text:p>1.57812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78125" calcext:value-type="float">
            <text:p>1.57812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59375" calcext:value-type="float">
            <text:p>0.3593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609375" calcext:value-type="float">
            <text:p>3.6093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46875" calcext:value-type="float">
            <text:p>1.5468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796875" calcext:value-type="float">
            <text:p>0.7968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71875" calcext:value-type="float">
            <text:p>1.718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375" calcext:value-type="float">
            <text:p>2.93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640625" calcext:value-type="float">
            <text:p>1.6406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734375" calcext:value-type="float">
            <text:p>1.7343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703125" calcext:value-type="float">
            <text:p>3.70312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9375" calcext:value-type="float">
            <text:p>1.5937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546875" calcext:value-type="float">
            <text:p>1.54687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59375" calcext:value-type="float">
            <text:p>1.5937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0625" calcext:value-type="float">
            <text:p>2.9062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671875" calcext:value-type="float">
            <text:p>1.67187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90625" calcext:value-type="float">
            <text:p>0.39062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796875" calcext:value-type="float">
            <text:p>3.79687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65625" calcext:value-type="float">
            <text:p>1.6562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703125" calcext:value-type="float">
            <text:p>1.70312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53125" calcext:value-type="float">
            <text:p>2.95312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78125" calcext:value-type="float">
            <text:p>1.7812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6875" calcext:value-type="float">
            <text:p>1.687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0625" calcext:value-type="float">
            <text:p>4.06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703125" calcext:value-type="float">
            <text:p>1.7031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8125" calcext:value-type="float">
            <text:p>1.81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671875" calcext:value-type="float">
            <text:p>1.67187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625" calcext:value-type="float">
            <text:p>3.06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734375" calcext:value-type="float">
            <text:p>1.73437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59375" calcext:value-type="float">
            <text:p>1.85937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953125" calcext:value-type="float">
            <text:p>3.9531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796875" calcext:value-type="float">
            <text:p>1.7968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765625" calcext:value-type="float">
            <text:p>1.765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765625" calcext:value-type="float">
            <text:p>1.765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71875" calcext:value-type="float">
            <text:p>3.1718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4375" calcext:value-type="float">
            <text:p>1.843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0625" calcext:value-type="float">
            <text:p>0.40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21875" calcext:value-type="float">
            <text:p>4.2187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828125" calcext:value-type="float">
            <text:p>1.82812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84375" calcext:value-type="float">
            <text:p>1.8437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78125" calcext:value-type="float">
            <text:p>1.7812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265625" calcext:value-type="float">
            <text:p>3.26562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4375" calcext:value-type="float">
            <text:p>1.8437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359375" calcext:value-type="float">
            <text:p>4.35937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8125" calcext:value-type="float">
            <text:p>1.812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828125" calcext:value-type="float">
            <text:p>1.82812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546875" calcext:value-type="float">
            <text:p>3.54687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6875" calcext:value-type="float">
            <text:p>1.9687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390625" calcext:value-type="float">
            <text:p>4.390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9375" calcext:value-type="float">
            <text:p>1.937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890625" calcext:value-type="float">
            <text:p>1.890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328125" calcext:value-type="float">
            <text:p>3.3281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03125" calcext:value-type="float">
            <text:p>2.031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0625" calcext:value-type="float">
            <text:p>2.0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984375" calcext:value-type="float">
            <text:p>1.9843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015625" calcext:value-type="float">
            <text:p>1.0156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953125" calcext:value-type="float">
            <text:p>1.9531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71875" calcext:value-type="float">
            <text:p>2.718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6875" calcext:value-type="float">
            <text:p>2.468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078125" calcext:value-type="float">
            <text:p>2.0781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.984375" calcext:value-type="float">
            <text:p>1.98437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734375" calcext:value-type="float">
            <text:p>3.73437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046875" calcext:value-type="float">
            <text:p>2.04687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53125" calcext:value-type="float">
            <text:p>2.4531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765625" calcext:value-type="float">
            <text:p>6.7656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78125" calcext:value-type="float">
            <text:p>1.5781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453125" calcext:value-type="float">
            <text:p>2.4531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0625" calcext:value-type="float">
            <text:p>4.06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03125" calcext:value-type="float">
            <text:p>2.2031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1875" calcext:value-type="float">
            <text:p>2.2187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203125" calcext:value-type="float">
            <text:p>2.2031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15625" calcext:value-type="float">
            <text:p>1.156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140625" calcext:value-type="float">
            <text:p>2.1406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203125" calcext:value-type="float">
            <text:p>2.2031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8125" calcext:value-type="float">
            <text:p>2.281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1875" calcext:value-type="float">
            <text:p>2.2187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109375" calcext:value-type="float">
            <text:p>5.10937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15625" calcext:value-type="float">
            <text:p>2.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15625" calcext:value-type="float">
            <text:p>1.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140625" calcext:value-type="float">
            <text:p>2.140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015625" calcext:value-type="float">
            <text:p>4.0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34375" calcext:value-type="float">
            <text:p>2.23437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375" calcext:value-type="float">
            <text:p>2.437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28125" calcext:value-type="float">
            <text:p>5.281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203125" calcext:value-type="float">
            <text:p>2.2031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234375" calcext:value-type="float">
            <text:p>2.23437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265625" calcext:value-type="float">
            <text:p>2.2656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984375" calcext:value-type="float">
            <text:p>3.98437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53125" calcext:value-type="float">
            <text:p>2.4531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71875" calcext:value-type="float">
            <text:p>3.17187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375" calcext:value-type="float">
            <text:p>5.37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234375" calcext:value-type="float">
            <text:p>2.23437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21875" calcext:value-type="float">
            <text:p>1.2187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46875" calcext:value-type="float">
            <text:p>2.4687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234375" calcext:value-type="float">
            <text:p>2.23437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234375" calcext:value-type="float">
            <text:p>4.23437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21875" calcext:value-type="float">
            <text:p>2.42187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53125" calcext:value-type="float">
            <text:p>2.4531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65625" calcext:value-type="float">
            <text:p>5.656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453125" calcext:value-type="float">
            <text:p>2.4531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265625" calcext:value-type="float">
            <text:p>1.2656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4375" calcext:value-type="float">
            <text:p>2.437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34375" calcext:value-type="float">
            <text:p>2.3437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0625" calcext:value-type="float">
            <text:p>2.406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59375" calcext:value-type="float">
            <text:p>2.5937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734375" calcext:value-type="float">
            <text:p>5.73437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5625" calcext:value-type="float">
            <text:p>2.562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28125" calcext:value-type="float">
            <text:p>1.2812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4375" calcext:value-type="float">
            <text:p>2.437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8125" calcext:value-type="float">
            <text:p>4.812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6875" calcext:value-type="float">
            <text:p>2.4687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671875" calcext:value-type="float">
            <text:p>2.67187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78125" calcext:value-type="float">
            <text:p>0.57812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890625" calcext:value-type="float">
            <text:p>5.890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578125" calcext:value-type="float">
            <text:p>2.5781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359375" calcext:value-type="float">
            <text:p>1.35937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515625" calcext:value-type="float">
            <text:p>2.515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484375" calcext:value-type="float">
            <text:p>4.48437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53125" calcext:value-type="float">
            <text:p>2.531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0625" calcext:value-type="float">
            <text:p>6.0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65625" calcext:value-type="float">
            <text:p>2.65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359375" calcext:value-type="float">
            <text:p>1.35937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578125" calcext:value-type="float">
            <text:p>2.5781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5625" calcext:value-type="float">
            <text:p>2.5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703125" calcext:value-type="float">
            <text:p>4.7031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640625" calcext:value-type="float">
            <text:p>2.640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328125" calcext:value-type="float">
            <text:p>3.3281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71875" calcext:value-type="float">
            <text:p>0.67187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078125" calcext:value-type="float">
            <text:p>7.0781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546875" calcext:value-type="float">
            <text:p>2.54687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46875" calcext:value-type="float">
            <text:p>1.4687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671875" calcext:value-type="float">
            <text:p>2.67187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640625" calcext:value-type="float">
            <text:p>2.6406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03125" calcext:value-type="float">
            <text:p>5.031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6875" calcext:value-type="float">
            <text:p>2.9687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828125" calcext:value-type="float">
            <text:p>2.8281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28125" calcext:value-type="float">
            <text:p>6.281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65625" calcext:value-type="float">
            <text:p>2.656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15625" calcext:value-type="float">
            <text:p>1.5156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6875" calcext:value-type="float">
            <text:p>2.687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84375" calcext:value-type="float">
            <text:p>4.8437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78125" calcext:value-type="float">
            <text:p>2.781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515625" calcext:value-type="float">
            <text:p>6.51562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84375" calcext:value-type="float">
            <text:p>2.8437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734375" calcext:value-type="float">
            <text:p>2.73437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375" calcext:value-type="float">
            <text:p>2.937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21875" calcext:value-type="float">
            <text:p>2.92187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609375" calcext:value-type="float">
            <text:p>6.60937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84375" calcext:value-type="float">
            <text:p>2.8437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78125" calcext:value-type="float">
            <text:p>1.5781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8125" calcext:value-type="float">
            <text:p>2.81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859375" calcext:value-type="float">
            <text:p>2.85937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109375" calcext:value-type="float">
            <text:p>5.10937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0625" calcext:value-type="float">
            <text:p>2.906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46875" calcext:value-type="float">
            <text:p>3.04687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84375" calcext:value-type="float">
            <text:p>6.8437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8125" calcext:value-type="float">
            <text:p>2.81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578125" calcext:value-type="float">
            <text:p>1.5781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984375" calcext:value-type="float">
            <text:p>2.98437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.9375" calcext:value-type="float">
            <text:p>2.937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234375" calcext:value-type="float">
            <text:p>5.23437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375" calcext:value-type="float">
            <text:p>2.937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5625" calcext:value-type="float">
            <text:p>3.156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03125" calcext:value-type="float">
            <text:p>0.7031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140625" calcext:value-type="float">
            <text:p>7.140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984375" calcext:value-type="float">
            <text:p>2.98437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0625" calcext:value-type="float">
            <text:p>3.0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53125" calcext:value-type="float">
            <text:p>5.531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71875" calcext:value-type="float">
            <text:p>3.17187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265625" calcext:value-type="float">
            <text:p>3.265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296875" calcext:value-type="float">
            <text:p>7.29687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078125" calcext:value-type="float">
            <text:p>3.0781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703125" calcext:value-type="float">
            <text:p>1.7031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140625" calcext:value-type="float">
            <text:p>3.1406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015625" calcext:value-type="float">
            <text:p>3.0156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59375" calcext:value-type="float">
            <text:p>5.5937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3125" calcext:value-type="float">
            <text:p>3.31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296875" calcext:value-type="float">
            <text:p>7.29687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171875" calcext:value-type="float">
            <text:p>3.17187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65625" calcext:value-type="float">
            <text:p>1.656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203125" calcext:value-type="float">
            <text:p>3.2031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15625" calcext:value-type="float">
            <text:p>3.156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65625" calcext:value-type="float">
            <text:p>5.656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875" calcext:value-type="float">
            <text:p>3.187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390625" calcext:value-type="float">
            <text:p>3.3906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578125" calcext:value-type="float">
            <text:p>7.5781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1875" calcext:value-type="float">
            <text:p>3.187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78125" calcext:value-type="float">
            <text:p>1.781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15625" calcext:value-type="float">
            <text:p>3.156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15625" calcext:value-type="float">
            <text:p>3.156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796875" calcext:value-type="float">
            <text:p>5.79687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3125" calcext:value-type="float">
            <text:p>3.31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390625" calcext:value-type="float">
            <text:p>3.39062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703125" calcext:value-type="float">
            <text:p>7.7031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234375" calcext:value-type="float">
            <text:p>3.23437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78125" calcext:value-type="float">
            <text:p>1.781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28125" calcext:value-type="float">
            <text:p>3.281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21875" calcext:value-type="float">
            <text:p>3.2187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890625" calcext:value-type="float">
            <text:p>5.8906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453125" calcext:value-type="float">
            <text:p>3.4531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53125" calcext:value-type="float">
            <text:p>3.531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03125" calcext:value-type="float">
            <text:p>0.7031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71875" calcext:value-type="float">
            <text:p>7.7187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40625" calcext:value-type="float">
            <text:p>3.406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484375" calcext:value-type="float">
            <text:p>3.48437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9375" calcext:value-type="float">
            <text:p>3.937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40625" calcext:value-type="float">
            <text:p>7.406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484375" calcext:value-type="float">
            <text:p>4.48437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984375" calcext:value-type="float">
            <text:p>7.98437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34375" calcext:value-type="float">
            <text:p>3.3437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9375" calcext:value-type="float">
            <text:p>1.937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390625" calcext:value-type="float">
            <text:p>3.3906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453125" calcext:value-type="float">
            <text:p>3.4531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09375" calcext:value-type="float">
            <text:p>6.0937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765625" calcext:value-type="float">
            <text:p>3.7656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609375" calcext:value-type="float">
            <text:p>3.60937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59375" calcext:value-type="float">
            <text:p>0.85937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125" calcext:value-type="float">
            <text:p>8.1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546875" calcext:value-type="float">
            <text:p>3.54687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828125" calcext:value-type="float">
            <text:p>1.8281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59375" calcext:value-type="float">
            <text:p>3.5937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609375" calcext:value-type="float">
            <text:p>3.60937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671875" calcext:value-type="float">
            <text:p>3.67187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765625" calcext:value-type="float">
            <text:p>0.76562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484375" calcext:value-type="float">
            <text:p>8.48437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609375" calcext:value-type="float">
            <text:p>3.60937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78125" calcext:value-type="float">
            <text:p>3.781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578125" calcext:value-type="float">
            <text:p>3.5781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359375" calcext:value-type="float">
            <text:p>6.35937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703125" calcext:value-type="float">
            <text:p>3.7031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734375" calcext:value-type="float">
            <text:p>3.73437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515625" calcext:value-type="float">
            <text:p>8.5156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71875" calcext:value-type="float">
            <text:p>3.7187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.921875" calcext:value-type="float">
            <text:p>1.92187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78125" calcext:value-type="float">
            <text:p>3.781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671875" calcext:value-type="float">
            <text:p>3.67187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03125" calcext:value-type="float">
            <text:p>4.031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859375" calcext:value-type="float">
            <text:p>3.85937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703125" calcext:value-type="float">
            <text:p>8.7031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6875" calcext:value-type="float">
            <text:p>3.687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0625" calcext:value-type="float">
            <text:p>2.06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71875" calcext:value-type="float">
            <text:p>3.7187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6875" calcext:value-type="float">
            <text:p>3.687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734375" calcext:value-type="float">
            <text:p>6.73437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84375" calcext:value-type="float">
            <text:p>3.8437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046875" calcext:value-type="float">
            <text:p>4.04687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09375" calcext:value-type="float">
            <text:p>9.0937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734375" calcext:value-type="float">
            <text:p>3.73437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71875" calcext:value-type="float">
            <text:p>3.7187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953125" calcext:value-type="float">
            <text:p>6.9531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859375" calcext:value-type="float">
            <text:p>3.85937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3125" calcext:value-type="float">
            <text:p>9.31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859375" calcext:value-type="float">
            <text:p>3.85937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09375" calcext:value-type="float">
            <text:p>2.0937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9375" calcext:value-type="float">
            <text:p>3.937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859375" calcext:value-type="float">
            <text:p>3.85937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015625" calcext:value-type="float">
            <text:p>7.0156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015625" calcext:value-type="float">
            <text:p>4.0156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390625" calcext:value-type="float">
            <text:p>4.3906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4375" calcext:value-type="float">
            <text:p>9.437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015625" calcext:value-type="float">
            <text:p>4.0156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046875" calcext:value-type="float">
            <text:p>4.04687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890625" calcext:value-type="float">
            <text:p>3.8906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09375" calcext:value-type="float">
            <text:p>7.0937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0625" calcext:value-type="float">
            <text:p>4.06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203125" calcext:value-type="float">
            <text:p>4.20312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5625" calcext:value-type="float">
            <text:p>9.56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828125" calcext:value-type="float">
            <text:p>2.8281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3.984375" calcext:value-type="float">
            <text:p>3.98437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46875" calcext:value-type="float">
            <text:p>7.4687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203125" calcext:value-type="float">
            <text:p>4.2031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328125" calcext:value-type="float">
            <text:p>4.3281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859375" calcext:value-type="float">
            <text:p>9.85937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265625" calcext:value-type="float">
            <text:p>2.2656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21875" calcext:value-type="float">
            <text:p>4.2187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109375" calcext:value-type="float">
            <text:p>4.10937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359375" calcext:value-type="float">
            <text:p>7.35937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5625" calcext:value-type="float">
            <text:p>4.562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84375" calcext:value-type="float">
            <text:p>0.98437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125" calcext:value-type="float">
            <text:p>10.1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53125" calcext:value-type="float">
            <text:p>4.531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296875" calcext:value-type="float">
            <text:p>2.2968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234375" calcext:value-type="float">
            <text:p>4.234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53125" calcext:value-type="float">
            <text:p>7.531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609375" calcext:value-type="float">
            <text:p>4.609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3125" calcext:value-type="float">
            <text:p>10.31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328125" calcext:value-type="float">
            <text:p>4.3281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265625" calcext:value-type="float">
            <text:p>2.265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40625" calcext:value-type="float">
            <text:p>4.40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3125" calcext:value-type="float">
            <text:p>4.31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890625" calcext:value-type="float">
            <text:p>7.890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3125" calcext:value-type="float">
            <text:p>4.31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59375" calcext:value-type="float">
            <text:p>4.5937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6875" calcext:value-type="float">
            <text:p>0.9687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4375" calcext:value-type="float">
            <text:p>10.437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484375" calcext:value-type="float">
            <text:p>2.48437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453125" calcext:value-type="float">
            <text:p>4.4531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921875" calcext:value-type="float">
            <text:p>7.92187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53125" calcext:value-type="float">
            <text:p>4.531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984375" calcext:value-type="float">
            <text:p>0.98437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65625" calcext:value-type="float">
            <text:p>10.6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328125" calcext:value-type="float">
            <text:p>2.3281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546875" calcext:value-type="float">
            <text:p>4.54687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46875" calcext:value-type="float">
            <text:p>4.4687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265625" calcext:value-type="float">
            <text:p>8.26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453125" calcext:value-type="float">
            <text:p>4.4531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234375" calcext:value-type="float">
            <text:p>6.23437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921875" calcext:value-type="float">
            <text:p>13.92187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546875" calcext:value-type="float">
            <text:p>4.54687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40625" calcext:value-type="float">
            <text:p>2.406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671875" calcext:value-type="float">
            <text:p>4.67187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578125" calcext:value-type="float">
            <text:p>4.5781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109375" calcext:value-type="float">
            <text:p>8.10937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703125" calcext:value-type="float">
            <text:p>4.7031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921875" calcext:value-type="float">
            <text:p>4.92187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78125" calcext:value-type="float">
            <text:p>1.0781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046875" calcext:value-type="float">
            <text:p>11.04687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53125" calcext:value-type="float">
            <text:p>4.531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546875" calcext:value-type="float">
            <text:p>2.54687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125" calcext:value-type="float">
            <text:p>11.1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921875" calcext:value-type="float">
            <text:p>5.92187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046875" calcext:value-type="float">
            <text:p>6.04687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03125" calcext:value-type="float">
            <text:p>1.2031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703125" calcext:value-type="float">
            <text:p>11.7031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734375" calcext:value-type="float">
            <text:p>4.7343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515625" calcext:value-type="float">
            <text:p>2.5156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8125" calcext:value-type="float">
            <text:p>4.81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59375" calcext:value-type="float">
            <text:p>8.593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046875" calcext:value-type="float">
            <text:p>1.0468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65625" calcext:value-type="float">
            <text:p>11.65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765625" calcext:value-type="float">
            <text:p>4.765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578125" calcext:value-type="float">
            <text:p>2.5781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8125" calcext:value-type="float">
            <text:p>4.81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78125" calcext:value-type="float">
            <text:p>4.781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703125" calcext:value-type="float">
            <text:p>8.7031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90625" calcext:value-type="float">
            <text:p>4.90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15625" calcext:value-type="float">
            <text:p>5.15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171875" calcext:value-type="float">
            <text:p>1.17187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609375" calcext:value-type="float">
            <text:p>11.60937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78125" calcext:value-type="float">
            <text:p>2.781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953125" calcext:value-type="float">
            <text:p>4.9531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84375" calcext:value-type="float">
            <text:p>4.8437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71875" calcext:value-type="float">
            <text:p>8.7187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015625" calcext:value-type="float">
            <text:p>5.0156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265625" calcext:value-type="float">
            <text:p>5.2656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15625" calcext:value-type="float">
            <text:p>1.156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109375" calcext:value-type="float">
            <text:p>12.10937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234375" calcext:value-type="float">
            <text:p>5.23437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4.984375" calcext:value-type="float">
            <text:p>4.98437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0625" calcext:value-type="float">
            <text:p>9.06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109375" calcext:value-type="float">
            <text:p>5.10937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359375" calcext:value-type="float">
            <text:p>5.35937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03125" calcext:value-type="float">
            <text:p>1.2031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328125" calcext:value-type="float">
            <text:p>12.3281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703125" calcext:value-type="float">
            <text:p>2.7031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390625" calcext:value-type="float">
            <text:p>5.3906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34375" calcext:value-type="float">
            <text:p>9.3437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234375" calcext:value-type="float">
            <text:p>5.23437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484375" calcext:value-type="float">
            <text:p>5.48437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03125" calcext:value-type="float">
            <text:p>1.2031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546875" calcext:value-type="float">
            <text:p>12.54687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15625" calcext:value-type="float">
            <text:p>5.156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703125" calcext:value-type="float">
            <text:p>2.7031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34375" calcext:value-type="float">
            <text:p>5.3437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515625" calcext:value-type="float">
            <text:p>9.5156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328125" calcext:value-type="float">
            <text:p>5.3281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5625" calcext:value-type="float">
            <text:p>5.56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109375" calcext:value-type="float">
            <text:p>1.10937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703125" calcext:value-type="float">
            <text:p>12.7031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28125" calcext:value-type="float">
            <text:p>5.281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765625" calcext:value-type="float">
            <text:p>2.7656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390625" calcext:value-type="float">
            <text:p>5.3906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28125" calcext:value-type="float">
            <text:p>5.281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734375" calcext:value-type="float">
            <text:p>9.73437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546875" calcext:value-type="float">
            <text:p>5.54687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96875" calcext:value-type="float">
            <text:p>1.29687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796875" calcext:value-type="float">
            <text:p>12.79687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328125" calcext:value-type="float">
            <text:p>5.3281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.828125" calcext:value-type="float">
            <text:p>2.8281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46875" calcext:value-type="float">
            <text:p>5.4687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34375" calcext:value-type="float">
            <text:p>5.3437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5625" calcext:value-type="float">
            <text:p>9.56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796875" calcext:value-type="float">
            <text:p>5.79687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125" calcext:value-type="float">
            <text:p>1.31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96875" calcext:value-type="float">
            <text:p>12.9687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40625" calcext:value-type="float">
            <text:p>5.40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015625" calcext:value-type="float">
            <text:p>3.01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53125" calcext:value-type="float">
            <text:p>5.531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453125" calcext:value-type="float">
            <text:p>5.4531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890625" calcext:value-type="float">
            <text:p>9.890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65625" calcext:value-type="float">
            <text:p>5.6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921875" calcext:value-type="float">
            <text:p>5.92187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34375" calcext:value-type="float">
            <text:p>1.23437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125" calcext:value-type="float">
            <text:p>16.1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140625" calcext:value-type="float">
            <text:p>6.1406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078125" calcext:value-type="float">
            <text:p>3.0781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65625" calcext:value-type="float">
            <text:p>5.656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53125" calcext:value-type="float">
            <text:p>5.531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09375" calcext:value-type="float">
            <text:p>10.0937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703125" calcext:value-type="float">
            <text:p>5.7031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28125" calcext:value-type="float">
            <text:p>1.3281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375" calcext:value-type="float">
            <text:p>13.37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5625" calcext:value-type="float">
            <text:p>5.56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140625" calcext:value-type="float">
            <text:p>3.1406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65625" calcext:value-type="float">
            <text:p>5.656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421875" calcext:value-type="float">
            <text:p>10.42187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09375" calcext:value-type="float">
            <text:p>6.0937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90625" calcext:value-type="float">
            <text:p>1.3906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640625" calcext:value-type="float">
            <text:p>13.640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046875" calcext:value-type="float">
            <text:p>6.04687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203125" calcext:value-type="float">
            <text:p>3.2031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875" calcext:value-type="float">
            <text:p>5.87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453125" calcext:value-type="float">
            <text:p>10.4531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5.859375" calcext:value-type="float">
            <text:p>5.85937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265625" calcext:value-type="float">
            <text:p>6.265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375" calcext:value-type="float">
            <text:p>1.437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96875" calcext:value-type="float">
            <text:p>5.9687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328125" calcext:value-type="float">
            <text:p>3.3281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953125" calcext:value-type="float">
            <text:p>5.9531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8125" calcext:value-type="float">
            <text:p>5.81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65625" calcext:value-type="float">
            <text:p>10.656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015625" calcext:value-type="float">
            <text:p>6.0156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484375" calcext:value-type="float">
            <text:p>6.48437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28125" calcext:value-type="float">
            <text:p>1.3281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234375" calcext:value-type="float">
            <text:p>14.2343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9375" calcext:value-type="float">
            <text:p>5.93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21875" calcext:value-type="float">
            <text:p>6.218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5.9375" calcext:value-type="float">
            <text:p>5.93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859375" calcext:value-type="float">
            <text:p>10.8593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09375" calcext:value-type="float">
            <text:p>6.093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359375" calcext:value-type="float">
            <text:p>6.3593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296875" calcext:value-type="float">
            <text:p>1.2968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421875" calcext:value-type="float">
            <text:p>14.4218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96875" calcext:value-type="float">
            <text:p>5.968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34375" calcext:value-type="float">
            <text:p>3.343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171875" calcext:value-type="float">
            <text:p>6.1718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921875" calcext:value-type="float">
            <text:p>10.9218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390625" calcext:value-type="float">
            <text:p>6.3906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65625" calcext:value-type="float">
            <text:p>6.656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125" calcext:value-type="float">
            <text:p>1.31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828125" calcext:value-type="float">
            <text:p>14.8281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0625" calcext:value-type="float">
            <text:p>6.0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40625" calcext:value-type="float">
            <text:p>3.40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5625" calcext:value-type="float">
            <text:p>6.5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46875" calcext:value-type="float">
            <text:p>8.4687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734375" calcext:value-type="float">
            <text:p>11.73437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296875" calcext:value-type="float">
            <text:p>6.29687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546875" calcext:value-type="float">
            <text:p>6.54687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21875" calcext:value-type="float">
            <text:p>1.42187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203125" calcext:value-type="float">
            <text:p>6.2031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453125" calcext:value-type="float">
            <text:p>3.4531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28125" calcext:value-type="float">
            <text:p>6.281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15625" calcext:value-type="float">
            <text:p>6.156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375" calcext:value-type="float">
            <text:p>6.37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84375" calcext:value-type="float">
            <text:p>6.8437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09375" calcext:value-type="float">
            <text:p>15.0937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328125" calcext:value-type="float">
            <text:p>6.3281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453125" calcext:value-type="float">
            <text:p>3.4531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375" calcext:value-type="float">
            <text:p>6.37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578125" calcext:value-type="float">
            <text:p>11.5781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53125" calcext:value-type="float">
            <text:p>6.531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8125" calcext:value-type="float">
            <text:p>6.81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90625" calcext:value-type="float">
            <text:p>1.3906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65625" calcext:value-type="float">
            <text:p>15.656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46875" calcext:value-type="float">
            <text:p>6.4687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40625" calcext:value-type="float">
            <text:p>3.406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53125" calcext:value-type="float">
            <text:p>7.531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46875" calcext:value-type="float">
            <text:p>7.4687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28125" calcext:value-type="float">
            <text:p>13.281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53125" calcext:value-type="float">
            <text:p>6.531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859375" calcext:value-type="float">
            <text:p>6.85937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0625" calcext:value-type="float">
            <text:p>1.406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8125" calcext:value-type="float">
            <text:p>15.812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53125" calcext:value-type="float">
            <text:p>6.5312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671875" calcext:value-type="float">
            <text:p>3.67187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6875" calcext:value-type="float">
            <text:p>6.687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484375" calcext:value-type="float">
            <text:p>6.48437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84375" calcext:value-type="float">
            <text:p>11.8437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9375" calcext:value-type="float">
            <text:p>6.937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984375" calcext:value-type="float">
            <text:p>6.98437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90625" calcext:value-type="float">
            <text:p>1.39062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9375" calcext:value-type="float">
            <text:p>15.937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703125" calcext:value-type="float">
            <text:p>6.7031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578125" calcext:value-type="float">
            <text:p>3.5781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71875" calcext:value-type="float">
            <text:p>6.7187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78125" calcext:value-type="float">
            <text:p>6.781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03125" calcext:value-type="float">
            <text:p>12.031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734375" calcext:value-type="float">
            <text:p>6.73437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328125" calcext:value-type="float">
            <text:p>7.3281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140625" calcext:value-type="float">
            <text:p>16.140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859375" calcext:value-type="float">
            <text:p>3.85937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796875" calcext:value-type="float">
            <text:p>6.79687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921875" calcext:value-type="float">
            <text:p>6.92187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3125" calcext:value-type="float">
            <text:p>12.31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6.90625" calcext:value-type="float">
            <text:p>6.90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390625" calcext:value-type="float">
            <text:p>7.390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21875" calcext:value-type="float">
            <text:p>1.42187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71875" calcext:value-type="float">
            <text:p>16.718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734375" calcext:value-type="float">
            <text:p>3.7343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171875" calcext:value-type="float">
            <text:p>7.1718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890625" calcext:value-type="float">
            <text:p>6.890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296875" calcext:value-type="float">
            <text:p>12.2968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140625" calcext:value-type="float">
            <text:p>7.140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375" calcext:value-type="float">
            <text:p>7.3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46875" calcext:value-type="float">
            <text:p>1.468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78125" calcext:value-type="float">
            <text:p>16.781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96875" calcext:value-type="float">
            <text:p>6.9687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734375" calcext:value-type="float">
            <text:p>3.73437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125" calcext:value-type="float">
            <text:p>7.1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6.9375" calcext:value-type="float">
            <text:p>6.937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6875" calcext:value-type="float">
            <text:p>12.687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0625" calcext:value-type="float">
            <text:p>7.06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53125" calcext:value-type="float">
            <text:p>7.531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7.03125" calcext:value-type="float">
            <text:p>17.031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90625" calcext:value-type="float">
            <text:p>3.906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109375" calcext:value-type="float">
            <text:p>7.10937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453125" calcext:value-type="float">
            <text:p>7.4531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671875" calcext:value-type="float">
            <text:p>12.67187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21875" calcext:value-type="float">
            <text:p>7.2187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59375" calcext:value-type="float">
            <text:p>7.5937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9375" calcext:value-type="float">
            <text:p>1.5937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7.390625" calcext:value-type="float">
            <text:p>17.3906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40625" calcext:value-type="float">
            <text:p>7.406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.953125" calcext:value-type="float">
            <text:p>3.9531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1875" calcext:value-type="float">
            <text:p>7.187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1875" calcext:value-type="float">
            <text:p>7.187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328125" calcext:value-type="float">
            <text:p>7.3281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859375" calcext:value-type="float">
            <text:p>7.85937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515625" calcext:value-type="float">
            <text:p>1.5156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7.640625" calcext:value-type="float">
            <text:p>17.6406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171875" calcext:value-type="float">
            <text:p>7.17187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375" calcext:value-type="float">
            <text:p>7.37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546875" calcext:value-type="float">
            <text:p>7.54687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265625" calcext:value-type="float">
            <text:p>9.2656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65625" calcext:value-type="float">
            <text:p>8.656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7.984375" calcext:value-type="float">
            <text:p>17.98437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515625" calcext:value-type="float">
            <text:p>7.515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09375" calcext:value-type="float">
            <text:p>4.0937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546875" calcext:value-type="float">
            <text:p>7.54687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453125" calcext:value-type="float">
            <text:p>7.4531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375" calcext:value-type="float">
            <text:p>13.37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640625" calcext:value-type="float">
            <text:p>7.640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90625" calcext:value-type="float">
            <text:p>7.90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7.921875" calcext:value-type="float">
            <text:p>17.92187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421875" calcext:value-type="float">
            <text:p>7.42187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109375" calcext:value-type="float">
            <text:p>4.10937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734375" calcext:value-type="float">
            <text:p>7.73437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453125" calcext:value-type="float">
            <text:p>7.4531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640625" calcext:value-type="float">
            <text:p>13.6406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640625" calcext:value-type="float">
            <text:p>7.6406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03125" calcext:value-type="float">
            <text:p>8.031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4375" calcext:value-type="float">
            <text:p>1.8437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8.265625" calcext:value-type="float">
            <text:p>18.26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734375" calcext:value-type="float">
            <text:p>7.73437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203125" calcext:value-type="float">
            <text:p>4.2031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96875" calcext:value-type="float">
            <text:p>7.9687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71875" calcext:value-type="float">
            <text:p>7.7187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8125" calcext:value-type="float">
            <text:p>13.81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859375" calcext:value-type="float">
            <text:p>7.85937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1875" calcext:value-type="float">
            <text:p>8.187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703125" calcext:value-type="float">
            <text:p>1.7031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8.578125" calcext:value-type="float">
            <text:p>18.5781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828125" calcext:value-type="float">
            <text:p>7.8281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671875" calcext:value-type="float">
            <text:p>7.67187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234375" calcext:value-type="float">
            <text:p>14.23437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7.9375" calcext:value-type="float">
            <text:p>7.937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484375" calcext:value-type="float">
            <text:p>8.48437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765625" calcext:value-type="float">
            <text:p>1.7656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8.71875" calcext:value-type="float">
            <text:p>18.7187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765625" calcext:value-type="float">
            <text:p>7.7656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328125" calcext:value-type="float">
            <text:p>4.3281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125" calcext:value-type="float">
            <text:p>8.1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875" calcext:value-type="float">
            <text:p>7.87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515625" calcext:value-type="float">
            <text:p>14.5156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59375" calcext:value-type="float">
            <text:p>8.5937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28125" calcext:value-type="float">
            <text:p>1.8281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9.125" calcext:value-type="float">
            <text:p>19.1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09375" calcext:value-type="float">
            <text:p>8.0937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171875" calcext:value-type="float">
            <text:p>4.17187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171875" calcext:value-type="float">
            <text:p>8.17187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7.953125" calcext:value-type="float">
            <text:p>7.9531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390625" calcext:value-type="float">
            <text:p>14.3906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1875" calcext:value-type="float">
            <text:p>8.187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546875" calcext:value-type="float">
            <text:p>8.54687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0625" calcext:value-type="float">
            <text:p>1.906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0.3125" calcext:value-type="float">
            <text:p>20.31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015625" calcext:value-type="float">
            <text:p>8.0156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4375" calcext:value-type="float">
            <text:p>4.437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40625" calcext:value-type="float">
            <text:p>8.406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078125" calcext:value-type="float">
            <text:p>8.0781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8125" calcext:value-type="float">
            <text:p>14.81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21875" calcext:value-type="float">
            <text:p>8.2187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90625" calcext:value-type="float">
            <text:p>8.906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59375" calcext:value-type="float">
            <text:p>1.85937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2.84375" calcext:value-type="float">
            <text:p>22.843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109375" calcext:value-type="float">
            <text:p>8.1093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453125" calcext:value-type="float">
            <text:p>4.4531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84375" calcext:value-type="float">
            <text:p>8.843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140625" calcext:value-type="float">
            <text:p>8.1406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96875" calcext:value-type="float">
            <text:p>14.968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40625" calcext:value-type="float">
            <text:p>8.406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96875" calcext:value-type="float">
            <text:p>8.968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046875" calcext:value-type="float">
            <text:p>2.0468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0.109375" calcext:value-type="float">
            <text:p>20.10937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28125" calcext:value-type="float">
            <text:p>8.281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609375" calcext:value-type="float">
            <text:p>4.60937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625" calcext:value-type="float">
            <text:p>8.6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28125" calcext:value-type="float">
            <text:p>8.281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359375" calcext:value-type="float">
            <text:p>15.35937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59375" calcext:value-type="float">
            <text:p>8.5937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078125" calcext:value-type="float">
            <text:p>9.0781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890625" calcext:value-type="float">
            <text:p>1.8906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0.515625" calcext:value-type="float">
            <text:p>20.515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34375" calcext:value-type="float">
            <text:p>8.3437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625" calcext:value-type="float">
            <text:p>8.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328125" calcext:value-type="float">
            <text:p>8.3281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28125" calcext:value-type="float">
            <text:p>15.281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703125" calcext:value-type="float">
            <text:p>8.7031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140625" calcext:value-type="float">
            <text:p>9.140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21875" calcext:value-type="float">
            <text:p>1.92187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0.71875" calcext:value-type="float">
            <text:p>20.7187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671875" calcext:value-type="float">
            <text:p>8.67187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734375" calcext:value-type="float">
            <text:p>4.73437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609375" calcext:value-type="float">
            <text:p>8.60937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609375" calcext:value-type="float">
            <text:p>8.60937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671875" calcext:value-type="float">
            <text:p>15.67187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640625" calcext:value-type="float">
            <text:p>8.6406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3125" calcext:value-type="float">
            <text:p>9.31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21875" calcext:value-type="float">
            <text:p>1.92187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0.84375" calcext:value-type="float">
            <text:p>20.8437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625" calcext:value-type="float">
            <text:p>8.6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828125" calcext:value-type="float">
            <text:p>4.8281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09375" calcext:value-type="float">
            <text:p>9.0937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59375" calcext:value-type="float">
            <text:p>8.5937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09375" calcext:value-type="float">
            <text:p>0.10937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859375" calcext:value-type="float">
            <text:p>15.85937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8.90625" calcext:value-type="float">
            <text:p>8.906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515625" calcext:value-type="float">
            <text:p>9.5156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.96875" calcext:value-type="float">
            <text:p>1.9687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1.3125" calcext:value-type="float">
            <text:p>21.31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8125" calcext:value-type="float">
            <text:p>8.81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890625" calcext:value-type="float">
            <text:p>8.8906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921875" calcext:value-type="float">
            <text:p>8.92187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03125" calcext:value-type="float">
            <text:p>16.031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03125" calcext:value-type="float">
            <text:p>9.0312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484375" calcext:value-type="float">
            <text:p>9.48437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1.53125" calcext:value-type="float">
            <text:p>21.531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046875" calcext:value-type="float">
            <text:p>9.04687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890625" calcext:value-type="float">
            <text:p>4.8906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8.984375" calcext:value-type="float">
            <text:p>8.98437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015625" calcext:value-type="float">
            <text:p>9.0156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9.296875" calcext:value-type="float">
            <text:p>19.29687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765625" calcext:value-type="float">
            <text:p>9.76562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171875" calcext:value-type="float">
            <text:p>2.17187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1.78125" calcext:value-type="float">
            <text:p>21.781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109375" calcext:value-type="float">
            <text:p>9.10937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.84375" calcext:value-type="float">
            <text:p>4.8437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109375" calcext:value-type="float">
            <text:p>9.10937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078125" calcext:value-type="float">
            <text:p>9.0781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546875" calcext:value-type="float">
            <text:p>16.54687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28125" calcext:value-type="float">
            <text:p>9.281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828125" calcext:value-type="float">
            <text:p>9.8281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015625" calcext:value-type="float">
            <text:p>2.0156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2.21875" calcext:value-type="float">
            <text:p>22.218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171875" calcext:value-type="float">
            <text:p>9.1718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015625" calcext:value-type="float">
            <text:p>5.0156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359375" calcext:value-type="float">
            <text:p>9.3593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171875" calcext:value-type="float">
            <text:p>9.1718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921875" calcext:value-type="float">
            <text:p>16.9218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21875" calcext:value-type="float">
            <text:p>9.218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921875" calcext:value-type="float">
            <text:p>9.9218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1875" calcext:value-type="float">
            <text:p>2.2187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2.421875" calcext:value-type="float">
            <text:p>22.42187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40625" calcext:value-type="float">
            <text:p>9.406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09375" calcext:value-type="float">
            <text:p>5.0937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3125" calcext:value-type="float">
            <text:p>9.3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3125" calcext:value-type="float">
            <text:p>9.3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03125" calcext:value-type="float">
            <text:p>17.03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125" calcext:value-type="float">
            <text:p>10.1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15625" calcext:value-type="float">
            <text:p>2.156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2.890625" calcext:value-type="float">
            <text:p>22.8906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265625" calcext:value-type="float">
            <text:p>9.2656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09375" calcext:value-type="float">
            <text:p>5.0937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671875" calcext:value-type="float">
            <text:p>9.67187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4375" calcext:value-type="float">
            <text:p>9.437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140625" calcext:value-type="float">
            <text:p>17.1406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125" calcext:value-type="float">
            <text:p>10.1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46875" calcext:value-type="float">
            <text:p>10.4687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078125" calcext:value-type="float">
            <text:p>2.0781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3.03125" calcext:value-type="float">
            <text:p>23.031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625" calcext:value-type="float">
            <text:p>9.6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203125" calcext:value-type="float">
            <text:p>5.2031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59375" calcext:value-type="float">
            <text:p>9.5937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546875" calcext:value-type="float">
            <text:p>9.54687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78125" calcext:value-type="float">
            <text:p>17.781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9.609375" calcext:value-type="float">
            <text:p>9.60937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375" calcext:value-type="float">
            <text:p>10.37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1875" calcext:value-type="float">
            <text:p>2.2187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3.171875" calcext:value-type="float">
            <text:p>23.17187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71875" calcext:value-type="float">
            <text:p>9.7187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234375" calcext:value-type="float">
            <text:p>5.23437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890625" calcext:value-type="float">
            <text:p>9.8906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671875" calcext:value-type="float">
            <text:p>9.67187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125" calcext:value-type="float">
            <text:p>18.1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578125" calcext:value-type="float">
            <text:p>13.5781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484375" calcext:value-type="float">
            <text:p>11.48437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15625" calcext:value-type="float">
            <text:p>2.156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3.78125" calcext:value-type="float">
            <text:p>23.781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84375" calcext:value-type="float">
            <text:p>9.8437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34375" calcext:value-type="float">
            <text:p>5.3437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765625" calcext:value-type="float">
            <text:p>9.765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796875" calcext:value-type="float">
            <text:p>9.79687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0625" calcext:value-type="float">
            <text:p>18.0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34375" calcext:value-type="float">
            <text:p>14.3437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0625" calcext:value-type="float">
            <text:p>18.0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84375" calcext:value-type="float">
            <text:p>2.48437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4.140625" calcext:value-type="float">
            <text:p>34.1406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171875" calcext:value-type="float">
            <text:p>10.17187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375" calcext:value-type="float">
            <text:p>5.37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21875" calcext:value-type="float">
            <text:p>10.2187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9.984375" calcext:value-type="float">
            <text:p>9.98437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125" calcext:value-type="float">
            <text:p>18.1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140625" calcext:value-type="float">
            <text:p>10.1406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765625" calcext:value-type="float">
            <text:p>10.7656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34375" calcext:value-type="float">
            <text:p>2.23437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4.328125" calcext:value-type="float">
            <text:p>24.3281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34375" calcext:value-type="float">
            <text:p>10.3437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78125" calcext:value-type="float">
            <text:p>5.781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1875" calcext:value-type="float">
            <text:p>10.187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125" calcext:value-type="float">
            <text:p>10.1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375" calcext:value-type="float">
            <text:p>18.37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34375" calcext:value-type="float">
            <text:p>10.3437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9375" calcext:value-type="float">
            <text:p>10.937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375" calcext:value-type="float">
            <text:p>2.437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4.78125" calcext:value-type="float">
            <text:p>24.78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421875" calcext:value-type="float">
            <text:p>10.42187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609375" calcext:value-type="float">
            <text:p>6.60937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421875" calcext:value-type="float">
            <text:p>16.42187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921875" calcext:value-type="float">
            <text:p>10.92187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578125" calcext:value-type="float">
            <text:p>18.578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421875" calcext:value-type="float">
            <text:p>10.42187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03125" calcext:value-type="float">
            <text:p>11.03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28125" calcext:value-type="float">
            <text:p>2.281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5.265625" calcext:value-type="float">
            <text:p>25.265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34375" calcext:value-type="float">
            <text:p>10.3437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34375" calcext:value-type="float">
            <text:p>10.3437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890625" calcext:value-type="float">
            <text:p>18.890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546875" calcext:value-type="float">
            <text:p>10.54687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140625" calcext:value-type="float">
            <text:p>11.140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390625" calcext:value-type="float">
            <text:p>2.390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5.09375" calcext:value-type="float">
            <text:p>25.0937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484375" calcext:value-type="float">
            <text:p>10.48437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703125" calcext:value-type="float">
            <text:p>5.7031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765625" calcext:value-type="float">
            <text:p>10.7656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359375" calcext:value-type="float">
            <text:p>10.35937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9.171875" calcext:value-type="float">
            <text:p>19.17187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6875" calcext:value-type="float">
            <text:p>10.687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34375" calcext:value-type="float">
            <text:p>11.3437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5625" calcext:value-type="float">
            <text:p>2.56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5.46875" calcext:value-type="float">
            <text:p>25.4687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59375" calcext:value-type="float">
            <text:p>10.5937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734375" calcext:value-type="float">
            <text:p>5.73437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765625" calcext:value-type="float">
            <text:p>10.7656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8125" calcext:value-type="float">
            <text:p>10.81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9.203125" calcext:value-type="float">
            <text:p>19.2031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859375" calcext:value-type="float">
            <text:p>10.85937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40625" calcext:value-type="float">
            <text:p>11.406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421875" calcext:value-type="float">
            <text:p>2.42187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6.203125" calcext:value-type="float">
            <text:p>26.2031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734375" calcext:value-type="float">
            <text:p>10.73437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84375" calcext:value-type="float">
            <text:p>5.8437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953125" calcext:value-type="float">
            <text:p>10.9531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734375" calcext:value-type="float">
            <text:p>10.73437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9.78125" calcext:value-type="float">
            <text:p>19.781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0.921875" calcext:value-type="float">
            <text:p>10.92187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65625" calcext:value-type="float">
            <text:p>11.656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546875" calcext:value-type="float">
            <text:p>2.54687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5.984375" calcext:value-type="float">
            <text:p>25.9843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84375" calcext:value-type="float">
            <text:p>10.843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5.875" calcext:value-type="float">
            <text:p>5.8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09375" calcext:value-type="float">
            <text:p>11.093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921875" calcext:value-type="float">
            <text:p>10.9218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4.6875" calcext:value-type="float">
            <text:p>24.68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734375" calcext:value-type="float">
            <text:p>12.7343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703125" calcext:value-type="float">
            <text:p>11.7031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6.65625" calcext:value-type="float">
            <text:p>26.656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96875" calcext:value-type="float">
            <text:p>10.9687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015625" calcext:value-type="float">
            <text:p>6.0156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1875" calcext:value-type="float">
            <text:p>11.187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96875" calcext:value-type="float">
            <text:p>10.9687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9.828125" calcext:value-type="float">
            <text:p>19.8281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28125" calcext:value-type="float">
            <text:p>11.281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109375" calcext:value-type="float">
            <text:p>12.10937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6.859375" calcext:value-type="float">
            <text:p>26.85937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046875" calcext:value-type="float">
            <text:p>11.04687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140625" calcext:value-type="float">
            <text:p>6.1406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34375" calcext:value-type="float">
            <text:p>11.3437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0.96875" calcext:value-type="float">
            <text:p>10.9687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0.109375" calcext:value-type="float">
            <text:p>20.10937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421875" calcext:value-type="float">
            <text:p>11.42187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03125" calcext:value-type="float">
            <text:p>12.031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515625" calcext:value-type="float">
            <text:p>2.5156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7.265625" calcext:value-type="float">
            <text:p>27.2656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171875" calcext:value-type="float">
            <text:p>11.17187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125" calcext:value-type="float">
            <text:p>6.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578125" calcext:value-type="float">
            <text:p>11.578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234375" calcext:value-type="float">
            <text:p>11.23437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0.578125" calcext:value-type="float">
            <text:p>20.578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484375" calcext:value-type="float">
            <text:p>11.48437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203125" calcext:value-type="float">
            <text:p>12.203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578125" calcext:value-type="float">
            <text:p>2.578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7.515625" calcext:value-type="float">
            <text:p>27.51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1875" calcext:value-type="float">
            <text:p>6.187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765625" calcext:value-type="float">
            <text:p>11.76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359375" calcext:value-type="float">
            <text:p>11.35937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0.78125" calcext:value-type="float">
            <text:p>20.781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1.6875" calcext:value-type="float">
            <text:p>11.687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265625" calcext:value-type="float">
            <text:p>12.26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71875" calcext:value-type="float">
            <text:p>2.7187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7.890625" calcext:value-type="float">
            <text:p>27.890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515625" calcext:value-type="float">
            <text:p>11.515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28125" calcext:value-type="float">
            <text:p>6.281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703125" calcext:value-type="float">
            <text:p>11.7031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734375" calcext:value-type="float">
            <text:p>11.73437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1.671875" calcext:value-type="float">
            <text:p>21.67187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140625" calcext:value-type="float">
            <text:p>14.140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671875" calcext:value-type="float">
            <text:p>12.67187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5625" calcext:value-type="float">
            <text:p>2.5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8.171875" calcext:value-type="float">
            <text:p>28.17187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71875" calcext:value-type="float">
            <text:p>11.7187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28125" calcext:value-type="float">
            <text:p>6.281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609375" calcext:value-type="float">
            <text:p>11.60937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1.734375" calcext:value-type="float">
            <text:p>21.73437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09375" calcext:value-type="float">
            <text:p>12.0937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640625" calcext:value-type="float">
            <text:p>12.6406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609375" calcext:value-type="float">
            <text:p>2.60937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8.6875" calcext:value-type="float">
            <text:p>28.687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34375" calcext:value-type="float">
            <text:p>6.3437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515625" calcext:value-type="float">
            <text:p>12.5156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1.796875" calcext:value-type="float">
            <text:p>11.79687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1.78125" calcext:value-type="float">
            <text:p>21.781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03125" calcext:value-type="float">
            <text:p>12.031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875" calcext:value-type="float">
            <text:p>12.87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78125" calcext:value-type="float">
            <text:p>2.781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8.890625" calcext:value-type="float">
            <text:p>28.890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90625" calcext:value-type="float">
            <text:p>11.90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71875" calcext:value-type="float">
            <text:p>6.7187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21875" calcext:value-type="float">
            <text:p>12.2187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0625" calcext:value-type="float">
            <text:p>12.0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2.03125" calcext:value-type="float">
            <text:p>22.031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125" calcext:value-type="float">
            <text:p>12.1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890625" calcext:value-type="float">
            <text:p>12.890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78125" calcext:value-type="float">
            <text:p>3.0781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9.359375" calcext:value-type="float">
            <text:p>29.35937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078125" calcext:value-type="float">
            <text:p>12.0781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59375" calcext:value-type="float">
            <text:p>6.5937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265625" calcext:value-type="float">
            <text:p>12.2656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234375" calcext:value-type="float">
            <text:p>12.23437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2.28125" calcext:value-type="float">
            <text:p>22.281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328125" calcext:value-type="float">
            <text:p>12.3281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125" calcext:value-type="float">
            <text:p>13.1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859375" calcext:value-type="float">
            <text:p>2.85937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29.703125" calcext:value-type="float">
            <text:p>29.7031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21875" calcext:value-type="float">
            <text:p>12.2187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609375" calcext:value-type="float">
            <text:p>6.60937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640625" calcext:value-type="float">
            <text:p>12.6406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640625" calcext:value-type="float">
            <text:p>13.6406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4.4375" calcext:value-type="float">
            <text:p>24.437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40625" calcext:value-type="float">
            <text:p>12.406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203125" calcext:value-type="float">
            <text:p>13.2031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40625" calcext:value-type="float">
            <text:p>3.1406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0.03125" calcext:value-type="float">
            <text:p>30.031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390625" calcext:value-type="float">
            <text:p>12.390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671875" calcext:value-type="float">
            <text:p>6.67187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890625" calcext:value-type="float">
            <text:p>12.890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390625" calcext:value-type="float">
            <text:p>12.390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2.484375" calcext:value-type="float">
            <text:p>22.48437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703125" calcext:value-type="float">
            <text:p>12.7031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359375" calcext:value-type="float">
            <text:p>13.35937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09375" calcext:value-type="float">
            <text:p>3.10937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0.15625" calcext:value-type="float">
            <text:p>30.15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578125" calcext:value-type="float">
            <text:p>12.5781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90625" calcext:value-type="float">
            <text:p>6.90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703125" calcext:value-type="float">
            <text:p>12.7031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59375" calcext:value-type="float">
            <text:p>12.5937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3.015625" calcext:value-type="float">
            <text:p>23.015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65625" calcext:value-type="float">
            <text:p>12.65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671875" calcext:value-type="float">
            <text:p>13.67187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890625" calcext:value-type="float">
            <text:p>2.890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0.578125" calcext:value-type="float">
            <text:p>30.5781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765625" calcext:value-type="float">
            <text:p>12.765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6.890625" calcext:value-type="float">
            <text:p>6.890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90625" calcext:value-type="float">
            <text:p>12.90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734375" calcext:value-type="float">
            <text:p>12.73437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109375" calcext:value-type="float">
            <text:p>13.10937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640625" calcext:value-type="float">
            <text:p>13.640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3125" calcext:value-type="float">
            <text:p>3.031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1.609375" calcext:value-type="float">
            <text:p>31.6093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2.84375" calcext:value-type="float">
            <text:p>12.843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046875" calcext:value-type="float">
            <text:p>7.0468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203125" calcext:value-type="float">
            <text:p>13.2031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796875" calcext:value-type="float">
            <text:p>12.7968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3.59375" calcext:value-type="float">
            <text:p>23.593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2.9375" calcext:value-type="float">
            <text:p>12.937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953125" calcext:value-type="float">
            <text:p>13.9531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0625" calcext:value-type="float">
            <text:p>2.906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6.328125" calcext:value-type="float">
            <text:p>36.3281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046875" calcext:value-type="float">
            <text:p>13.04687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328125" calcext:value-type="float">
            <text:p>7.3281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203125" calcext:value-type="float">
            <text:p>13.2031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2.859375" calcext:value-type="float">
            <text:p>12.85937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3.65625" calcext:value-type="float">
            <text:p>23.65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265625" calcext:value-type="float">
            <text:p>13.265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90625" calcext:value-type="float">
            <text:p>13.90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84375" calcext:value-type="float">
            <text:p>2.98437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1.78125" calcext:value-type="float">
            <text:p>31.781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109375" calcext:value-type="float">
            <text:p>13.10937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265625" calcext:value-type="float">
            <text:p>7.2656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203125" calcext:value-type="float">
            <text:p>13.2031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171875" calcext:value-type="float">
            <text:p>13.17187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3.796875" calcext:value-type="float">
            <text:p>23.79687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4375" calcext:value-type="float">
            <text:p>13.437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015625" calcext:value-type="float">
            <text:p>14.0156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84375" calcext:value-type="float">
            <text:p>2.98437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40625" calcext:value-type="float">
            <text:p>7.40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453125" calcext:value-type="float">
            <text:p>13.4531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28125" calcext:value-type="float">
            <text:p>13.281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4.15625" calcext:value-type="float">
            <text:p>24.15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515625" calcext:value-type="float">
            <text:p>13.515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1875" calcext:value-type="float">
            <text:p>14.187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6875" calcext:value-type="float">
            <text:p>2.9687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2.75" calcext:value-type="float">
            <text:p>32.7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4375" calcext:value-type="float">
            <text:p>13.437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796875" calcext:value-type="float">
            <text:p>7.79687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984375" calcext:value-type="float">
            <text:p>16.98437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4.828125" calcext:value-type="float">
            <text:p>24.8281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796875" calcext:value-type="float">
            <text:p>13.79687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640625" calcext:value-type="float">
            <text:p>14.6406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.9375" calcext:value-type="float">
            <text:p>2.937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2.8125" calcext:value-type="float">
            <text:p>32.81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65625" calcext:value-type="float">
            <text:p>13.656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375" calcext:value-type="float">
            <text:p>7.37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890625" calcext:value-type="float">
            <text:p>13.8906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515625" calcext:value-type="float">
            <text:p>13.5156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4.921875" calcext:value-type="float">
            <text:p>24.92187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3.875" calcext:value-type="float">
            <text:p>13.87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640625" calcext:value-type="float">
            <text:p>14.6406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78125" calcext:value-type="float">
            <text:p>3.0781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3.0625" calcext:value-type="float">
            <text:p>33.06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71875" calcext:value-type="float">
            <text:p>13.718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40625" calcext:value-type="float">
            <text:p>7.406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375" calcext:value-type="float">
            <text:p>14.3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984375" calcext:value-type="float">
            <text:p>13.9843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5.453125" calcext:value-type="float">
            <text:p>25.4531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703125" calcext:value-type="float">
            <text:p>16.7031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21875" calcext:value-type="float">
            <text:p>18.218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15625" calcext:value-type="float">
            <text:p>3.0156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3.890625" calcext:value-type="float">
            <text:p>33.890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046875" calcext:value-type="float">
            <text:p>14.04687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65625" calcext:value-type="float">
            <text:p>7.65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59375" calcext:value-type="float">
            <text:p>14.5937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3.765625" calcext:value-type="float">
            <text:p>13.765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5.78125" calcext:value-type="float">
            <text:p>25.781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140625" calcext:value-type="float">
            <text:p>14.140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1875" calcext:value-type="float">
            <text:p>15.187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9375" calcext:value-type="float">
            <text:p>3.0937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234375" calcext:value-type="float">
            <text:p>14.23437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734375" calcext:value-type="float">
            <text:p>7.73437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65625" calcext:value-type="float">
            <text:p>14.656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453125" calcext:value-type="float">
            <text:p>14.4531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5.890625" calcext:value-type="float">
            <text:p>25.8906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234375" calcext:value-type="float">
            <text:p>14.23437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46875" calcext:value-type="float">
            <text:p>15.4687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9375" calcext:value-type="float">
            <text:p>3.0937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4.921875" calcext:value-type="float">
            <text:p>34.92187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421875" calcext:value-type="float">
            <text:p>14.42187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828125" calcext:value-type="float">
            <text:p>7.8281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46875" calcext:value-type="float">
            <text:p>14.4687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40625" calcext:value-type="float">
            <text:p>14.406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6.40625" calcext:value-type="float">
            <text:p>26.406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4.375" calcext:value-type="float">
            <text:p>14.37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578125" calcext:value-type="float">
            <text:p>15.57812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046875" calcext:value-type="float">
            <text:p>3.04687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5.09375" calcext:value-type="float">
            <text:p>35.0937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671875" calcext:value-type="float">
            <text:p>14.67187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671875" calcext:value-type="float">
            <text:p>7.67187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5.1875" calcext:value-type="float">
            <text:p>15.187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421875" calcext:value-type="float">
            <text:p>14.42187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6.515625" calcext:value-type="float">
            <text:p>26.5156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203125" calcext:value-type="float">
            <text:p>16.2031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828125" calcext:value-type="float">
            <text:p>17.8281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5625" calcext:value-type="float">
            <text:p>3.156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5.171875" calcext:value-type="float">
            <text:p>35.17187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9375" calcext:value-type="float">
            <text:p>14.937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7.828125" calcext:value-type="float">
            <text:p>7.8281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5.140625" calcext:value-type="float">
            <text:p>15.1406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578125" calcext:value-type="float">
            <text:p>14.5781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6.796875" calcext:value-type="float">
            <text:p>26.79687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0625" calcext:value-type="float">
            <text:p>15.06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796875" calcext:value-type="float">
            <text:p>15.79687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140625" calcext:value-type="float">
            <text:p>3.1406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7.125" calcext:value-type="float">
            <text:p>37.1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78125" calcext:value-type="float">
            <text:p>14.781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09375" calcext:value-type="float">
            <text:p>8.093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5.203125" calcext:value-type="float">
            <text:p>15.2031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7.046875" calcext:value-type="float">
            <text:p>27.0468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21875" calcext:value-type="float">
            <text:p>15.218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796875" calcext:value-type="float">
            <text:p>15.79687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203125" calcext:value-type="float">
            <text:p>3.2031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6.359375" calcext:value-type="float">
            <text:p>36.3593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4.171875" calcext:value-type="float">
            <text:p>14.1718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24.03125" calcext:value-type="float">
            <text:p>24.0312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9.796875" calcext:value-type="float">
            <text:p>19.7968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9.265625" calcext:value-type="float">
            <text:p>39.26562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859375" calcext:value-type="float">
            <text:p>16.8593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140625" calcext:value-type="float">
            <text:p>17.14062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53125" calcext:value-type="float">
            <text:p>3.5312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9.0625" calcext:value-type="float">
            <text:p>39.06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015625" calcext:value-type="float">
            <text:p>15.0156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0.296875" calcext:value-type="float">
            <text:p>10.29687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8.375" calcext:value-type="float">
            <text:p>18.37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328125" calcext:value-type="float">
            <text:p>16.3281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5625" calcext:value-type="float">
            <text:p>0.156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9.84375" calcext:value-type="float">
            <text:p>29.8437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328125" calcext:value-type="float">
            <text:p>15.3281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59375" calcext:value-type="float">
            <text:p>16.5937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7.21875" calcext:value-type="float">
            <text:p>37.218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59375" calcext:value-type="float">
            <text:p>15.593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28125" calcext:value-type="float">
            <text:p>8.281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5.703125" calcext:value-type="float">
            <text:p>15.7031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5.09375" calcext:value-type="float">
            <text:p>15.093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8.171875" calcext:value-type="float">
            <text:p>28.1718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078125" calcext:value-type="float">
            <text:p>16.0781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6875" calcext:value-type="float">
            <text:p>16.68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59375" calcext:value-type="float">
            <text:p>3.593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8.125" calcext:value-type="float">
            <text:p>38.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40625" calcext:value-type="float">
            <text:p>15.406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46875" calcext:value-type="float">
            <text:p>16.4687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5.578125" calcext:value-type="float">
            <text:p>15.578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8.3125" calcext:value-type="float">
            <text:p>28.3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9375" calcext:value-type="float">
            <text:p>15.937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609375" calcext:value-type="float">
            <text:p>17.60937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46875" calcext:value-type="float">
            <text:p>3.4687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7.875" calcext:value-type="float">
            <text:p>37.8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5.828125" calcext:value-type="float">
            <text:p>15.8281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375" calcext:value-type="float">
            <text:p>8.3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5.859375" calcext:value-type="float">
            <text:p>15.8593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265625" calcext:value-type="float">
            <text:p>16.2656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8.46875" calcext:value-type="float">
            <text:p>28.468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5.9375" calcext:value-type="float">
            <text:p>15.93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9375" calcext:value-type="float">
            <text:p>18.93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1875" calcext:value-type="float">
            <text:p>4.18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8.125" calcext:value-type="float">
            <text:p>48.1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125" calcext:value-type="float">
            <text:p>16.1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71875" calcext:value-type="float">
            <text:p>8.7187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65625" calcext:value-type="float">
            <text:p>16.656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171875" calcext:value-type="float">
            <text:p>16.17187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9.734375" calcext:value-type="float">
            <text:p>29.73437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46875" calcext:value-type="float">
            <text:p>16.4687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34375" calcext:value-type="float">
            <text:p>17.3437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9.625" calcext:value-type="float">
            <text:p>39.6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953125" calcext:value-type="float">
            <text:p>16.9531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1.046875" calcext:value-type="float">
            <text:p>11.04687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9.203125" calcext:value-type="float">
            <text:p>19.2031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7.34375" calcext:value-type="float">
            <text:p>17.3437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0.90625" calcext:value-type="float">
            <text:p>30.906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984375" calcext:value-type="float">
            <text:p>16.98437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09375" calcext:value-type="float">
            <text:p>18.0937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484375" calcext:value-type="float">
            <text:p>3.48437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4.3125" calcext:value-type="float">
            <text:p>44.31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8.71875" calcext:value-type="float">
            <text:p>18.718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640625" calcext:value-type="float">
            <text:p>9.6406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8.1875" calcext:value-type="float">
            <text:p>18.18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8.671875" calcext:value-type="float">
            <text:p>18.6718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03125" calcext:value-type="float">
            <text:p>0.2031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1.703125" calcext:value-type="float">
            <text:p>41.7031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1875" calcext:value-type="float">
            <text:p>18.18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671875" calcext:value-type="float">
            <text:p>3.6718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3.6875" calcext:value-type="float">
            <text:p>43.68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59375" calcext:value-type="float">
            <text:p>16.593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3.140625" calcext:value-type="float">
            <text:p>13.14062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7.546875" calcext:value-type="float">
            <text:p>17.5468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09375" calcext:value-type="float">
            <text:p>16.093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9.421875" calcext:value-type="float">
            <text:p>29.4218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484375" calcext:value-type="float">
            <text:p>16.4843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6875" calcext:value-type="float">
            <text:p>17.687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5625" calcext:value-type="float">
            <text:p>3.562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39.6875" calcext:value-type="float">
            <text:p>39.687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328125" calcext:value-type="float">
            <text:p>16.3281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8.9375" calcext:value-type="float">
            <text:p>8.937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390625" calcext:value-type="float">
            <text:p>16.3906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0.796875" calcext:value-type="float">
            <text:p>30.79687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671875" calcext:value-type="float">
            <text:p>16.67187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21875" calcext:value-type="float">
            <text:p>18.2187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2.140625" calcext:value-type="float">
            <text:p>42.1406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484375" calcext:value-type="float">
            <text:p>16.4843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203125" calcext:value-type="float">
            <text:p>9.2031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875" calcext:value-type="float">
            <text:p>16.8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46875" calcext:value-type="float">
            <text:p>16.468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29.984375" calcext:value-type="float">
            <text:p>29.9843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6.984375" calcext:value-type="float">
            <text:p>16.9843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734375" calcext:value-type="float">
            <text:p>17.7343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96875" calcext:value-type="float">
            <text:p>3.9687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0.421875" calcext:value-type="float">
            <text:p>40.421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640625" calcext:value-type="float">
            <text:p>16.6406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125" calcext:value-type="float">
            <text:p>9.1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890625" calcext:value-type="float">
            <text:p>16.8906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953125" calcext:value-type="float">
            <text:p>16.9531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1.21875" calcext:value-type="float">
            <text:p>31.21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9.875" calcext:value-type="float">
            <text:p>19.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96875" calcext:value-type="float">
            <text:p>17.96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40.75" calcext:value-type="float">
            <text:p>40.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16.8125" calcext:value-type="float">
            <text:p>16.81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9.21875" calcext:value-type="float">
            <text:p>9.218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randomlist.txt</text:p>
          </table:table-cell>
          <table:table-cell office:value-type="string" calcext:value-type="string">
            <text:p>random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7.1875" calcext:value-type="float">
            <text:p>17.18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16.71875" calcext:value-type="float">
            <text:p>16.718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171875" calcext:value-type="float">
            <text:p>0.1718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ascorder.txt</text:p>
          </table:table-cell>
          <table:table-cell office:value-type="string" calcext:value-type="string">
            <text:p>asc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0.84375" calcext:value-type="float">
            <text:p>30.843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7.203125" calcext:value-type="float">
            <text:p>17.2031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18.234375" calcext:value-type="float">
            <text:p>18.2343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3.84375" calcext:value-type="float">
            <text:p>3.843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descorder.txt</text:p>
          </table:table-cell>
          <table:table-cell office:value-type="string" calcext:value-type="string">
            <text:p>desc</text:p>
          </table:table-cell>
          <table:table-cell office:value-type="float" office:value="0.03125" calcext:value-type="float">
            <text:p>0.03125</text:p>
          </table:table-cell>
        </table:table-row>
      </table:table>
      <table:table table:name="Pivot Table_outputtable_2" table:style-name="ta1">
        <table:table-column table:style-name="co6" table:default-cell-style-name="ce7"/>
        <table:table-column table:style-name="co7" table:default-cell-style-name="ce13"/>
        <table:table-column table:style-name="co8" table:default-cell-style-name="Pivot_20_Table_20_Value"/>
        <table:table-column table:style-name="co6" table:number-columns-repeated="3" table:default-cell-style-name="Pivot_20_Table_20_Value"/>
        <table:table-column table:style-name="co6" table:default-cell-style-name="ce23"/>
        <table:table-column table:style-name="co6" table:default-cell-style-name="ce30"/>
        <table:table-row table:style-name="ro1">
          <table:table-cell table:style-name="ce3" office:value-type="string" calcext:value-type="string">
            <text:p>Sum - Time Taken</text:p>
          </table:table-cell>
          <table:table-cell table:style-name="ce9" office:value-type="string" calcext:value-type="string">
            <text:p>File Input Type</text:p>
          </table:table-cell>
          <table:table-cell table:style-name="ce9" office:value-type="string" calcext:value-type="string">
            <text:p>Sorting Algorithm</text:p>
          </table:table-cell>
          <table:table-cell table:style-name="ce21" table:number-columns-repeated="4"/>
          <table:table-cell table:style-name="ce26"/>
        </table:table-row>
        <table:table-row table:style-name="ro1">
          <table:table-cell table:style-name="ce4"/>
          <table:table-cell table:style-name="ce10" office:value-type="string" calcext:value-type="string">
            <text:p>random</text:p>
          </table:table-cell>
          <table:table-cell table:style-name="ce16" table:number-columns-repeated="5"/>
          <table:table-cell table:style-name="ce27" office:value-type="string" calcext:value-type="string">
            <text:p>Total Result</text:p>
          </table:table-cell>
        </table:table-row>
        <table:table-row table:style-name="ro1">
          <table:table-cell table:style-name="ce5" office:value-type="string" calcext:value-type="string">
            <text:p>Size</text:p>
          </table:table-cell>
          <table:table-cell table:style-name="ce11" office:value-type="string" calcext:value-type="string">
            <text:p>bubble sort</text:p>
          </table:table-cell>
          <table:table-cell table:style-name="ce17" office:value-type="string" calcext:value-type="string">
            <text:p>heap sort</text:p>
          </table:table-cell>
          <table:table-cell table:style-name="ce17" office:value-type="string" calcext:value-type="string">
            <text:p>insertion sort</text:p>
          </table:table-cell>
          <table:table-cell table:style-name="ce17" office:value-type="string" calcext:value-type="string">
            <text:p>merge sort</text:p>
          </table:table-cell>
          <table:table-cell table:style-name="ce17" office:value-type="string" calcext:value-type="string">
            <text:p>quick sort</text:p>
          </table:table-cell>
          <table:table-cell table:style-name="ce17" office:value-type="string" calcext:value-type="string">
            <text:p>selection sort</text:p>
          </table:table-cell>
          <table:table-cell table:style-name="ce28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12" office:value-type="float" office:value="0.46875" calcext:value-type="float">
            <text:p>0.4687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109375" calcext:value-type="float">
            <text:p>0.109375</text:p>
          </table:table-cell>
          <table:table-cell table:style-name="ce18" office:value-type="float" office:value="0.015625" calcext:value-type="float">
            <text:p>0.015625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.1875" calcext:value-type="float">
            <text:p>0.1875</text:p>
          </table:table-cell>
          <table:table-cell table:style-name="ce29"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" calcext:value-type="float">
            <text:p>0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84375" calcext:value-type="float">
            <text:p>0.8437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" calcext:value-type="float">
            <text:p>0</text:p>
          </table:table-cell>
          <table:table-cell office:value-type="float" office:value="0.140625" calcext:value-type="float">
            <text:p>0.14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09375" calcext:value-type="float">
            <text:p>1.0937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" calcext:value-type="float">
            <text:p>0</text:p>
          </table:table-cell>
          <table:table-cell office:value-type="float" office:value="0.140625" calcext:value-type="float">
            <text:p>0.14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1.09375" calcext:value-type="float">
            <text:p>1.0937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71875" calcext:value-type="float">
            <text:p>0.1718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" calcext:value-type="float">
            <text:p>0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1.359375" calcext:value-type="float">
            <text:p>1.35937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1.40625" calcext:value-type="float">
            <text:p>1.40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office:value-type="float" office:value="1.453125" calcext:value-type="float">
            <text:p>1.4531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484375" calcext:value-type="float">
            <text:p>1.484375</text:p>
          </table:table-cell>
          <table:table-cell office:value-type="float" office:value="0" calcext:value-type="float">
            <text:p>0</text:p>
          </table:table-cell>
          <table:table-cell office:value-type="float" office:value="0.28125" calcext:value-type="float">
            <text:p>0.28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" calcext:value-type="float">
            <text:p>0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1.546875" calcext:value-type="float">
            <text:p>1.54687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015625" calcext:value-type="float">
            <text:p>1.015625</text:p>
          </table:table-cell>
          <table:table-cell office:value-type="float" office:value="0" calcext:value-type="float">
            <text:p>0</text:p>
          </table:table-cell>
          <table:table-cell office:value-type="float" office:value="0.234375" calcext:value-type="float">
            <text:p>0.2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1.671875" calcext:value-type="float">
            <text:p>1.67187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.046875" calcext:value-type="float">
            <text:p>1.046875</text:p>
          </table:table-cell>
          <table:table-cell office:value-type="float" office:value="0" calcext:value-type="float">
            <text:p>0</text:p>
          </table:table-cell>
          <table:table-cell office:value-type="float" office:value="0.234375" calcext:value-type="float">
            <text:p>0.23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0.28125" calcext:value-type="float">
            <text:p>0.2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2.09375" calcext:value-type="float">
            <text:p>2.0937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1.328125" calcext:value-type="float">
            <text:p>1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2.21875" calcext:value-type="float">
            <text:p>2.2187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.453125" calcext:value-type="float">
            <text:p>1.45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390625" calcext:value-type="float">
            <text:p>0.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2.453125" calcext:value-type="float">
            <text:p>2.4531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.515625" calcext:value-type="float">
            <text:p>1.5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2.53125" calcext:value-type="float">
            <text:p>2.531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2.609375" calcext:value-type="float">
            <text:p>2.60937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.6875" calcext:value-type="float">
            <text:p>1.6875</text:p>
          </table:table-cell>
          <table:table-cell office:value-type="float" office:value="0" calcext:value-type="float">
            <text:p>0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.734375" calcext:value-type="float">
            <text:p>1.7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2.921875" calcext:value-type="float">
            <text:p>2.9218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3.109375" calcext:value-type="float">
            <text:p>3.10937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.015625" calcext:value-type="float">
            <text:p>2.015625</text:p>
          </table:table-cell>
          <table:table-cell office:value-type="float" office:value="0" calcext:value-type="float">
            <text:p>0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0" calcext:value-type="float">
            <text:p>0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3.53125" calcext:value-type="float">
            <text:p>3.5312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.1875" calcext:value-type="float">
            <text:p>2.1875</text:p>
          </table:table-cell>
          <table:table-cell office:value-type="float" office:value="0" calcext:value-type="float">
            <text:p>0</text:p>
          </table:table-cell>
          <table:table-cell office:value-type="float" office:value="0.546875" calcext:value-type="float">
            <text:p>0.5468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3.71875" calcext:value-type="float">
            <text:p>3.7187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.265625" calcext:value-type="float">
            <text:p>2.2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78125" calcext:value-type="float">
            <text:p>0.578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office:value-type="float" office:value="3.890625" calcext:value-type="float">
            <text:p>3.89062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2.390625" calcext:value-type="float">
            <text:p>2.3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15625" calcext:value-type="float">
            <text:p>0.5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3.953125" calcext:value-type="float">
            <text:p>3.95312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46875" calcext:value-type="float">
            <text:p>2.4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78125" calcext:value-type="float">
            <text:p>1.078125</text:p>
          </table:table-cell>
          <table:table-cell office:value-type="float" office:value="4.140625" calcext:value-type="float">
            <text:p>4.1406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.546875" calcext:value-type="float">
            <text:p>2.546875</text:p>
          </table:table-cell>
          <table:table-cell office:value-type="float" office:value="0" calcext:value-type="float">
            <text:p>0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125" calcext:value-type="float">
            <text:p>1.125</text:p>
          </table:table-cell>
          <table:table-cell office:value-type="float" office:value="4.28125" calcext:value-type="float">
            <text:p>4.281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.609375" calcext:value-type="float">
            <text:p>2.6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4.4375" calcext:value-type="float">
            <text:p>4.437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.765625" calcext:value-type="float">
            <text:p>2.7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.859375" calcext:value-type="float">
            <text:p>2.859375</text:p>
          </table:table-cell>
          <table:table-cell office:value-type="float" office:value="0" calcext:value-type="float">
            <text:p>0</text:p>
          </table:table-cell>
          <table:table-cell office:value-type="float" office:value="0.703125" calcext:value-type="float">
            <text:p>0.70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.8125" calcext:value-type="float">
            <text:p>4.812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.078125" calcext:value-type="float">
            <text:p>3.078125</text:p>
          </table:table-cell>
          <table:table-cell office:value-type="float" office:value="0" calcext:value-type="float">
            <text:p>0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296875" calcext:value-type="float">
            <text:p>1.296875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3.9375" calcext:value-type="float">
            <text:p>3.9375</text:p>
          </table:table-cell>
          <table:table-cell office:value-type="float" office:value="0" calcext:value-type="float">
            <text:p>0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609375" calcext:value-type="float">
            <text:p>1.609375</text:p>
          </table:table-cell>
          <table:table-cell office:value-type="float" office:value="6.421875" calcext:value-type="float">
            <text:p>6.42187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.390625" calcext:value-type="float">
            <text:p>3.3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4375" calcext:value-type="float">
            <text:p>1.4375</text:p>
          </table:table-cell>
          <table:table-cell office:value-type="float" office:value="5.59375" calcext:value-type="float">
            <text:p>5.5937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828125" calcext:value-type="float">
            <text:p>0.828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.390625" calcext:value-type="float">
            <text:p>1.390625</text:p>
          </table:table-cell>
          <table:table-cell office:value-type="float" office:value="5.609375" calcext:value-type="float">
            <text:p>5.60937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3.46875" calcext:value-type="float">
            <text:p>3.46875</text:p>
          </table:table-cell>
          <table:table-cell office:value-type="float" office:value="0" calcext:value-type="float">
            <text:p>0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.609375" calcext:value-type="float">
            <text:p>3.6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" calcext:value-type="float">
            <text:p>0</text:p>
          </table:table-cell>
          <table:table-cell office:value-type="float" office:value="1.546875" calcext:value-type="float">
            <text:p>1.546875</text:p>
          </table:table-cell>
          <table:table-cell office:value-type="float" office:value="5.984375" calcext:value-type="float">
            <text:p>5.98437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3.703125" calcext:value-type="float">
            <text:p>3.7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6.1875" calcext:value-type="float">
            <text:p>6.187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.796875" calcext:value-type="float">
            <text:p>3.796875</text:p>
          </table:table-cell>
          <table:table-cell office:value-type="float" office:value="0" calcext:value-type="float">
            <text:p>0</text:p>
          </table:table-cell>
          <table:table-cell office:value-type="float" office:value="0.859375" calcext:value-type="float">
            <text:p>0.8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5" calcext:value-type="float">
            <text:p>1.625</text:p>
          </table:table-cell>
          <table:table-cell office:value-type="float" office:value="6.28125" calcext:value-type="float">
            <text:p>6.2812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4.0625" calcext:value-type="float">
            <text:p>4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703125" calcext:value-type="float">
            <text:p>1.703125</text:p>
          </table:table-cell>
          <table:table-cell office:value-type="float" office:value="6.6875" calcext:value-type="float">
            <text:p>6.68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.953125" calcext:value-type="float">
            <text:p>3.95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921875" calcext:value-type="float">
            <text:p>0.9218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6.71875" calcext:value-type="float">
            <text:p>6.7187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828125" calcext:value-type="float">
            <text:p>1.828125</text:p>
          </table:table-cell>
          <table:table-cell office:value-type="float" office:value="7.015625" calcext:value-type="float">
            <text:p>7.01562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4.359375" calcext:value-type="float">
            <text:p>4.35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8125" calcext:value-type="float">
            <text:p>1.8125</text:p>
          </table:table-cell>
          <table:table-cell office:value-type="float" office:value="7.1875" calcext:value-type="float">
            <text:p>7.187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4.390625" calcext:value-type="float">
            <text:p>4.3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7.375" calcext:value-type="float">
            <text:p>7.3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1.015625" calcext:value-type="float">
            <text:p>1.015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1.984375" calcext:value-type="float">
            <text:p>1.984375</text:p>
          </table:table-cell>
          <table:table-cell office:value-type="float" office:value="7.65625" calcext:value-type="float">
            <text:p>7.6562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5.625" calcext:value-type="float">
            <text:p>5.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25" calcext:value-type="float">
            <text:p>1.0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2.5" calcext:value-type="float">
            <text:p>2.5</text:p>
          </table:table-cell>
          <table:table-cell office:value-type="float" office:value="9.234375" calcext:value-type="float">
            <text:p>9.23437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.765625" calcext:value-type="float">
            <text:p>6.76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.578125" calcext:value-type="float">
            <text:p>1.578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75" calcext:value-type="float">
            <text:p>2.75</text:p>
          </table:table-cell>
          <table:table-cell office:value-type="float" office:value="11.140625" calcext:value-type="float">
            <text:p>11.14062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5.0625" calcext:value-type="float">
            <text:p>5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203125" calcext:value-type="float">
            <text:p>2.203125</text:p>
          </table:table-cell>
          <table:table-cell office:value-type="float" office:value="8.453125" calcext:value-type="float">
            <text:p>8.4531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.109375" calcext:value-type="float">
            <text:p>5.1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15625" calcext:value-type="float">
            <text:p>1.15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8.46875" calcext:value-type="float">
            <text:p>8.4687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5.28125" calcext:value-type="float">
            <text:p>5.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203125" calcext:value-type="float">
            <text:p>2.203125</text:p>
          </table:table-cell>
          <table:table-cell office:value-type="float" office:value="8.859375" calcext:value-type="float">
            <text:p>8.85937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5.375" calcext:value-type="float">
            <text:p>5.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234375" calcext:value-type="float">
            <text:p>2.234375</text:p>
          </table:table-cell>
          <table:table-cell office:value-type="float" office:value="8.859375" calcext:value-type="float">
            <text:p>8.85937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.65625" calcext:value-type="float">
            <text:p>5.65625</text:p>
          </table:table-cell>
          <table:table-cell office:value-type="float" office:value="0" calcext:value-type="float">
            <text:p>0</text:p>
          </table:table-cell>
          <table:table-cell office:value-type="float" office:value="1.265625" calcext:value-type="float">
            <text:p>1.265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453125" calcext:value-type="float">
            <text:p>2.453125</text:p>
          </table:table-cell>
          <table:table-cell office:value-type="float" office:value="9.390625" calcext:value-type="float">
            <text:p>9.39062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5.734375" calcext:value-type="float">
            <text:p>5.734375</text:p>
          </table:table-cell>
          <table:table-cell office:value-type="float" office:value="0" calcext:value-type="float">
            <text:p>0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9.59375" calcext:value-type="float">
            <text:p>9.5937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5.890625" calcext:value-type="float">
            <text:p>5.8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359375" calcext:value-type="float">
            <text:p>1.3593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2.578125" calcext:value-type="float">
            <text:p>2.578125</text:p>
          </table:table-cell>
          <table:table-cell office:value-type="float" office:value="9.875" calcext:value-type="float">
            <text:p>9.87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6.0625" calcext:value-type="float">
            <text:p>6.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359375" calcext:value-type="float">
            <text:p>1.3593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10.125" calcext:value-type="float">
            <text:p>10.12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7.078125" calcext:value-type="float">
            <text:p>7.0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546875" calcext:value-type="float">
            <text:p>2.546875</text:p>
          </table:table-cell>
          <table:table-cell office:value-type="float" office:value="11.125" calcext:value-type="float">
            <text:p>11.1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.28125" calcext:value-type="float">
            <text:p>6.28125</text:p>
          </table:table-cell>
          <table:table-cell office:value-type="float" office:value="0" calcext:value-type="float">
            <text:p>0</text:p>
          </table:table-cell>
          <table:table-cell office:value-type="float" office:value="1.515625" calcext:value-type="float">
            <text:p>1.515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10.46875" calcext:value-type="float">
            <text:p>10.4687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6.515625" calcext:value-type="float">
            <text:p>6.5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84375" calcext:value-type="float">
            <text:p>2.84375</text:p>
          </table:table-cell>
          <table:table-cell office:value-type="float" office:value="10.890625" calcext:value-type="float">
            <text:p>10.8906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6.609375" calcext:value-type="float">
            <text:p>6.6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578125" calcext:value-type="float">
            <text:p>1.578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84375" calcext:value-type="float">
            <text:p>2.84375</text:p>
          </table:table-cell>
          <table:table-cell office:value-type="float" office:value="11.0625" calcext:value-type="float">
            <text:p>11.062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6.84375" calcext:value-type="float">
            <text:p>6.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578125" calcext:value-type="float">
            <text:p>1.578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8125" calcext:value-type="float">
            <text:p>2.8125</text:p>
          </table:table-cell>
          <table:table-cell office:value-type="float" office:value="11.265625" calcext:value-type="float">
            <text:p>11.26562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7.140625" calcext:value-type="float">
            <text:p>7.14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984375" calcext:value-type="float">
            <text:p>2.984375</text:p>
          </table:table-cell>
          <table:table-cell office:value-type="float" office:value="11.78125" calcext:value-type="float">
            <text:p>11.781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7.296875" calcext:value-type="float">
            <text:p>7.2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703125" calcext:value-type="float">
            <text:p>1.703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078125" calcext:value-type="float">
            <text:p>3.078125</text:p>
          </table:table-cell>
          <table:table-cell office:value-type="float" office:value="12.109375" calcext:value-type="float">
            <text:p>12.10937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7.296875" calcext:value-type="float">
            <text:p>7.2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65625" calcext:value-type="float">
            <text:p>1.65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3.171875" calcext:value-type="float">
            <text:p>3.171875</text:p>
          </table:table-cell>
          <table:table-cell office:value-type="float" office:value="12.171875" calcext:value-type="float">
            <text:p>12.17187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7.578125" calcext:value-type="float">
            <text:p>7.5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78125" calcext:value-type="float">
            <text:p>1.78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3.1875" calcext:value-type="float">
            <text:p>3.1875</text:p>
          </table:table-cell>
          <table:table-cell office:value-type="float" office:value="12.59375" calcext:value-type="float">
            <text:p>12.5937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7.703125" calcext:value-type="float">
            <text:p>7.7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78125" calcext:value-type="float">
            <text:p>1.78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234375" calcext:value-type="float">
            <text:p>3.234375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7.71875" calcext:value-type="float">
            <text:p>7.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3.40625" calcext:value-type="float">
            <text:p>3.40625</text:p>
          </table:table-cell>
          <table:table-cell office:value-type="float" office:value="12.921875" calcext:value-type="float">
            <text:p>12.92187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.984375" calcext:value-type="float">
            <text:p>7.984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.9375" calcext:value-type="float">
            <text:p>1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13.296875" calcext:value-type="float">
            <text:p>13.29687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8.125" calcext:value-type="float">
            <text:p>8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828125" calcext:value-type="float">
            <text:p>1.8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546875" calcext:value-type="float">
            <text:p>3.546875</text:p>
          </table:table-cell>
          <table:table-cell office:value-type="float" office:value="13.5625" calcext:value-type="float">
            <text:p>13.562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8.484375" calcext:value-type="float">
            <text:p>8.4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609375" calcext:value-type="float">
            <text:p>3.6093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8.515625" calcext:value-type="float">
            <text:p>8.5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921875" calcext:value-type="float">
            <text:p>1.92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71875" calcext:value-type="float">
            <text:p>3.71875</text:p>
          </table:table-cell>
          <table:table-cell office:value-type="float" office:value="14.21875" calcext:value-type="float">
            <text:p>14.2187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8.703125" calcext:value-type="float">
            <text:p>8.7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0625" calcext:value-type="float">
            <text:p>2.0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3.6875" calcext:value-type="float">
            <text:p>3.687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9.09375" calcext:value-type="float">
            <text:p>9.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125" calcext:value-type="float">
            <text:p>2.1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734375" calcext:value-type="float">
            <text:p>3.734375</text:p>
          </table:table-cell>
          <table:table-cell office:value-type="float" office:value="14.984375" calcext:value-type="float">
            <text:p>14.98437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9.3125" calcext:value-type="float">
            <text:p>9.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859375" calcext:value-type="float">
            <text:p>3.859375</text:p>
          </table:table-cell>
          <table:table-cell office:value-type="float" office:value="15.296875" calcext:value-type="float">
            <text:p>15.29687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9.4375" calcext:value-type="float">
            <text:p>9.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125" calcext:value-type="float">
            <text:p>2.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4.015625" calcext:value-type="float">
            <text:p>4.015625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9.5625" calcext:value-type="float">
            <text:p>9.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828125" calcext:value-type="float">
            <text:p>2.828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4" calcext:value-type="float">
            <text:p>4</text:p>
          </table:table-cell>
          <table:table-cell office:value-type="float" office:value="16.4375" calcext:value-type="float">
            <text:p>16.437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9.859375" calcext:value-type="float">
            <text:p>9.85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265625" calcext:value-type="float">
            <text:p>2.2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125" calcext:value-type="float">
            <text:p>4.125</text:p>
          </table:table-cell>
          <table:table-cell office:value-type="float" office:value="16.3125" calcext:value-type="float">
            <text:p>16.31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.125" calcext:value-type="float">
            <text:p>10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296875" calcext:value-type="float">
            <text:p>2.29687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53125" calcext:value-type="float">
            <text:p>4.53125</text:p>
          </table:table-cell>
          <table:table-cell office:value-type="float" office:value="16.984375" calcext:value-type="float">
            <text:p>16.98437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265625" calcext:value-type="float">
            <text:p>2.265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328125" calcext:value-type="float">
            <text:p>4.328125</text:p>
          </table:table-cell>
          <table:table-cell office:value-type="float" office:value="16.9375" calcext:value-type="float">
            <text:p>16.937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484375" calcext:value-type="float">
            <text:p>2.4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25" calcext:value-type="float">
            <text:p>4.25</text:p>
          </table:table-cell>
          <table:table-cell office:value-type="float" office:value="17.234375" calcext:value-type="float">
            <text:p>17.23437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10.65625" calcext:value-type="float">
            <text:p>10.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328125" calcext:value-type="float">
            <text:p>2.328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4.5" calcext:value-type="float">
            <text:p>4.5</text:p>
          </table:table-cell>
          <table:table-cell office:value-type="float" office:value="17.53125" calcext:value-type="float">
            <text:p>17.531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3.921875" calcext:value-type="float">
            <text:p>13.92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40625" calcext:value-type="float">
            <text:p>2.40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4.546875" calcext:value-type="float">
            <text:p>4.546875</text:p>
          </table:table-cell>
          <table:table-cell office:value-type="float" office:value="20.921875" calcext:value-type="float">
            <text:p>20.92187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1.046875" calcext:value-type="float">
            <text:p>11.04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546875" calcext:value-type="float">
            <text:p>2.5468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4.53125" calcext:value-type="float">
            <text:p>4.53125</text:p>
          </table:table-cell>
          <table:table-cell office:value-type="float" office:value="18.171875" calcext:value-type="float">
            <text:p>18.17187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1.703125" calcext:value-type="float">
            <text:p>11.70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.515625" calcext:value-type="float">
            <text:p>2.515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4.734375" calcext:value-type="float">
            <text:p>4.734375</text:p>
          </table:table-cell>
          <table:table-cell office:value-type="float" office:value="19.015625" calcext:value-type="float">
            <text:p>19.01562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11.65625" calcext:value-type="float">
            <text:p>11.6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.578125" calcext:value-type="float">
            <text:p>2.5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765625" calcext:value-type="float">
            <text:p>4.765625</text:p>
          </table:table-cell>
          <table:table-cell office:value-type="float" office:value="19.078125" calcext:value-type="float">
            <text:p>19.07812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1.609375" calcext:value-type="float">
            <text:p>11.6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78125" calcext:value-type="float">
            <text:p>2.7812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875" calcext:value-type="float">
            <text:p>4.875</text:p>
          </table:table-cell>
          <table:table-cell office:value-type="float" office:value="19.3125" calcext:value-type="float">
            <text:p>19.312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12.109375" calcext:value-type="float">
            <text:p>12.10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5" calcext:value-type="float">
            <text:p>5</text:p>
          </table:table-cell>
          <table:table-cell office:value-type="float" office:value="19.78125" calcext:value-type="float">
            <text:p>19.7812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2.328125" calcext:value-type="float">
            <text:p>12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703125" calcext:value-type="float">
            <text:p>2.70312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0625" calcext:value-type="float">
            <text:p>5.0625</text:p>
          </table:table-cell>
          <table:table-cell office:value-type="float" office:value="20.140625" calcext:value-type="float">
            <text:p>20.14062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2.546875" calcext:value-type="float">
            <text:p>12.54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703125" calcext:value-type="float">
            <text:p>2.7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15625" calcext:value-type="float">
            <text:p>5.15625</text:p>
          </table:table-cell>
          <table:table-cell office:value-type="float" office:value="20.46875" calcext:value-type="float">
            <text:p>20.4687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2.703125" calcext:value-type="float">
            <text:p>12.7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765625" calcext:value-type="float">
            <text:p>2.7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28125" calcext:value-type="float">
            <text:p>5.28125</text:p>
          </table:table-cell>
          <table:table-cell office:value-type="float" office:value="20.8125" calcext:value-type="float">
            <text:p>20.812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2.796875" calcext:value-type="float">
            <text:p>12.7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2.828125" calcext:value-type="float">
            <text:p>2.82812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328125" calcext:value-type="float">
            <text:p>5.3281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2.96875" calcext:value-type="float">
            <text:p>12.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015625" calcext:value-type="float">
            <text:p>3.015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5.40625" calcext:value-type="float">
            <text:p>5.40625</text:p>
          </table:table-cell>
          <table:table-cell office:value-type="float" office:value="21.4375" calcext:value-type="float">
            <text:p>21.437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6.125" calcext:value-type="float">
            <text:p>16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078125" calcext:value-type="float">
            <text:p>3.07812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140625" calcext:value-type="float">
            <text:p>6.140625</text:p>
          </table:table-cell>
          <table:table-cell office:value-type="float" office:value="25.390625" calcext:value-type="float">
            <text:p>25.39062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140625" calcext:value-type="float">
            <text:p>3.14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5625" calcext:value-type="float">
            <text:p>5.5625</text:p>
          </table:table-cell>
          <table:table-cell office:value-type="float" office:value="22.140625" calcext:value-type="float">
            <text:p>22.14062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3.640625" calcext:value-type="float">
            <text:p>13.64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203125" calcext:value-type="float">
            <text:p>3.203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6.046875" calcext:value-type="float">
            <text:p>6.046875</text:p>
          </table:table-cell>
          <table:table-cell office:value-type="float" office:value="22.9375" calcext:value-type="float">
            <text:p>22.937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4.25" calcext:value-type="float">
            <text:p>14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328125" calcext:value-type="float">
            <text:p>3.328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5.96875" calcext:value-type="float">
            <text:p>5.96875</text:p>
          </table:table-cell>
          <table:table-cell office:value-type="float" office:value="23.609375" calcext:value-type="float">
            <text:p>23.60937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4.234375" calcext:value-type="float">
            <text:p>14.2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125" calcext:value-type="float">
            <text:p>3.1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5.9375" calcext:value-type="float">
            <text:p>5.9375</text:p>
          </table:table-cell>
          <table:table-cell office:value-type="float" office:value="23.34375" calcext:value-type="float">
            <text:p>23.343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4.421875" calcext:value-type="float">
            <text:p>14.42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96875" calcext:value-type="float">
            <text:p>5.96875</text:p>
          </table:table-cell>
          <table:table-cell office:value-type="float" office:value="23.796875" calcext:value-type="float">
            <text:p>23.79687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4.828125" calcext:value-type="float">
            <text:p>14.8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40625" calcext:value-type="float">
            <text:p>3.4062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6.0625" calcext:value-type="float">
            <text:p>6.0625</text:p>
          </table:table-cell>
          <table:table-cell office:value-type="float" office:value="24.34375" calcext:value-type="float">
            <text:p>24.3437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5.25" calcext:value-type="float">
            <text:p>15.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453125" calcext:value-type="float">
            <text:p>3.45312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203125" calcext:value-type="float">
            <text:p>6.203125</text:p>
          </table:table-cell>
          <table:table-cell office:value-type="float" office:value="24.96875" calcext:value-type="float">
            <text:p>24.9687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15.09375" calcext:value-type="float">
            <text:p>15.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453125" calcext:value-type="float">
            <text:p>3.45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328125" calcext:value-type="float">
            <text:p>6.328125</text:p>
          </table:table-cell>
          <table:table-cell office:value-type="float" office:value="24.9375" calcext:value-type="float">
            <text:p>24.937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5.65625" calcext:value-type="float">
            <text:p>15.6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40625" calcext:value-type="float">
            <text:p>3.4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46875" calcext:value-type="float">
            <text:p>6.46875</text:p>
          </table:table-cell>
          <table:table-cell office:value-type="float" office:value="25.609375" calcext:value-type="float">
            <text:p>25.60937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671875" calcext:value-type="float">
            <text:p>3.6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53125" calcext:value-type="float">
            <text:p>6.53125</text:p>
          </table:table-cell>
          <table:table-cell office:value-type="float" office:value="26.078125" calcext:value-type="float">
            <text:p>26.07812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578125" calcext:value-type="float">
            <text:p>3.5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703125" calcext:value-type="float">
            <text:p>6.703125</text:p>
          </table:table-cell>
          <table:table-cell office:value-type="float" office:value="26.296875" calcext:value-type="float">
            <text:p>26.29687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6.140625" calcext:value-type="float">
            <text:p>16.14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859375" calcext:value-type="float">
            <text:p>3.8593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6.75" calcext:value-type="float">
            <text:p>6.75</text:p>
          </table:table-cell>
          <table:table-cell office:value-type="float" office:value="26.796875" calcext:value-type="float">
            <text:p>26.79687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6.71875" calcext:value-type="float">
            <text:p>16.7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734375" calcext:value-type="float">
            <text:p>3.73437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875" calcext:value-type="float">
            <text:p>6.875</text:p>
          </table:table-cell>
          <table:table-cell office:value-type="float" office:value="27.390625" calcext:value-type="float">
            <text:p>27.39062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6.78125" calcext:value-type="float">
            <text:p>16.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734375" calcext:value-type="float">
            <text:p>3.7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96875" calcext:value-type="float">
            <text:p>6.96875</text:p>
          </table:table-cell>
          <table:table-cell office:value-type="float" office:value="27.5625" calcext:value-type="float">
            <text:p>27.56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7.03125" calcext:value-type="float">
            <text:p>17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3.90625" calcext:value-type="float">
            <text:p>3.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25" calcext:value-type="float">
            <text:p>7.25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7.390625" calcext:value-type="float">
            <text:p>17.39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3.953125" calcext:value-type="float">
            <text:p>3.95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28.828125" calcext:value-type="float">
            <text:p>28.82812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7.640625" calcext:value-type="float">
            <text:p>17.64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" calcext:value-type="float">
            <text:p>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171875" calcext:value-type="float">
            <text:p>7.171875</text:p>
          </table:table-cell>
          <table:table-cell office:value-type="float" office:value="28.890625" calcext:value-type="float">
            <text:p>28.890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17.984375" calcext:value-type="float">
            <text:p>17.9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09375" calcext:value-type="float">
            <text:p>4.09375</text:p>
          </table:table-cell>
          <table:table-cell table:number-columns-repeated="2" office:value-type="float" office:value="0.015625" calcext:value-type="float">
            <text:p>0.015625</text:p>
          </table:table-cell>
          <table:table-cell office:value-type="float" office:value="7.515625" calcext:value-type="float">
            <text:p>7.515625</text:p>
          </table:table-cell>
          <table:table-cell office:value-type="float" office:value="29.640625" calcext:value-type="float">
            <text:p>29.64062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7.921875" calcext:value-type="float">
            <text:p>17.92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109375" calcext:value-type="float">
            <text:p>4.10937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421875" calcext:value-type="float">
            <text:p>7.421875</text:p>
          </table:table-cell>
          <table:table-cell office:value-type="float" office:value="29.515625" calcext:value-type="float">
            <text:p>29.51562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8.265625" calcext:value-type="float">
            <text:p>18.2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734375" calcext:value-type="float">
            <text:p>7.734375</text:p>
          </table:table-cell>
          <table:table-cell office:value-type="float" office:value="30.265625" calcext:value-type="float">
            <text:p>30.26562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8.578125" calcext:value-type="float">
            <text:p>18.57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125" calcext:value-type="float">
            <text:p>4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828125" calcext:value-type="float">
            <text:p>7.828125</text:p>
          </table:table-cell>
          <table:table-cell office:value-type="float" office:value="30.59375" calcext:value-type="float">
            <text:p>30.5937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8.71875" calcext:value-type="float">
            <text:p>18.7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328125" calcext:value-type="float">
            <text:p>4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765625" calcext:value-type="float">
            <text:p>7.765625</text:p>
          </table:table-cell>
          <table:table-cell office:value-type="float" office:value="30.890625" calcext:value-type="float">
            <text:p>30.89062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9.125" calcext:value-type="float">
            <text:p>19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09375" calcext:value-type="float">
            <text:p>8.09375</text:p>
          </table:table-cell>
          <table:table-cell office:value-type="float" office:value="31.453125" calcext:value-type="float">
            <text:p>31.45312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20.3125" calcext:value-type="float">
            <text:p>20.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4375" calcext:value-type="float">
            <text:p>4.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015625" calcext:value-type="float">
            <text:p>8.015625</text:p>
          </table:table-cell>
          <table:table-cell office:value-type="float" office:value="32.828125" calcext:value-type="float">
            <text:p>32.82812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2.84375" calcext:value-type="float">
            <text:p>22.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453125" calcext:value-type="float">
            <text:p>4.45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109375" calcext:value-type="float">
            <text:p>8.109375</text:p>
          </table:table-cell>
          <table:table-cell office:value-type="float" office:value="35.46875" calcext:value-type="float">
            <text:p>35.4687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20.109375" calcext:value-type="float">
            <text:p>20.10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609375" calcext:value-type="float">
            <text:p>4.6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28125" calcext:value-type="float">
            <text:p>8.28125</text:p>
          </table:table-cell>
          <table:table-cell office:value-type="float" office:value="33.078125" calcext:value-type="float">
            <text:p>33.07812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20.515625" calcext:value-type="float">
            <text:p>20.5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6875" calcext:value-type="float">
            <text:p>4.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34375" calcext:value-type="float">
            <text:p>8.34375</text:p>
          </table:table-cell>
          <table:table-cell office:value-type="float" office:value="33.609375" calcext:value-type="float">
            <text:p>33.60937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20.71875" calcext:value-type="float">
            <text:p>20.7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734375" calcext:value-type="float">
            <text:p>4.7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671875" calcext:value-type="float">
            <text:p>8.671875</text:p>
          </table:table-cell>
          <table:table-cell office:value-type="float" office:value="34.203125" calcext:value-type="float">
            <text:p>34.20312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0.84375" calcext:value-type="float">
            <text:p>20.84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828125" calcext:value-type="float">
            <text:p>4.8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625" calcext:value-type="float">
            <text:p>8.625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21.3125" calcext:value-type="float">
            <text:p>21.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4.75" calcext:value-type="float">
            <text:p>4.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8125" calcext:value-type="float">
            <text:p>8.8125</text:p>
          </table:table-cell>
          <table:table-cell office:value-type="float" office:value="34.9375" calcext:value-type="float">
            <text:p>34.937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21.53125" calcext:value-type="float">
            <text:p>21.5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890625" calcext:value-type="float">
            <text:p>4.8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046875" calcext:value-type="float">
            <text:p>9.046875</text:p>
          </table:table-cell>
          <table:table-cell office:value-type="float" office:value="35.546875" calcext:value-type="float">
            <text:p>35.54687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21.78125" calcext:value-type="float">
            <text:p>21.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.84375" calcext:value-type="float">
            <text:p>4.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109375" calcext:value-type="float">
            <text:p>9.109375</text:p>
          </table:table-cell>
          <table:table-cell office:value-type="float" office:value="35.8125" calcext:value-type="float">
            <text:p>35.812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22.21875" calcext:value-type="float">
            <text:p>22.2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5.015625" calcext:value-type="float">
            <text:p>5.0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171875" calcext:value-type="float">
            <text:p>9.171875</text:p>
          </table:table-cell>
          <table:table-cell office:value-type="float" office:value="36.46875" calcext:value-type="float">
            <text:p>36.4687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22.421875" calcext:value-type="float">
            <text:p>22.42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09375" calcext:value-type="float">
            <text:p>5.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40625" calcext:value-type="float">
            <text:p>9.406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2.890625" calcext:value-type="float">
            <text:p>22.89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09375" calcext:value-type="float">
            <text:p>5.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265625" calcext:value-type="float">
            <text:p>9.265625</text:p>
          </table:table-cell>
          <table:table-cell office:value-type="float" office:value="37.328125" calcext:value-type="float">
            <text:p>37.32812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23.03125" calcext:value-type="float">
            <text:p>23.0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203125" calcext:value-type="float">
            <text:p>5.2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625" calcext:value-type="float">
            <text:p>9.625</text:p>
          </table:table-cell>
          <table:table-cell office:value-type="float" office:value="37.9375" calcext:value-type="float">
            <text:p>37.937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23.171875" calcext:value-type="float">
            <text:p>23.1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5.234375" calcext:value-type="float">
            <text:p>5.2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71875" calcext:value-type="float">
            <text:p>9.71875</text:p>
          </table:table-cell>
          <table:table-cell office:value-type="float" office:value="38.1875" calcext:value-type="float">
            <text:p>38.187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23.78125" calcext:value-type="float">
            <text:p>23.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34375" calcext:value-type="float">
            <text:p>5.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84375" calcext:value-type="float">
            <text:p>9.84375</text:p>
          </table:table-cell>
          <table:table-cell office:value-type="float" office:value="39.046875" calcext:value-type="float">
            <text:p>39.04687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34.140625" calcext:value-type="float">
            <text:p>34.14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375" calcext:value-type="float">
            <text:p>5.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0.171875" calcext:value-type="float">
            <text:p>10.171875</text:p>
          </table:table-cell>
          <table:table-cell office:value-type="float" office:value="49.765625" calcext:value-type="float">
            <text:p>49.76562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4.328125" calcext:value-type="float">
            <text:p>24.32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78125" calcext:value-type="float">
            <text:p>5.7812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0.34375" calcext:value-type="float">
            <text:p>10.34375</text:p>
          </table:table-cell>
          <table:table-cell office:value-type="float" office:value="40.546875" calcext:value-type="float">
            <text:p>40.54687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4.78125" calcext:value-type="float">
            <text:p>24.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609375" calcext:value-type="float">
            <text:p>6.60937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0.421875" calcext:value-type="float">
            <text:p>10.421875</text:p>
          </table:table-cell>
          <table:table-cell office:value-type="float" office:value="41.90625" calcext:value-type="float">
            <text:p>41.9062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25.265625" calcext:value-type="float">
            <text:p>25.26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75" calcext:value-type="float">
            <text:p>5.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0.25" calcext:value-type="float">
            <text:p>10.25</text:p>
          </table:table-cell>
          <table:table-cell office:value-type="float" office:value="41.359375" calcext:value-type="float">
            <text:p>41.35937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25.09375" calcext:value-type="float">
            <text:p>25.0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703125" calcext:value-type="float">
            <text:p>5.7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0.484375" calcext:value-type="float">
            <text:p>10.484375</text:p>
          </table:table-cell>
          <table:table-cell office:value-type="float" office:value="41.359375" calcext:value-type="float">
            <text:p>41.35937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25.46875" calcext:value-type="float">
            <text:p>25.46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734375" calcext:value-type="float">
            <text:p>5.7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0.59375" calcext:value-type="float">
            <text:p>10.59375</text:p>
          </table:table-cell>
          <table:table-cell office:value-type="float" office:value="41.875" calcext:value-type="float">
            <text:p>41.87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6.203125" calcext:value-type="float">
            <text:p>26.20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84375" calcext:value-type="float">
            <text:p>5.8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0.734375" calcext:value-type="float">
            <text:p>10.734375</text:p>
          </table:table-cell>
          <table:table-cell office:value-type="float" office:value="42.859375" calcext:value-type="float">
            <text:p>42.85937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984375" calcext:value-type="float">
            <text:p>25.984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5.875" calcext:value-type="float">
            <text:p>5.87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0.84375" calcext:value-type="float">
            <text:p>10.84375</text:p>
          </table:table-cell>
          <table:table-cell office:value-type="float" office:value="42.796875" calcext:value-type="float">
            <text:p>42.79687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26.65625" calcext:value-type="float">
            <text:p>26.6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6.015625" calcext:value-type="float">
            <text:p>6.0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0.96875" calcext:value-type="float">
            <text:p>10.96875</text:p>
          </table:table-cell>
          <table:table-cell office:value-type="float" office:value="43.734375" calcext:value-type="float">
            <text:p>43.73437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26.859375" calcext:value-type="float">
            <text:p>26.85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140625" calcext:value-type="float">
            <text:p>6.14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1.046875" calcext:value-type="float">
            <text:p>11.046875</text:p>
          </table:table-cell>
          <table:table-cell office:value-type="float" office:value="44.125" calcext:value-type="float">
            <text:p>44.12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7.265625" calcext:value-type="float">
            <text:p>27.26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125" calcext:value-type="float">
            <text:p>6.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1.171875" calcext:value-type="float">
            <text:p>11.171875</text:p>
          </table:table-cell>
          <table:table-cell office:value-type="float" office:value="44.640625" calcext:value-type="float">
            <text:p>44.64062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27.515625" calcext:value-type="float">
            <text:p>27.51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6.1875" calcext:value-type="float">
            <text:p>6.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1.5" calcext:value-type="float">
            <text:p>11.5</text:p>
          </table:table-cell>
          <table:table-cell office:value-type="float" office:value="45.265625" calcext:value-type="float">
            <text:p>45.26562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7.890625" calcext:value-type="float">
            <text:p>27.8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6.28125" calcext:value-type="float">
            <text:p>6.2812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1.515625" calcext:value-type="float">
            <text:p>11.515625</text:p>
          </table:table-cell>
          <table:table-cell office:value-type="float" office:value="45.765625" calcext:value-type="float">
            <text:p>45.76562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28.171875" calcext:value-type="float">
            <text:p>28.17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28125" calcext:value-type="float">
            <text:p>6.2812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1.71875" calcext:value-type="float">
            <text:p>11.71875</text:p>
          </table:table-cell>
          <table:table-cell office:value-type="float" office:value="46.265625" calcext:value-type="float">
            <text:p>46.26562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8.6875" calcext:value-type="float">
            <text:p>28.6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34375" calcext:value-type="float">
            <text:p>6.3437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1.875" calcext:value-type="float">
            <text:p>11.8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28.890625" calcext:value-type="float">
            <text:p>28.89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71875" calcext:value-type="float">
            <text:p>6.7187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1.90625" calcext:value-type="float">
            <text:p>11.90625</text:p>
          </table:table-cell>
          <table:table-cell office:value-type="float" office:value="47.578125" calcext:value-type="float">
            <text:p>47.57812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9.359375" calcext:value-type="float">
            <text:p>29.35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6.59375" calcext:value-type="float">
            <text:p>6.5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2.078125" calcext:value-type="float">
            <text:p>12.078125</text:p>
          </table:table-cell>
          <table:table-cell office:value-type="float" office:value="48.09375" calcext:value-type="float">
            <text:p>48.0937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29.703125" calcext:value-type="float">
            <text:p>29.70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609375" calcext:value-type="float">
            <text:p>6.6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2.21875" calcext:value-type="float">
            <text:p>12.21875</text:p>
          </table:table-cell>
          <table:table-cell office:value-type="float" office:value="48.625" calcext:value-type="float">
            <text:p>48.62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30.03125" calcext:value-type="float">
            <text:p>30.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6.671875" calcext:value-type="float">
            <text:p>6.6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2.390625" calcext:value-type="float">
            <text:p>12.390625</text:p>
          </table:table-cell>
          <table:table-cell office:value-type="float" office:value="49.15625" calcext:value-type="float">
            <text:p>49.1562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30.15625" calcext:value-type="float">
            <text:p>30.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90625" calcext:value-type="float">
            <text:p>6.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2.578125" calcext:value-type="float">
            <text:p>12.578125</text:p>
          </table:table-cell>
          <table:table-cell office:value-type="float" office:value="49.71875" calcext:value-type="float">
            <text:p>49.7187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30.578125" calcext:value-type="float">
            <text:p>30.5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2.765625" calcext:value-type="float">
            <text:p>12.765625</text:p>
          </table:table-cell>
          <table:table-cell office:value-type="float" office:value="50.3125" calcext:value-type="float">
            <text:p>50.312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31.609375" calcext:value-type="float">
            <text:p>31.60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046875" calcext:value-type="float">
            <text:p>7.04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2.84375" calcext:value-type="float">
            <text:p>12.84375</text:p>
          </table:table-cell>
          <table:table-cell office:value-type="float" office:value="51.59375" calcext:value-type="float">
            <text:p>51.5937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36.328125" calcext:value-type="float">
            <text:p>36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7.328125" calcext:value-type="float">
            <text:p>7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3.046875" calcext:value-type="float">
            <text:p>13.046875</text:p>
          </table:table-cell>
          <table:table-cell office:value-type="float" office:value="56.765625" calcext:value-type="float">
            <text:p>56.76562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31.78125" calcext:value-type="float">
            <text:p>31.7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265625" calcext:value-type="float">
            <text:p>7.2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3.109375" calcext:value-type="float">
            <text:p>13.109375</text:p>
          </table:table-cell>
          <table:table-cell office:value-type="float" office:value="52.234375" calcext:value-type="float">
            <text:p>52.23437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3.25" calcext:value-type="float">
            <text:p>13.25</text:p>
          </table:table-cell>
          <table:table-cell office:value-type="float" office:value="52.734375" calcext:value-type="float">
            <text:p>52.73437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32.75" calcext:value-type="float">
            <text:p>32.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796875" calcext:value-type="float">
            <text:p>7.79687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3.4375" calcext:value-type="float">
            <text:p>13.4375</text:p>
          </table:table-cell>
          <table:table-cell office:value-type="float" office:value="54.078125" calcext:value-type="float">
            <text:p>54.07812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32.8125" calcext:value-type="float">
            <text:p>32.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375" calcext:value-type="float">
            <text:p>7.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3.65625" calcext:value-type="float">
            <text:p>13.65625</text:p>
          </table:table-cell>
          <table:table-cell office:value-type="float" office:value="53.921875" calcext:value-type="float">
            <text:p>53.9218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33.0625" calcext:value-type="float">
            <text:p>33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3.71875" calcext:value-type="float">
            <text:p>13.71875</text:p>
          </table:table-cell>
          <table:table-cell office:value-type="float" office:value="54.28125" calcext:value-type="float">
            <text:p>54.2812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33.890625" calcext:value-type="float">
            <text:p>33.890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7.65625" calcext:value-type="float">
            <text:p>7.656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4.046875" calcext:value-type="float">
            <text:p>14.046875</text:p>
          </table:table-cell>
          <table:table-cell office:value-type="float" office:value="55.703125" calcext:value-type="float">
            <text:p>55.70312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34.375" calcext:value-type="float">
            <text:p>34.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734375" calcext:value-type="float">
            <text:p>7.734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4.234375" calcext:value-type="float">
            <text:p>14.234375</text:p>
          </table:table-cell>
          <table:table-cell office:value-type="float" office:value="56.4375" calcext:value-type="float">
            <text:p>56.437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34.921875" calcext:value-type="float">
            <text:p>34.92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828125" calcext:value-type="float">
            <text:p>7.8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4.421875" calcext:value-type="float">
            <text:p>14.421875</text:p>
          </table:table-cell>
          <table:table-cell office:value-type="float" office:value="57.265625" calcext:value-type="float">
            <text:p>57.26562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35.09375" calcext:value-type="float">
            <text:p>35.0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671875" calcext:value-type="float">
            <text:p>7.67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4.671875" calcext:value-type="float">
            <text:p>14.671875</text:p>
          </table:table-cell>
          <table:table-cell office:value-type="float" office:value="57.546875" calcext:value-type="float">
            <text:p>57.54687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35.171875" calcext:value-type="float">
            <text:p>35.17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.828125" calcext:value-type="float">
            <text:p>7.82812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4.9375" calcext:value-type="float">
            <text:p>14.9375</text:p>
          </table:table-cell>
          <table:table-cell office:value-type="float" office:value="58.03125" calcext:value-type="float">
            <text:p>58.0312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37.125" calcext:value-type="float">
            <text:p>37.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8.09375" calcext:value-type="float">
            <text:p>8.0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4.78125" calcext:value-type="float">
            <text:p>14.78125</text:p>
          </table:table-cell>
          <table:table-cell office:value-type="float" office:value="60.109375" calcext:value-type="float">
            <text:p>60.10937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36.359375" calcext:value-type="float">
            <text:p>36.3593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4.171875" calcext:value-type="float">
            <text:p>14.17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7" calcext:value-type="float">
            <text:p>17</text:p>
          </table:table-cell>
          <table:table-cell office:value-type="float" office:value="67.65625" calcext:value-type="float">
            <text:p>67.6562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39.0625" calcext:value-type="float">
            <text:p>39.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0.296875" calcext:value-type="float">
            <text:p>10.2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5.015625" calcext:value-type="float">
            <text:p>15.015625</text:p>
          </table:table-cell>
          <table:table-cell office:value-type="float" office:value="64.46875" calcext:value-type="float">
            <text:p>64.468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37.21875" calcext:value-type="float">
            <text:p>37.2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28125" calcext:value-type="float">
            <text:p>8.28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5.59375" calcext:value-type="float">
            <text:p>15.59375</text:p>
          </table:table-cell>
          <table:table-cell office:value-type="float" office:value="61.203125" calcext:value-type="float">
            <text:p>61.20312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38.125" calcext:value-type="float">
            <text:p>38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25" calcext:value-type="float">
            <text:p>8.25</text:p>
          </table:table-cell>
          <table:table-cell table:number-columns-repeated="2" office:value-type="float" office:value="0.03125" calcext:value-type="float">
            <text:p>0.03125</text:p>
          </table:table-cell>
          <table:table-cell office:value-type="float" office:value="15.40625" calcext:value-type="float">
            <text:p>15.40625</text:p>
          </table:table-cell>
          <table:table-cell office:value-type="float" office:value="61.875" calcext:value-type="float">
            <text:p>61.87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37.875" calcext:value-type="float">
            <text:p>37.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375" calcext:value-type="float">
            <text:p>8.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5.828125" calcext:value-type="float">
            <text:p>15.828125</text:p>
          </table:table-cell>
          <table:table-cell office:value-type="float" office:value="62.1875" calcext:value-type="float">
            <text:p>62.187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48.125" calcext:value-type="float">
            <text:p>48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71875" calcext:value-type="float">
            <text:p>8.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6.125" calcext:value-type="float">
            <text:p>16.125</text:p>
          </table:table-cell>
          <table:table-cell office:value-type="float" office:value="73.046875" calcext:value-type="float">
            <text:p>73.04687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39.625" calcext:value-type="float">
            <text:p>39.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1.046875" calcext:value-type="float">
            <text:p>11.04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6.953125" calcext:value-type="float">
            <text:p>16.953125</text:p>
          </table:table-cell>
          <table:table-cell office:value-type="float" office:value="67.71875" calcext:value-type="float">
            <text:p>67.7187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44.3125" calcext:value-type="float">
            <text:p>44.31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.640625" calcext:value-type="float">
            <text:p>9.64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8.71875" calcext:value-type="float">
            <text:p>18.71875</text:p>
          </table:table-cell>
          <table:table-cell office:value-type="float" office:value="72.828125" calcext:value-type="float">
            <text:p>72.82812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43.6875" calcext:value-type="float">
            <text:p>43.68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3.140625" calcext:value-type="float">
            <text:p>13.14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6.59375" calcext:value-type="float">
            <text:p>16.59375</text:p>
          </table:table-cell>
          <table:table-cell office:value-type="float" office:value="73.546875" calcext:value-type="float">
            <text:p>73.54687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39.6875" calcext:value-type="float">
            <text:p>39.6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8.9375" calcext:value-type="float">
            <text:p>8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16.328125" calcext:value-type="float">
            <text:p>16.328125</text:p>
          </table:table-cell>
          <table:table-cell office:value-type="float" office:value="65.03125" calcext:value-type="float">
            <text:p>65.0312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42.140625" calcext:value-type="float">
            <text:p>42.1406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203125" calcext:value-type="float">
            <text:p>9.203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6.484375" calcext:value-type="float">
            <text:p>16.484375</text:p>
          </table:table-cell>
          <table:table-cell office:value-type="float" office:value="67.921875" calcext:value-type="float">
            <text:p>67.92187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40.421875" calcext:value-type="float">
            <text:p>40.4218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.125" calcext:value-type="float">
            <text:p>9.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16.640625" calcext:value-type="float">
            <text:p>16.640625</text:p>
          </table:table-cell>
          <table:table-cell office:value-type="float" office:value="66.296875" calcext:value-type="float">
            <text:p>66.2968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4" office:value-type="float" office:value="40.75" calcext:value-type="float">
            <text:p>40.75</text:p>
          </table:table-cell>
          <table:table-cell table:style-name="ce19" office:value-type="float" office:value="0.03125" calcext:value-type="float">
            <text:p>0.03125</text:p>
          </table:table-cell>
          <table:table-cell table:style-name="ce19" office:value-type="float" office:value="9.21875" calcext:value-type="float">
            <text:p>9.21875</text:p>
          </table:table-cell>
          <table:table-cell table:style-name="ce19" office:value-type="float" office:value="0.03125" calcext:value-type="float">
            <text:p>0.03125</text:p>
          </table:table-cell>
          <table:table-cell table:style-name="ce19" office:value-type="float" office:value="0.046875" calcext:value-type="float">
            <text:p>0.046875</text:p>
          </table:table-cell>
          <table:table-cell table:style-name="ce24" office:value-type="float" office:value="16.8125" calcext:value-type="float">
            <text:p>16.8125</text:p>
          </table:table-cell>
          <table:table-cell table:style-name="ce31" office:value-type="float" office:value="66.890625" calcext:value-type="float">
            <text:p>66.890625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office:value-type="float" office:value="2775.96875" calcext:value-type="float">
            <text:p>2775.96875</text:p>
          </table:table-cell>
          <table:table-cell table:style-name="ce20" office:value-type="float" office:value="3.5" calcext:value-type="float">
            <text:p>3.5</text:p>
          </table:table-cell>
          <table:table-cell table:style-name="ce20" office:value-type="float" office:value="633.796875" calcext:value-type="float">
            <text:p>633.796875</text:p>
          </table:table-cell>
          <table:table-cell table:style-name="ce20" office:value-type="float" office:value="2.15625" calcext:value-type="float">
            <text:p>2.15625</text:p>
          </table:table-cell>
          <table:table-cell table:style-name="ce20" office:value-type="float" office:value="4.21875" calcext:value-type="float">
            <text:p>4.21875</text:p>
          </table:table-cell>
          <table:table-cell table:style-name="ce25" office:value-type="float" office:value="1140.21875" calcext:value-type="float">
            <text:p>1140.21875</text:p>
          </table:table-cell>
          <table:table-cell table:style-name="ce32" office:value-type="float" office:value="4559.859375" calcext:value-type="float">
            <text:p>4559.859375</text:p>
          </table:table-cell>
        </table:table-row>
      </table:table>
      <table:named-expressions/>
      <table:database-ranges>
        <table:database-range table:name="__Anonymous_Sheet_DB__0" table:target-range-address="outputtable.B1:outputtable.B3259" table:display-filter-buttons="true" table:orientation="column"/>
      </table:database-ranges>
      <table:data-pilot-tables>
        <table:data-pilot-table table:name="DataPilot2" table:application-data="" table:target-range-address="'Pivot Table_outputtable_2'.A1:'Pivot Table_outputtable_2'.H185" table:buttons="'Pivot Table_outputtable_2'.A3 'Pivot Table_outputtable_2'.B1 'Pivot Table_outputtable_2'.C1" table:show-filter-button="false" table:drill-down-on-double-click="false">
          <table:source-cell-range table:cell-range-address="outputtable.A1:outputtable.E3259"/>
          <table:data-pilot-field table:source-field-name="File Input Type" table:orientation="column" table:used-hierarchy="0" table:function="auto">
            <table:data-pilot-level table:show-empty="false" calcext:repeat-item-labels="false">
              <table:data-pilot-members>
                <table:data-pilot-member table:name="asc" table:display="false" table:show-details="true"/>
                <table:data-pilot-member table:name="desc" table:display="false" table:show-details="true"/>
                <table:data-pilot-member table:name="rando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rting Algorithm" table:orientation="column" table:used-hierarchy="0" table:function="auto">
            <table:data-pilot-level table:show-empty="false" calcext:repeat-item-labels="false">
              <table:data-pilot-members>
                <table:data-pilot-member table:name="bubble sort" table:display="true" table:show-details="true"/>
                <table:data-pilot-member table:name="heap sort" table:display="true" table:show-details="true"/>
                <table:data-pilot-member table:name="insertion sort" table:display="true" table:show-details="true"/>
                <table:data-pilot-member table:name="merge sort" table:display="true" table:show-details="true"/>
                <table:data-pilot-member table:name="quick sort" table:display="true" table:show-details="true"/>
                <table:data-pilot-member table:name="selection so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10500" table:display="true" table:show-details="true"/>
                <table:data-pilot-member table:name="11000" table:display="true" table:show-details="true"/>
                <table:data-pilot-member table:name="11500" table:display="true" table:show-details="true"/>
                <table:data-pilot-member table:name="12000" table:display="true" table:show-details="true"/>
                <table:data-pilot-member table:name="12500" table:display="true" table:show-details="true"/>
                <table:data-pilot-member table:name="13000" table:display="true" table:show-details="true"/>
                <table:data-pilot-member table:name="13500" table:display="true" table:show-details="true"/>
                <table:data-pilot-member table:name="14000" table:display="true" table:show-details="true"/>
                <table:data-pilot-member table:name="14500" table:display="true" table:show-details="true"/>
                <table:data-pilot-member table:name="15000" table:display="true" table:show-details="true"/>
                <table:data-pilot-member table:name="15500" table:display="true" table:show-details="true"/>
                <table:data-pilot-member table:name="16000" table:display="true" table:show-details="true"/>
                <table:data-pilot-member table:name="16500" table:display="true" table:show-details="true"/>
                <table:data-pilot-member table:name="17000" table:display="true" table:show-details="true"/>
                <table:data-pilot-member table:name="17500" table:display="true" table:show-details="true"/>
                <table:data-pilot-member table:name="18000" table:display="true" table:show-details="true"/>
                <table:data-pilot-member table:name="18500" table:display="true" table:show-details="true"/>
                <table:data-pilot-member table:name="19000" table:display="true" table:show-details="true"/>
                <table:data-pilot-member table:name="19500" table:display="true" table:show-details="true"/>
                <table:data-pilot-member table:name="20000" table:display="true" table:show-details="true"/>
                <table:data-pilot-member table:name="20500" table:display="true" table:show-details="true"/>
                <table:data-pilot-member table:name="21000" table:display="true" table:show-details="true"/>
                <table:data-pilot-member table:name="21500" table:display="true" table:show-details="true"/>
                <table:data-pilot-member table:name="22000" table:display="true" table:show-details="true"/>
                <table:data-pilot-member table:name="22500" table:display="true" table:show-details="true"/>
                <table:data-pilot-member table:name="23000" table:display="true" table:show-details="true"/>
                <table:data-pilot-member table:name="23500" table:display="true" table:show-details="true"/>
                <table:data-pilot-member table:name="24000" table:display="true" table:show-details="true"/>
                <table:data-pilot-member table:name="24500" table:display="true" table:show-details="true"/>
                <table:data-pilot-member table:name="25000" table:display="true" table:show-details="true"/>
                <table:data-pilot-member table:name="25500" table:display="true" table:show-details="true"/>
                <table:data-pilot-member table:name="26000" table:display="true" table:show-details="true"/>
                <table:data-pilot-member table:name="26500" table:display="true" table:show-details="true"/>
                <table:data-pilot-member table:name="27000" table:display="true" table:show-details="true"/>
                <table:data-pilot-member table:name="27500" table:display="true" table:show-details="true"/>
                <table:data-pilot-member table:name="28000" table:display="true" table:show-details="true"/>
                <table:data-pilot-member table:name="28500" table:display="true" table:show-details="true"/>
                <table:data-pilot-member table:name="29000" table:display="true" table:show-details="true"/>
                <table:data-pilot-member table:name="29500" table:display="true" table:show-details="true"/>
                <table:data-pilot-member table:name="30000" table:display="true" table:show-details="true"/>
                <table:data-pilot-member table:name="30500" table:display="true" table:show-details="true"/>
                <table:data-pilot-member table:name="31000" table:display="true" table:show-details="true"/>
                <table:data-pilot-member table:name="31500" table:display="true" table:show-details="true"/>
                <table:data-pilot-member table:name="32000" table:display="true" table:show-details="true"/>
                <table:data-pilot-member table:name="32500" table:display="true" table:show-details="true"/>
                <table:data-pilot-member table:name="33000" table:display="true" table:show-details="true"/>
                <table:data-pilot-member table:name="33500" table:display="true" table:show-details="true"/>
                <table:data-pilot-member table:name="34000" table:display="true" table:show-details="true"/>
                <table:data-pilot-member table:name="34500" table:display="true" table:show-details="true"/>
                <table:data-pilot-member table:name="35000" table:display="true" table:show-details="true"/>
                <table:data-pilot-member table:name="35500" table:display="true" table:show-details="true"/>
                <table:data-pilot-member table:name="36000" table:display="true" table:show-details="true"/>
                <table:data-pilot-member table:name="36500" table:display="true" table:show-details="true"/>
                <table:data-pilot-member table:name="37000" table:display="true" table:show-details="true"/>
                <table:data-pilot-member table:name="37500" table:display="true" table:show-details="true"/>
                <table:data-pilot-member table:name="38000" table:display="true" table:show-details="true"/>
                <table:data-pilot-member table:name="38500" table:display="true" table:show-details="true"/>
                <table:data-pilot-member table:name="39000" table:display="true" table:show-details="true"/>
                <table:data-pilot-member table:name="39500" table:display="true" table:show-details="true"/>
                <table:data-pilot-member table:name="40000" table:display="true" table:show-details="true"/>
                <table:data-pilot-member table:name="40500" table:display="true" table:show-details="true"/>
                <table:data-pilot-member table:name="41000" table:display="true" table:show-details="true"/>
                <table:data-pilot-member table:name="41500" table:display="true" table:show-details="true"/>
                <table:data-pilot-member table:name="42000" table:display="true" table:show-details="true"/>
                <table:data-pilot-member table:name="42500" table:display="true" table:show-details="true"/>
                <table:data-pilot-member table:name="43000" table:display="true" table:show-details="true"/>
                <table:data-pilot-member table:name="43500" table:display="true" table:show-details="true"/>
                <table:data-pilot-member table:name="44000" table:display="true" table:show-details="true"/>
                <table:data-pilot-member table:name="44500" table:display="true" table:show-details="true"/>
                <table:data-pilot-member table:name="45000" table:display="true" table:show-details="true"/>
                <table:data-pilot-member table:name="45500" table:display="true" table:show-details="true"/>
                <table:data-pilot-member table:name="46000" table:display="true" table:show-details="true"/>
                <table:data-pilot-member table:name="46500" table:display="true" table:show-details="true"/>
                <table:data-pilot-member table:name="47000" table:display="true" table:show-details="true"/>
                <table:data-pilot-member table:name="47500" table:display="true" table:show-details="true"/>
                <table:data-pilot-member table:name="48000" table:display="true" table:show-details="true"/>
                <table:data-pilot-member table:name="48500" table:display="true" table:show-details="true"/>
                <table:data-pilot-member table:name="49000" table:display="true" table:show-details="true"/>
                <table:data-pilot-member table:name="49500" table:display="true" table:show-details="true"/>
                <table:data-pilot-member table:name="50000" table:display="true" table:show-details="true"/>
                <table:data-pilot-member table:name="50500" table:display="true" table:show-details="true"/>
                <table:data-pilot-member table:name="51000" table:display="true" table:show-details="true"/>
                <table:data-pilot-member table:name="51500" table:display="true" table:show-details="true"/>
                <table:data-pilot-member table:name="52000" table:display="true" table:show-details="true"/>
                <table:data-pilot-member table:name="52500" table:display="true" table:show-details="true"/>
                <table:data-pilot-member table:name="53000" table:display="true" table:show-details="true"/>
                <table:data-pilot-member table:name="53500" table:display="true" table:show-details="true"/>
                <table:data-pilot-member table:name="54000" table:display="true" table:show-details="true"/>
                <table:data-pilot-member table:name="54500" table:display="true" table:show-details="true"/>
                <table:data-pilot-member table:name="55000" table:display="true" table:show-details="true"/>
                <table:data-pilot-member table:name="55500" table:display="true" table:show-details="true"/>
                <table:data-pilot-member table:name="56000" table:display="true" table:show-details="true"/>
                <table:data-pilot-member table:name="56500" table:display="true" table:show-details="true"/>
                <table:data-pilot-member table:name="57000" table:display="true" table:show-details="true"/>
                <table:data-pilot-member table:name="57500" table:display="true" table:show-details="true"/>
                <table:data-pilot-member table:name="58000" table:display="true" table:show-details="true"/>
                <table:data-pilot-member table:name="58500" table:display="true" table:show-details="true"/>
                <table:data-pilot-member table:name="59000" table:display="true" table:show-details="true"/>
                <table:data-pilot-member table:name="59500" table:display="true" table:show-details="true"/>
                <table:data-pilot-member table:name="60000" table:display="true" table:show-details="true"/>
                <table:data-pilot-member table:name="60500" table:display="true" table:show-details="true"/>
                <table:data-pilot-member table:name="61000" table:display="true" table:show-details="true"/>
                <table:data-pilot-member table:name="61500" table:display="true" table:show-details="true"/>
                <table:data-pilot-member table:name="62000" table:display="true" table:show-details="true"/>
                <table:data-pilot-member table:name="62500" table:display="true" table:show-details="true"/>
                <table:data-pilot-member table:name="63000" table:display="true" table:show-details="true"/>
                <table:data-pilot-member table:name="63500" table:display="true" table:show-details="true"/>
                <table:data-pilot-member table:name="64000" table:display="true" table:show-details="true"/>
                <table:data-pilot-member table:name="64500" table:display="true" table:show-details="true"/>
                <table:data-pilot-member table:name="65000" table:display="true" table:show-details="true"/>
                <table:data-pilot-member table:name="65500" table:display="true" table:show-details="true"/>
                <table:data-pilot-member table:name="66000" table:display="true" table:show-details="true"/>
                <table:data-pilot-member table:name="66500" table:display="true" table:show-details="true"/>
                <table:data-pilot-member table:name="67000" table:display="true" table:show-details="true"/>
                <table:data-pilot-member table:name="67500" table:display="true" table:show-details="true"/>
                <table:data-pilot-member table:name="68000" table:display="true" table:show-details="true"/>
                <table:data-pilot-member table:name="68500" table:display="true" table:show-details="true"/>
                <table:data-pilot-member table:name="69000" table:display="true" table:show-details="true"/>
                <table:data-pilot-member table:name="69500" table:display="true" table:show-details="true"/>
                <table:data-pilot-member table:name="70000" table:display="true" table:show-details="true"/>
                <table:data-pilot-member table:name="70500" table:display="true" table:show-details="true"/>
                <table:data-pilot-member table:name="71000" table:display="true" table:show-details="true"/>
                <table:data-pilot-member table:name="71500" table:display="true" table:show-details="true"/>
                <table:data-pilot-member table:name="72000" table:display="true" table:show-details="true"/>
                <table:data-pilot-member table:name="72500" table:display="true" table:show-details="true"/>
                <table:data-pilot-member table:name="73000" table:display="true" table:show-details="true"/>
                <table:data-pilot-member table:name="73500" table:display="true" table:show-details="true"/>
                <table:data-pilot-member table:name="74000" table:display="true" table:show-details="true"/>
                <table:data-pilot-member table:name="74500" table:display="true" table:show-details="true"/>
                <table:data-pilot-member table:name="75000" table:display="true" table:show-details="true"/>
                <table:data-pilot-member table:name="75500" table:display="true" table:show-details="true"/>
                <table:data-pilot-member table:name="76000" table:display="true" table:show-details="true"/>
                <table:data-pilot-member table:name="76500" table:display="true" table:show-details="true"/>
                <table:data-pilot-member table:name="77000" table:display="true" table:show-details="true"/>
                <table:data-pilot-member table:name="77500" table:display="true" table:show-details="true"/>
                <table:data-pilot-member table:name="78000" table:display="true" table:show-details="true"/>
                <table:data-pilot-member table:name="78500" table:display="true" table:show-details="true"/>
                <table:data-pilot-member table:name="79000" table:display="true" table:show-details="true"/>
                <table:data-pilot-member table:name="79500" table:display="true" table:show-details="true"/>
                <table:data-pilot-member table:name="80000" table:display="true" table:show-details="true"/>
                <table:data-pilot-member table:name="80500" table:display="true" table:show-details="true"/>
                <table:data-pilot-member table:name="81000" table:display="true" table:show-details="true"/>
                <table:data-pilot-member table:name="81500" table:display="true" table:show-details="true"/>
                <table:data-pilot-member table:name="82000" table:display="true" table:show-details="true"/>
                <table:data-pilot-member table:name="82500" table:display="true" table:show-details="true"/>
                <table:data-pilot-member table:name="83000" table:display="true" table:show-details="true"/>
                <table:data-pilot-member table:name="83500" table:display="true" table:show-details="true"/>
                <table:data-pilot-member table:name="84000" table:display="true" table:show-details="true"/>
                <table:data-pilot-member table:name="84500" table:display="true" table:show-details="true"/>
                <table:data-pilot-member table:name="85000" table:display="true" table:show-details="true"/>
                <table:data-pilot-member table:name="85500" table:display="true" table:show-details="true"/>
                <table:data-pilot-member table:name="86000" table:display="true" table:show-details="true"/>
                <table:data-pilot-member table:name="86500" table:display="true" table:show-details="true"/>
                <table:data-pilot-member table:name="87000" table:display="true" table:show-details="true"/>
                <table:data-pilot-member table:name="87500" table:display="true" table:show-details="true"/>
                <table:data-pilot-member table:name="88000" table:display="true" table:show-details="true"/>
                <table:data-pilot-member table:name="88500" table:display="true" table:show-details="true"/>
                <table:data-pilot-member table:name="89000" table:display="true" table:show-details="true"/>
                <table:data-pilot-member table:name="89500" table:display="true" table:show-details="true"/>
                <table:data-pilot-member table:name="90000" table:display="true" table:show-details="true"/>
                <table:data-pilot-member table:name="90500" table:display="true" table:show-details="true"/>
                <table:data-pilot-member table:name="91000" table:display="true" table:show-details="true"/>
                <table:data-pilot-member table:name="91500" table:display="true" table:show-details="true"/>
                <table:data-pilot-member table:name="92000" table:display="true" table:show-details="true"/>
                <table:data-pilot-member table:name="92500" table:display="true" table:show-details="true"/>
                <table:data-pilot-member table:name="93000" table:display="true" table:show-details="true"/>
                <table:data-pilot-member table:name="93500" table:display="true" table:show-details="true"/>
                <table:data-pilot-member table:name="94000" table:display="true" table:show-details="true"/>
                <table:data-pilot-member table:name="94500" table:display="true" table:show-details="true"/>
                <table:data-pilot-member table:name="95000" table:display="true" table:show-details="true"/>
                <table:data-pilot-member table:name="95500" table:display="true" table:show-details="true"/>
                <table:data-pilot-member table:name="96000" table:display="true" table:show-details="true"/>
                <table:data-pilot-member table:name="96500" table:display="true" table:show-details="true"/>
                <table:data-pilot-member table:name="97000" table:display="true" table:show-details="true"/>
                <table:data-pilot-member table:name="97500" table:display="true" table:show-details="true"/>
                <table:data-pilot-member table:name="98000" table:display="true" table:show-details="true"/>
                <table:data-pilot-member table:name="98500" table:display="true" table:show-details="true"/>
                <table:data-pilot-member table:name="99000" table:display="true" table:show-details="true"/>
                <table:data-pilot-member table:name="99500" table:display="true" table:show-details="true"/>
                <table:data-pilot-member table:name="1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 Take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15625" table:display="true" table:show-details="true"/>
                <table:data-pilot-member table:name="0.03125" table:display="true" table:show-details="true"/>
                <table:data-pilot-member table:name="0.046875" table:display="true" table:show-details="true"/>
                <table:data-pilot-member table:name="0.0625" table:display="true" table:show-details="true"/>
                <table:data-pilot-member table:name="0.078125" table:display="true" table:show-details="true"/>
                <table:data-pilot-member table:name="0.09375" table:display="true" table:show-details="true"/>
                <table:data-pilot-member table:name="0.109375" table:display="true" table:show-details="true"/>
                <table:data-pilot-member table:name="0.125" table:display="true" table:show-details="true"/>
                <table:data-pilot-member table:name="0.140625" table:display="true" table:show-details="true"/>
                <table:data-pilot-member table:name="0.15625" table:display="true" table:show-details="true"/>
                <table:data-pilot-member table:name="0.171875" table:display="true" table:show-details="true"/>
                <table:data-pilot-member table:name="0.1875" table:display="true" table:show-details="true"/>
                <table:data-pilot-member table:name="0.203125" table:display="true" table:show-details="true"/>
                <table:data-pilot-member table:name="0.21875" table:display="true" table:show-details="true"/>
                <table:data-pilot-member table:name="0.234375" table:display="true" table:show-details="true"/>
                <table:data-pilot-member table:name="0.25" table:display="true" table:show-details="true"/>
                <table:data-pilot-member table:name="0.265625" table:display="true" table:show-details="true"/>
                <table:data-pilot-member table:name="0.28125" table:display="true" table:show-details="true"/>
                <table:data-pilot-member table:name="0.296875" table:display="true" table:show-details="true"/>
                <table:data-pilot-member table:name="0.3125" table:display="true" table:show-details="true"/>
                <table:data-pilot-member table:name="0.328125" table:display="true" table:show-details="true"/>
                <table:data-pilot-member table:name="0.34375" table:display="true" table:show-details="true"/>
                <table:data-pilot-member table:name="0.359375" table:display="true" table:show-details="true"/>
                <table:data-pilot-member table:name="0.375" table:display="true" table:show-details="true"/>
                <table:data-pilot-member table:name="0.390625" table:display="true" table:show-details="true"/>
                <table:data-pilot-member table:name="0.40625" table:display="true" table:show-details="true"/>
                <table:data-pilot-member table:name="0.421875" table:display="true" table:show-details="true"/>
                <table:data-pilot-member table:name="0.4375" table:display="true" table:show-details="true"/>
                <table:data-pilot-member table:name="0.453125" table:display="true" table:show-details="true"/>
                <table:data-pilot-member table:name="0.46875" table:display="true" table:show-details="true"/>
                <table:data-pilot-member table:name="0.484375" table:display="true" table:show-details="true"/>
                <table:data-pilot-member table:name="0.5" table:display="true" table:show-details="true"/>
                <table:data-pilot-member table:name="0.515625" table:display="true" table:show-details="true"/>
                <table:data-pilot-member table:name="0.53125" table:display="true" table:show-details="true"/>
                <table:data-pilot-member table:name="0.546875" table:display="true" table:show-details="true"/>
                <table:data-pilot-member table:name="0.5625" table:display="true" table:show-details="true"/>
                <table:data-pilot-member table:name="0.578125" table:display="true" table:show-details="true"/>
                <table:data-pilot-member table:name="0.59375" table:display="true" table:show-details="true"/>
                <table:data-pilot-member table:name="0.609375" table:display="true" table:show-details="true"/>
                <table:data-pilot-member table:name="0.625" table:display="true" table:show-details="true"/>
                <table:data-pilot-member table:name="0.640625" table:display="true" table:show-details="true"/>
                <table:data-pilot-member table:name="0.65625" table:display="true" table:show-details="true"/>
                <table:data-pilot-member table:name="0.671875" table:display="true" table:show-details="true"/>
                <table:data-pilot-member table:name="0.6875" table:display="true" table:show-details="true"/>
                <table:data-pilot-member table:name="0.703125" table:display="true" table:show-details="true"/>
                <table:data-pilot-member table:name="0.71875" table:display="true" table:show-details="true"/>
                <table:data-pilot-member table:name="0.734375" table:display="true" table:show-details="true"/>
                <table:data-pilot-member table:name="0.765625" table:display="true" table:show-details="true"/>
                <table:data-pilot-member table:name="0.78125" table:display="true" table:show-details="true"/>
                <table:data-pilot-member table:name="0.796875" table:display="true" table:show-details="true"/>
                <table:data-pilot-member table:name="0.8125" table:display="true" table:show-details="true"/>
                <table:data-pilot-member table:name="0.828125" table:display="true" table:show-details="true"/>
                <table:data-pilot-member table:name="0.84375" table:display="true" table:show-details="true"/>
                <table:data-pilot-member table:name="0.859375" table:display="true" table:show-details="true"/>
                <table:data-pilot-member table:name="0.875" table:display="true" table:show-details="true"/>
                <table:data-pilot-member table:name="0.890625" table:display="true" table:show-details="true"/>
                <table:data-pilot-member table:name="0.90625" table:display="true" table:show-details="true"/>
                <table:data-pilot-member table:name="0.921875" table:display="true" table:show-details="true"/>
                <table:data-pilot-member table:name="0.9375" table:display="true" table:show-details="true"/>
                <table:data-pilot-member table:name="0.953125" table:display="true" table:show-details="true"/>
                <table:data-pilot-member table:name="0.96875" table:display="true" table:show-details="true"/>
                <table:data-pilot-member table:name="0.984375" table:display="true" table:show-details="true"/>
                <table:data-pilot-member table:name="1" table:display="true" table:show-details="true"/>
                <table:data-pilot-member table:name="1.015625" table:display="true" table:show-details="true"/>
                <table:data-pilot-member table:name="1.03125" table:display="true" table:show-details="true"/>
                <table:data-pilot-member table:name="1.046875" table:display="true" table:show-details="true"/>
                <table:data-pilot-member table:name="1.0625" table:display="true" table:show-details="true"/>
                <table:data-pilot-member table:name="1.078125" table:display="true" table:show-details="true"/>
                <table:data-pilot-member table:name="1.09375" table:display="true" table:show-details="true"/>
                <table:data-pilot-member table:name="1.109375" table:display="true" table:show-details="true"/>
                <table:data-pilot-member table:name="1.125" table:display="true" table:show-details="true"/>
                <table:data-pilot-member table:name="1.140625" table:display="true" table:show-details="true"/>
                <table:data-pilot-member table:name="1.15625" table:display="true" table:show-details="true"/>
                <table:data-pilot-member table:name="1.171875" table:display="true" table:show-details="true"/>
                <table:data-pilot-member table:name="1.203125" table:display="true" table:show-details="true"/>
                <table:data-pilot-member table:name="1.21875" table:display="true" table:show-details="true"/>
                <table:data-pilot-member table:name="1.234375" table:display="true" table:show-details="true"/>
                <table:data-pilot-member table:name="1.25" table:display="true" table:show-details="true"/>
                <table:data-pilot-member table:name="1.265625" table:display="true" table:show-details="true"/>
                <table:data-pilot-member table:name="1.28125" table:display="true" table:show-details="true"/>
                <table:data-pilot-member table:name="1.296875" table:display="true" table:show-details="true"/>
                <table:data-pilot-member table:name="1.3125" table:display="true" table:show-details="true"/>
                <table:data-pilot-member table:name="1.328125" table:display="true" table:show-details="true"/>
                <table:data-pilot-member table:name="1.34375" table:display="true" table:show-details="true"/>
                <table:data-pilot-member table:name="1.359375" table:display="true" table:show-details="true"/>
                <table:data-pilot-member table:name="1.375" table:display="true" table:show-details="true"/>
                <table:data-pilot-member table:name="1.390625" table:display="true" table:show-details="true"/>
                <table:data-pilot-member table:name="1.40625" table:display="true" table:show-details="true"/>
                <table:data-pilot-member table:name="1.421875" table:display="true" table:show-details="true"/>
                <table:data-pilot-member table:name="1.4375" table:display="true" table:show-details="true"/>
                <table:data-pilot-member table:name="1.453125" table:display="true" table:show-details="true"/>
                <table:data-pilot-member table:name="1.46875" table:display="true" table:show-details="true"/>
                <table:data-pilot-member table:name="1.484375" table:display="true" table:show-details="true"/>
                <table:data-pilot-member table:name="1.5" table:display="true" table:show-details="true"/>
                <table:data-pilot-member table:name="1.515625" table:display="true" table:show-details="true"/>
                <table:data-pilot-member table:name="1.53125" table:display="true" table:show-details="true"/>
                <table:data-pilot-member table:name="1.546875" table:display="true" table:show-details="true"/>
                <table:data-pilot-member table:name="1.5625" table:display="true" table:show-details="true"/>
                <table:data-pilot-member table:name="1.578125" table:display="true" table:show-details="true"/>
                <table:data-pilot-member table:name="1.59375" table:display="true" table:show-details="true"/>
                <table:data-pilot-member table:name="1.609375" table:display="true" table:show-details="true"/>
                <table:data-pilot-member table:name="1.625" table:display="true" table:show-details="true"/>
                <table:data-pilot-member table:name="1.640625" table:display="true" table:show-details="true"/>
                <table:data-pilot-member table:name="1.65625" table:display="true" table:show-details="true"/>
                <table:data-pilot-member table:name="1.671875" table:display="true" table:show-details="true"/>
                <table:data-pilot-member table:name="1.6875" table:display="true" table:show-details="true"/>
                <table:data-pilot-member table:name="1.703125" table:display="true" table:show-details="true"/>
                <table:data-pilot-member table:name="1.71875" table:display="true" table:show-details="true"/>
                <table:data-pilot-member table:name="1.734375" table:display="true" table:show-details="true"/>
                <table:data-pilot-member table:name="1.75" table:display="true" table:show-details="true"/>
                <table:data-pilot-member table:name="1.765625" table:display="true" table:show-details="true"/>
                <table:data-pilot-member table:name="1.78125" table:display="true" table:show-details="true"/>
                <table:data-pilot-member table:name="1.796875" table:display="true" table:show-details="true"/>
                <table:data-pilot-member table:name="1.8125" table:display="true" table:show-details="true"/>
                <table:data-pilot-member table:name="1.828125" table:display="true" table:show-details="true"/>
                <table:data-pilot-member table:name="1.84375" table:display="true" table:show-details="true"/>
                <table:data-pilot-member table:name="1.859375" table:display="true" table:show-details="true"/>
                <table:data-pilot-member table:name="1.875" table:display="true" table:show-details="true"/>
                <table:data-pilot-member table:name="1.890625" table:display="true" table:show-details="true"/>
                <table:data-pilot-member table:name="1.90625" table:display="true" table:show-details="true"/>
                <table:data-pilot-member table:name="1.921875" table:display="true" table:show-details="true"/>
                <table:data-pilot-member table:name="1.9375" table:display="true" table:show-details="true"/>
                <table:data-pilot-member table:name="1.953125" table:display="true" table:show-details="true"/>
                <table:data-pilot-member table:name="1.96875" table:display="true" table:show-details="true"/>
                <table:data-pilot-member table:name="1.984375" table:display="true" table:show-details="true"/>
                <table:data-pilot-member table:name="2" table:display="true" table:show-details="true"/>
                <table:data-pilot-member table:name="2.015625" table:display="true" table:show-details="true"/>
                <table:data-pilot-member table:name="2.03125" table:display="true" table:show-details="true"/>
                <table:data-pilot-member table:name="2.046875" table:display="true" table:show-details="true"/>
                <table:data-pilot-member table:name="2.0625" table:display="true" table:show-details="true"/>
                <table:data-pilot-member table:name="2.078125" table:display="true" table:show-details="true"/>
                <table:data-pilot-member table:name="2.09375" table:display="true" table:show-details="true"/>
                <table:data-pilot-member table:name="2.109375" table:display="true" table:show-details="true"/>
                <table:data-pilot-member table:name="2.125" table:display="true" table:show-details="true"/>
                <table:data-pilot-member table:name="2.140625" table:display="true" table:show-details="true"/>
                <table:data-pilot-member table:name="2.15625" table:display="true" table:show-details="true"/>
                <table:data-pilot-member table:name="2.171875" table:display="true" table:show-details="true"/>
                <table:data-pilot-member table:name="2.1875" table:display="true" table:show-details="true"/>
                <table:data-pilot-member table:name="2.203125" table:display="true" table:show-details="true"/>
                <table:data-pilot-member table:name="2.21875" table:display="true" table:show-details="true"/>
                <table:data-pilot-member table:name="2.234375" table:display="true" table:show-details="true"/>
                <table:data-pilot-member table:name="2.265625" table:display="true" table:show-details="true"/>
                <table:data-pilot-member table:name="2.28125" table:display="true" table:show-details="true"/>
                <table:data-pilot-member table:name="2.296875" table:display="true" table:show-details="true"/>
                <table:data-pilot-member table:name="2.328125" table:display="true" table:show-details="true"/>
                <table:data-pilot-member table:name="2.34375" table:display="true" table:show-details="true"/>
                <table:data-pilot-member table:name="2.375" table:display="true" table:show-details="true"/>
                <table:data-pilot-member table:name="2.390625" table:display="true" table:show-details="true"/>
                <table:data-pilot-member table:name="2.40625" table:display="true" table:show-details="true"/>
                <table:data-pilot-member table:name="2.421875" table:display="true" table:show-details="true"/>
                <table:data-pilot-member table:name="2.4375" table:display="true" table:show-details="true"/>
                <table:data-pilot-member table:name="2.453125" table:display="true" table:show-details="true"/>
                <table:data-pilot-member table:name="2.46875" table:display="true" table:show-details="true"/>
                <table:data-pilot-member table:name="2.484375" table:display="true" table:show-details="true"/>
                <table:data-pilot-member table:name="2.5" table:display="true" table:show-details="true"/>
                <table:data-pilot-member table:name="2.515625" table:display="true" table:show-details="true"/>
                <table:data-pilot-member table:name="2.53125" table:display="true" table:show-details="true"/>
                <table:data-pilot-member table:name="2.546875" table:display="true" table:show-details="true"/>
                <table:data-pilot-member table:name="2.5625" table:display="true" table:show-details="true"/>
                <table:data-pilot-member table:name="2.578125" table:display="true" table:show-details="true"/>
                <table:data-pilot-member table:name="2.59375" table:display="true" table:show-details="true"/>
                <table:data-pilot-member table:name="2.609375" table:display="true" table:show-details="true"/>
                <table:data-pilot-member table:name="2.625" table:display="true" table:show-details="true"/>
                <table:data-pilot-member table:name="2.640625" table:display="true" table:show-details="true"/>
                <table:data-pilot-member table:name="2.65625" table:display="true" table:show-details="true"/>
                <table:data-pilot-member table:name="2.671875" table:display="true" table:show-details="true"/>
                <table:data-pilot-member table:name="2.6875" table:display="true" table:show-details="true"/>
                <table:data-pilot-member table:name="2.703125" table:display="true" table:show-details="true"/>
                <table:data-pilot-member table:name="2.71875" table:display="true" table:show-details="true"/>
                <table:data-pilot-member table:name="2.734375" table:display="true" table:show-details="true"/>
                <table:data-pilot-member table:name="2.75" table:display="true" table:show-details="true"/>
                <table:data-pilot-member table:name="2.765625" table:display="true" table:show-details="true"/>
                <table:data-pilot-member table:name="2.78125" table:display="true" table:show-details="true"/>
                <table:data-pilot-member table:name="2.8125" table:display="true" table:show-details="true"/>
                <table:data-pilot-member table:name="2.828125" table:display="true" table:show-details="true"/>
                <table:data-pilot-member table:name="2.84375" table:display="true" table:show-details="true"/>
                <table:data-pilot-member table:name="2.859375" table:display="true" table:show-details="true"/>
                <table:data-pilot-member table:name="2.875" table:display="true" table:show-details="true"/>
                <table:data-pilot-member table:name="2.890625" table:display="true" table:show-details="true"/>
                <table:data-pilot-member table:name="2.90625" table:display="true" table:show-details="true"/>
                <table:data-pilot-member table:name="2.921875" table:display="true" table:show-details="true"/>
                <table:data-pilot-member table:name="2.9375" table:display="true" table:show-details="true"/>
                <table:data-pilot-member table:name="2.953125" table:display="true" table:show-details="true"/>
                <table:data-pilot-member table:name="2.96875" table:display="true" table:show-details="true"/>
                <table:data-pilot-member table:name="2.984375" table:display="true" table:show-details="true"/>
                <table:data-pilot-member table:name="3" table:display="true" table:show-details="true"/>
                <table:data-pilot-member table:name="3.015625" table:display="true" table:show-details="true"/>
                <table:data-pilot-member table:name="3.03125" table:display="true" table:show-details="true"/>
                <table:data-pilot-member table:name="3.046875" table:display="true" table:show-details="true"/>
                <table:data-pilot-member table:name="3.0625" table:display="true" table:show-details="true"/>
                <table:data-pilot-member table:name="3.078125" table:display="true" table:show-details="true"/>
                <table:data-pilot-member table:name="3.09375" table:display="true" table:show-details="true"/>
                <table:data-pilot-member table:name="3.109375" table:display="true" table:show-details="true"/>
                <table:data-pilot-member table:name="3.125" table:display="true" table:show-details="true"/>
                <table:data-pilot-member table:name="3.140625" table:display="true" table:show-details="true"/>
                <table:data-pilot-member table:name="3.15625" table:display="true" table:show-details="true"/>
                <table:data-pilot-member table:name="3.171875" table:display="true" table:show-details="true"/>
                <table:data-pilot-member table:name="3.1875" table:display="true" table:show-details="true"/>
                <table:data-pilot-member table:name="3.203125" table:display="true" table:show-details="true"/>
                <table:data-pilot-member table:name="3.21875" table:display="true" table:show-details="true"/>
                <table:data-pilot-member table:name="3.234375" table:display="true" table:show-details="true"/>
                <table:data-pilot-member table:name="3.265625" table:display="true" table:show-details="true"/>
                <table:data-pilot-member table:name="3.28125" table:display="true" table:show-details="true"/>
                <table:data-pilot-member table:name="3.3125" table:display="true" table:show-details="true"/>
                <table:data-pilot-member table:name="3.328125" table:display="true" table:show-details="true"/>
                <table:data-pilot-member table:name="3.34375" table:display="true" table:show-details="true"/>
                <table:data-pilot-member table:name="3.390625" table:display="true" table:show-details="true"/>
                <table:data-pilot-member table:name="3.40625" table:display="true" table:show-details="true"/>
                <table:data-pilot-member table:name="3.453125" table:display="true" table:show-details="true"/>
                <table:data-pilot-member table:name="3.46875" table:display="true" table:show-details="true"/>
                <table:data-pilot-member table:name="3.484375" table:display="true" table:show-details="true"/>
                <table:data-pilot-member table:name="3.5" table:display="true" table:show-details="true"/>
                <table:data-pilot-member table:name="3.53125" table:display="true" table:show-details="true"/>
                <table:data-pilot-member table:name="3.546875" table:display="true" table:show-details="true"/>
                <table:data-pilot-member table:name="3.5625" table:display="true" table:show-details="true"/>
                <table:data-pilot-member table:name="3.578125" table:display="true" table:show-details="true"/>
                <table:data-pilot-member table:name="3.59375" table:display="true" table:show-details="true"/>
                <table:data-pilot-member table:name="3.609375" table:display="true" table:show-details="true"/>
                <table:data-pilot-member table:name="3.625" table:display="true" table:show-details="true"/>
                <table:data-pilot-member table:name="3.671875" table:display="true" table:show-details="true"/>
                <table:data-pilot-member table:name="3.6875" table:display="true" table:show-details="true"/>
                <table:data-pilot-member table:name="3.703125" table:display="true" table:show-details="true"/>
                <table:data-pilot-member table:name="3.71875" table:display="true" table:show-details="true"/>
                <table:data-pilot-member table:name="3.734375" table:display="true" table:show-details="true"/>
                <table:data-pilot-member table:name="3.765625" table:display="true" table:show-details="true"/>
                <table:data-pilot-member table:name="3.78125" table:display="true" table:show-details="true"/>
                <table:data-pilot-member table:name="3.796875" table:display="true" table:show-details="true"/>
                <table:data-pilot-member table:name="3.84375" table:display="true" table:show-details="true"/>
                <table:data-pilot-member table:name="3.859375" table:display="true" table:show-details="true"/>
                <table:data-pilot-member table:name="3.875" table:display="true" table:show-details="true"/>
                <table:data-pilot-member table:name="3.890625" table:display="true" table:show-details="true"/>
                <table:data-pilot-member table:name="3.90625" table:display="true" table:show-details="true"/>
                <table:data-pilot-member table:name="3.9375" table:display="true" table:show-details="true"/>
                <table:data-pilot-member table:name="3.953125" table:display="true" table:show-details="true"/>
                <table:data-pilot-member table:name="3.96875" table:display="true" table:show-details="true"/>
                <table:data-pilot-member table:name="3.984375" table:display="true" table:show-details="true"/>
                <table:data-pilot-member table:name="4" table:display="true" table:show-details="true"/>
                <table:data-pilot-member table:name="4.015625" table:display="true" table:show-details="true"/>
                <table:data-pilot-member table:name="4.03125" table:display="true" table:show-details="true"/>
                <table:data-pilot-member table:name="4.046875" table:display="true" table:show-details="true"/>
                <table:data-pilot-member table:name="4.0625" table:display="true" table:show-details="true"/>
                <table:data-pilot-member table:name="4.09375" table:display="true" table:show-details="true"/>
                <table:data-pilot-member table:name="4.109375" table:display="true" table:show-details="true"/>
                <table:data-pilot-member table:name="4.125" table:display="true" table:show-details="true"/>
                <table:data-pilot-member table:name="4.171875" table:display="true" table:show-details="true"/>
                <table:data-pilot-member table:name="4.1875" table:display="true" table:show-details="true"/>
                <table:data-pilot-member table:name="4.203125" table:display="true" table:show-details="true"/>
                <table:data-pilot-member table:name="4.21875" table:display="true" table:show-details="true"/>
                <table:data-pilot-member table:name="4.234375" table:display="true" table:show-details="true"/>
                <table:data-pilot-member table:name="4.25" table:display="true" table:show-details="true"/>
                <table:data-pilot-member table:name="4.3125" table:display="true" table:show-details="true"/>
                <table:data-pilot-member table:name="4.328125" table:display="true" table:show-details="true"/>
                <table:data-pilot-member table:name="4.359375" table:display="true" table:show-details="true"/>
                <table:data-pilot-member table:name="4.375" table:display="true" table:show-details="true"/>
                <table:data-pilot-member table:name="4.390625" table:display="true" table:show-details="true"/>
                <table:data-pilot-member table:name="4.40625" table:display="true" table:show-details="true"/>
                <table:data-pilot-member table:name="4.4375" table:display="true" table:show-details="true"/>
                <table:data-pilot-member table:name="4.453125" table:display="true" table:show-details="true"/>
                <table:data-pilot-member table:name="4.46875" table:display="true" table:show-details="true"/>
                <table:data-pilot-member table:name="4.484375" table:display="true" table:show-details="true"/>
                <table:data-pilot-member table:name="4.5" table:display="true" table:show-details="true"/>
                <table:data-pilot-member table:name="4.53125" table:display="true" table:show-details="true"/>
                <table:data-pilot-member table:name="4.546875" table:display="true" table:show-details="true"/>
                <table:data-pilot-member table:name="4.5625" table:display="true" table:show-details="true"/>
                <table:data-pilot-member table:name="4.578125" table:display="true" table:show-details="true"/>
                <table:data-pilot-member table:name="4.59375" table:display="true" table:show-details="true"/>
                <table:data-pilot-member table:name="4.609375" table:display="true" table:show-details="true"/>
                <table:data-pilot-member table:name="4.625" table:display="true" table:show-details="true"/>
                <table:data-pilot-member table:name="4.671875" table:display="true" table:show-details="true"/>
                <table:data-pilot-member table:name="4.6875" table:display="true" table:show-details="true"/>
                <table:data-pilot-member table:name="4.703125" table:display="true" table:show-details="true"/>
                <table:data-pilot-member table:name="4.734375" table:display="true" table:show-details="true"/>
                <table:data-pilot-member table:name="4.75" table:display="true" table:show-details="true"/>
                <table:data-pilot-member table:name="4.765625" table:display="true" table:show-details="true"/>
                <table:data-pilot-member table:name="4.78125" table:display="true" table:show-details="true"/>
                <table:data-pilot-member table:name="4.8125" table:display="true" table:show-details="true"/>
                <table:data-pilot-member table:name="4.828125" table:display="true" table:show-details="true"/>
                <table:data-pilot-member table:name="4.84375" table:display="true" table:show-details="true"/>
                <table:data-pilot-member table:name="4.875" table:display="true" table:show-details="true"/>
                <table:data-pilot-member table:name="4.890625" table:display="true" table:show-details="true"/>
                <table:data-pilot-member table:name="4.90625" table:display="true" table:show-details="true"/>
                <table:data-pilot-member table:name="4.921875" table:display="true" table:show-details="true"/>
                <table:data-pilot-member table:name="4.953125" table:display="true" table:show-details="true"/>
                <table:data-pilot-member table:name="4.984375" table:display="true" table:show-details="true"/>
                <table:data-pilot-member table:name="5" table:display="true" table:show-details="true"/>
                <table:data-pilot-member table:name="5.015625" table:display="true" table:show-details="true"/>
                <table:data-pilot-member table:name="5.03125" table:display="true" table:show-details="true"/>
                <table:data-pilot-member table:name="5.0625" table:display="true" table:show-details="true"/>
                <table:data-pilot-member table:name="5.09375" table:display="true" table:show-details="true"/>
                <table:data-pilot-member table:name="5.109375" table:display="true" table:show-details="true"/>
                <table:data-pilot-member table:name="5.15625" table:display="true" table:show-details="true"/>
                <table:data-pilot-member table:name="5.203125" table:display="true" table:show-details="true"/>
                <table:data-pilot-member table:name="5.234375" table:display="true" table:show-details="true"/>
                <table:data-pilot-member table:name="5.25" table:display="true" table:show-details="true"/>
                <table:data-pilot-member table:name="5.265625" table:display="true" table:show-details="true"/>
                <table:data-pilot-member table:name="5.28125" table:display="true" table:show-details="true"/>
                <table:data-pilot-member table:name="5.328125" table:display="true" table:show-details="true"/>
                <table:data-pilot-member table:name="5.34375" table:display="true" table:show-details="true"/>
                <table:data-pilot-member table:name="5.359375" table:display="true" table:show-details="true"/>
                <table:data-pilot-member table:name="5.375" table:display="true" table:show-details="true"/>
                <table:data-pilot-member table:name="5.390625" table:display="true" table:show-details="true"/>
                <table:data-pilot-member table:name="5.40625" table:display="true" table:show-details="true"/>
                <table:data-pilot-member table:name="5.453125" table:display="true" table:show-details="true"/>
                <table:data-pilot-member table:name="5.46875" table:display="true" table:show-details="true"/>
                <table:data-pilot-member table:name="5.484375" table:display="true" table:show-details="true"/>
                <table:data-pilot-member table:name="5.5" table:display="true" table:show-details="true"/>
                <table:data-pilot-member table:name="5.53125" table:display="true" table:show-details="true"/>
                <table:data-pilot-member table:name="5.546875" table:display="true" table:show-details="true"/>
                <table:data-pilot-member table:name="5.5625" table:display="true" table:show-details="true"/>
                <table:data-pilot-member table:name="5.59375" table:display="true" table:show-details="true"/>
                <table:data-pilot-member table:name="5.625" table:display="true" table:show-details="true"/>
                <table:data-pilot-member table:name="5.65625" table:display="true" table:show-details="true"/>
                <table:data-pilot-member table:name="5.703125" table:display="true" table:show-details="true"/>
                <table:data-pilot-member table:name="5.734375" table:display="true" table:show-details="true"/>
                <table:data-pilot-member table:name="5.75" table:display="true" table:show-details="true"/>
                <table:data-pilot-member table:name="5.78125" table:display="true" table:show-details="true"/>
                <table:data-pilot-member table:name="5.796875" table:display="true" table:show-details="true"/>
                <table:data-pilot-member table:name="5.8125" table:display="true" table:show-details="true"/>
                <table:data-pilot-member table:name="5.84375" table:display="true" table:show-details="true"/>
                <table:data-pilot-member table:name="5.859375" table:display="true" table:show-details="true"/>
                <table:data-pilot-member table:name="5.875" table:display="true" table:show-details="true"/>
                <table:data-pilot-member table:name="5.890625" table:display="true" table:show-details="true"/>
                <table:data-pilot-member table:name="5.921875" table:display="true" table:show-details="true"/>
                <table:data-pilot-member table:name="5.9375" table:display="true" table:show-details="true"/>
                <table:data-pilot-member table:name="5.953125" table:display="true" table:show-details="true"/>
                <table:data-pilot-member table:name="5.96875" table:display="true" table:show-details="true"/>
                <table:data-pilot-member table:name="6" table:display="true" table:show-details="true"/>
                <table:data-pilot-member table:name="6.015625" table:display="true" table:show-details="true"/>
                <table:data-pilot-member table:name="6.046875" table:display="true" table:show-details="true"/>
                <table:data-pilot-member table:name="6.0625" table:display="true" table:show-details="true"/>
                <table:data-pilot-member table:name="6.09375" table:display="true" table:show-details="true"/>
                <table:data-pilot-member table:name="6.125" table:display="true" table:show-details="true"/>
                <table:data-pilot-member table:name="6.140625" table:display="true" table:show-details="true"/>
                <table:data-pilot-member table:name="6.15625" table:display="true" table:show-details="true"/>
                <table:data-pilot-member table:name="6.171875" table:display="true" table:show-details="true"/>
                <table:data-pilot-member table:name="6.1875" table:display="true" table:show-details="true"/>
                <table:data-pilot-member table:name="6.203125" table:display="true" table:show-details="true"/>
                <table:data-pilot-member table:name="6.21875" table:display="true" table:show-details="true"/>
                <table:data-pilot-member table:name="6.234375" table:display="true" table:show-details="true"/>
                <table:data-pilot-member table:name="6.25" table:display="true" table:show-details="true"/>
                <table:data-pilot-member table:name="6.265625" table:display="true" table:show-details="true"/>
                <table:data-pilot-member table:name="6.28125" table:display="true" table:show-details="true"/>
                <table:data-pilot-member table:name="6.296875" table:display="true" table:show-details="true"/>
                <table:data-pilot-member table:name="6.328125" table:display="true" table:show-details="true"/>
                <table:data-pilot-member table:name="6.34375" table:display="true" table:show-details="true"/>
                <table:data-pilot-member table:name="6.359375" table:display="true" table:show-details="true"/>
                <table:data-pilot-member table:name="6.375" table:display="true" table:show-details="true"/>
                <table:data-pilot-member table:name="6.390625" table:display="true" table:show-details="true"/>
                <table:data-pilot-member table:name="6.46875" table:display="true" table:show-details="true"/>
                <table:data-pilot-member table:name="6.484375" table:display="true" table:show-details="true"/>
                <table:data-pilot-member table:name="6.5" table:display="true" table:show-details="true"/>
                <table:data-pilot-member table:name="6.515625" table:display="true" table:show-details="true"/>
                <table:data-pilot-member table:name="6.53125" table:display="true" table:show-details="true"/>
                <table:data-pilot-member table:name="6.546875" table:display="true" table:show-details="true"/>
                <table:data-pilot-member table:name="6.5625" table:display="true" table:show-details="true"/>
                <table:data-pilot-member table:name="6.59375" table:display="true" table:show-details="true"/>
                <table:data-pilot-member table:name="6.609375" table:display="true" table:show-details="true"/>
                <table:data-pilot-member table:name="6.65625" table:display="true" table:show-details="true"/>
                <table:data-pilot-member table:name="6.671875" table:display="true" table:show-details="true"/>
                <table:data-pilot-member table:name="6.6875" table:display="true" table:show-details="true"/>
                <table:data-pilot-member table:name="6.703125" table:display="true" table:show-details="true"/>
                <table:data-pilot-member table:name="6.71875" table:display="true" table:show-details="true"/>
                <table:data-pilot-member table:name="6.734375" table:display="true" table:show-details="true"/>
                <table:data-pilot-member table:name="6.75" table:display="true" table:show-details="true"/>
                <table:data-pilot-member table:name="6.765625" table:display="true" table:show-details="true"/>
                <table:data-pilot-member table:name="6.78125" table:display="true" table:show-details="true"/>
                <table:data-pilot-member table:name="6.796875" table:display="true" table:show-details="true"/>
                <table:data-pilot-member table:name="6.8125" table:display="true" table:show-details="true"/>
                <table:data-pilot-member table:name="6.84375" table:display="true" table:show-details="true"/>
                <table:data-pilot-member table:name="6.859375" table:display="true" table:show-details="true"/>
                <table:data-pilot-member table:name="6.875" table:display="true" table:show-details="true"/>
                <table:data-pilot-member table:name="6.890625" table:display="true" table:show-details="true"/>
                <table:data-pilot-member table:name="6.90625" table:display="true" table:show-details="true"/>
                <table:data-pilot-member table:name="6.921875" table:display="true" table:show-details="true"/>
                <table:data-pilot-member table:name="6.9375" table:display="true" table:show-details="true"/>
                <table:data-pilot-member table:name="6.953125" table:display="true" table:show-details="true"/>
                <table:data-pilot-member table:name="6.96875" table:display="true" table:show-details="true"/>
                <table:data-pilot-member table:name="6.984375" table:display="true" table:show-details="true"/>
                <table:data-pilot-member table:name="7.015625" table:display="true" table:show-details="true"/>
                <table:data-pilot-member table:name="7.046875" table:display="true" table:show-details="true"/>
                <table:data-pilot-member table:name="7.0625" table:display="true" table:show-details="true"/>
                <table:data-pilot-member table:name="7.078125" table:display="true" table:show-details="true"/>
                <table:data-pilot-member table:name="7.09375" table:display="true" table:show-details="true"/>
                <table:data-pilot-member table:name="7.109375" table:display="true" table:show-details="true"/>
                <table:data-pilot-member table:name="7.125" table:display="true" table:show-details="true"/>
                <table:data-pilot-member table:name="7.140625" table:display="true" table:show-details="true"/>
                <table:data-pilot-member table:name="7.171875" table:display="true" table:show-details="true"/>
                <table:data-pilot-member table:name="7.1875" table:display="true" table:show-details="true"/>
                <table:data-pilot-member table:name="7.21875" table:display="true" table:show-details="true"/>
                <table:data-pilot-member table:name="7.25" table:display="true" table:show-details="true"/>
                <table:data-pilot-member table:name="7.265625" table:display="true" table:show-details="true"/>
                <table:data-pilot-member table:name="7.296875" table:display="true" table:show-details="true"/>
                <table:data-pilot-member table:name="7.328125" table:display="true" table:show-details="true"/>
                <table:data-pilot-member table:name="7.359375" table:display="true" table:show-details="true"/>
                <table:data-pilot-member table:name="7.375" table:display="true" table:show-details="true"/>
                <table:data-pilot-member table:name="7.390625" table:display="true" table:show-details="true"/>
                <table:data-pilot-member table:name="7.40625" table:display="true" table:show-details="true"/>
                <table:data-pilot-member table:name="7.421875" table:display="true" table:show-details="true"/>
                <table:data-pilot-member table:name="7.453125" table:display="true" table:show-details="true"/>
                <table:data-pilot-member table:name="7.46875" table:display="true" table:show-details="true"/>
                <table:data-pilot-member table:name="7.515625" table:display="true" table:show-details="true"/>
                <table:data-pilot-member table:name="7.53125" table:display="true" table:show-details="true"/>
                <table:data-pilot-member table:name="7.546875" table:display="true" table:show-details="true"/>
                <table:data-pilot-member table:name="7.578125" table:display="true" table:show-details="true"/>
                <table:data-pilot-member table:name="7.59375" table:display="true" table:show-details="true"/>
                <table:data-pilot-member table:name="7.640625" table:display="true" table:show-details="true"/>
                <table:data-pilot-member table:name="7.65625" table:display="true" table:show-details="true"/>
                <table:data-pilot-member table:name="7.671875" table:display="true" table:show-details="true"/>
                <table:data-pilot-member table:name="7.703125" table:display="true" table:show-details="true"/>
                <table:data-pilot-member table:name="7.71875" table:display="true" table:show-details="true"/>
                <table:data-pilot-member table:name="7.734375" table:display="true" table:show-details="true"/>
                <table:data-pilot-member table:name="7.765625" table:display="true" table:show-details="true"/>
                <table:data-pilot-member table:name="7.796875" table:display="true" table:show-details="true"/>
                <table:data-pilot-member table:name="7.828125" table:display="true" table:show-details="true"/>
                <table:data-pilot-member table:name="7.859375" table:display="true" table:show-details="true"/>
                <table:data-pilot-member table:name="7.875" table:display="true" table:show-details="true"/>
                <table:data-pilot-member table:name="7.890625" table:display="true" table:show-details="true"/>
                <table:data-pilot-member table:name="7.90625" table:display="true" table:show-details="true"/>
                <table:data-pilot-member table:name="7.921875" table:display="true" table:show-details="true"/>
                <table:data-pilot-member table:name="7.9375" table:display="true" table:show-details="true"/>
                <table:data-pilot-member table:name="7.953125" table:display="true" table:show-details="true"/>
                <table:data-pilot-member table:name="7.96875" table:display="true" table:show-details="true"/>
                <table:data-pilot-member table:name="7.984375" table:display="true" table:show-details="true"/>
                <table:data-pilot-member table:name="8" table:display="true" table:show-details="true"/>
                <table:data-pilot-member table:name="8.015625" table:display="true" table:show-details="true"/>
                <table:data-pilot-member table:name="8.03125" table:display="true" table:show-details="true"/>
                <table:data-pilot-member table:name="8.078125" table:display="true" table:show-details="true"/>
                <table:data-pilot-member table:name="8.09375" table:display="true" table:show-details="true"/>
                <table:data-pilot-member table:name="8.109375" table:display="true" table:show-details="true"/>
                <table:data-pilot-member table:name="8.125" table:display="true" table:show-details="true"/>
                <table:data-pilot-member table:name="8.140625" table:display="true" table:show-details="true"/>
                <table:data-pilot-member table:name="8.171875" table:display="true" table:show-details="true"/>
                <table:data-pilot-member table:name="8.1875" table:display="true" table:show-details="true"/>
                <table:data-pilot-member table:name="8.21875" table:display="true" table:show-details="true"/>
                <table:data-pilot-member table:name="8.25" table:display="true" table:show-details="true"/>
                <table:data-pilot-member table:name="8.265625" table:display="true" table:show-details="true"/>
                <table:data-pilot-member table:name="8.28125" table:display="true" table:show-details="true"/>
                <table:data-pilot-member table:name="8.328125" table:display="true" table:show-details="true"/>
                <table:data-pilot-member table:name="8.34375" table:display="true" table:show-details="true"/>
                <table:data-pilot-member table:name="8.375" table:display="true" table:show-details="true"/>
                <table:data-pilot-member table:name="8.40625" table:display="true" table:show-details="true"/>
                <table:data-pilot-member table:name="8.46875" table:display="true" table:show-details="true"/>
                <table:data-pilot-member table:name="8.484375" table:display="true" table:show-details="true"/>
                <table:data-pilot-member table:name="8.515625" table:display="true" table:show-details="true"/>
                <table:data-pilot-member table:name="8.546875" table:display="true" table:show-details="true"/>
                <table:data-pilot-member table:name="8.59375" table:display="true" table:show-details="true"/>
                <table:data-pilot-member table:name="8.609375" table:display="true" table:show-details="true"/>
                <table:data-pilot-member table:name="8.625" table:display="true" table:show-details="true"/>
                <table:data-pilot-member table:name="8.640625" table:display="true" table:show-details="true"/>
                <table:data-pilot-member table:name="8.65625" table:display="true" table:show-details="true"/>
                <table:data-pilot-member table:name="8.671875" table:display="true" table:show-details="true"/>
                <table:data-pilot-member table:name="8.703125" table:display="true" table:show-details="true"/>
                <table:data-pilot-member table:name="8.71875" table:display="true" table:show-details="true"/>
                <table:data-pilot-member table:name="8.8125" table:display="true" table:show-details="true"/>
                <table:data-pilot-member table:name="8.84375" table:display="true" table:show-details="true"/>
                <table:data-pilot-member table:name="8.890625" table:display="true" table:show-details="true"/>
                <table:data-pilot-member table:name="8.90625" table:display="true" table:show-details="true"/>
                <table:data-pilot-member table:name="8.921875" table:display="true" table:show-details="true"/>
                <table:data-pilot-member table:name="8.9375" table:display="true" table:show-details="true"/>
                <table:data-pilot-member table:name="8.96875" table:display="true" table:show-details="true"/>
                <table:data-pilot-member table:name="8.984375" table:display="true" table:show-details="true"/>
                <table:data-pilot-member table:name="9.015625" table:display="true" table:show-details="true"/>
                <table:data-pilot-member table:name="9.03125" table:display="true" table:show-details="true"/>
                <table:data-pilot-member table:name="9.046875" table:display="true" table:show-details="true"/>
                <table:data-pilot-member table:name="9.0625" table:display="true" table:show-details="true"/>
                <table:data-pilot-member table:name="9.078125" table:display="true" table:show-details="true"/>
                <table:data-pilot-member table:name="9.09375" table:display="true" table:show-details="true"/>
                <table:data-pilot-member table:name="9.109375" table:display="true" table:show-details="true"/>
                <table:data-pilot-member table:name="9.125" table:display="true" table:show-details="true"/>
                <table:data-pilot-member table:name="9.140625" table:display="true" table:show-details="true"/>
                <table:data-pilot-member table:name="9.171875" table:display="true" table:show-details="true"/>
                <table:data-pilot-member table:name="9.203125" table:display="true" table:show-details="true"/>
                <table:data-pilot-member table:name="9.21875" table:display="true" table:show-details="true"/>
                <table:data-pilot-member table:name="9.265625" table:display="true" table:show-details="true"/>
                <table:data-pilot-member table:name="9.28125" table:display="true" table:show-details="true"/>
                <table:data-pilot-member table:name="9.3125" table:display="true" table:show-details="true"/>
                <table:data-pilot-member table:name="9.34375" table:display="true" table:show-details="true"/>
                <table:data-pilot-member table:name="9.359375" table:display="true" table:show-details="true"/>
                <table:data-pilot-member table:name="9.40625" table:display="true" table:show-details="true"/>
                <table:data-pilot-member table:name="9.4375" table:display="true" table:show-details="true"/>
                <table:data-pilot-member table:name="9.484375" table:display="true" table:show-details="true"/>
                <table:data-pilot-member table:name="9.5" table:display="true" table:show-details="true"/>
                <table:data-pilot-member table:name="9.515625" table:display="true" table:show-details="true"/>
                <table:data-pilot-member table:name="9.546875" table:display="true" table:show-details="true"/>
                <table:data-pilot-member table:name="9.5625" table:display="true" table:show-details="true"/>
                <table:data-pilot-member table:name="9.59375" table:display="true" table:show-details="true"/>
                <table:data-pilot-member table:name="9.609375" table:display="true" table:show-details="true"/>
                <table:data-pilot-member table:name="9.625" table:display="true" table:show-details="true"/>
                <table:data-pilot-member table:name="9.640625" table:display="true" table:show-details="true"/>
                <table:data-pilot-member table:name="9.671875" table:display="true" table:show-details="true"/>
                <table:data-pilot-member table:name="9.71875" table:display="true" table:show-details="true"/>
                <table:data-pilot-member table:name="9.734375" table:display="true" table:show-details="true"/>
                <table:data-pilot-member table:name="9.75" table:display="true" table:show-details="true"/>
                <table:data-pilot-member table:name="9.765625" table:display="true" table:show-details="true"/>
                <table:data-pilot-member table:name="9.796875" table:display="true" table:show-details="true"/>
                <table:data-pilot-member table:name="9.828125" table:display="true" table:show-details="true"/>
                <table:data-pilot-member table:name="9.84375" table:display="true" table:show-details="true"/>
                <table:data-pilot-member table:name="9.859375" table:display="true" table:show-details="true"/>
                <table:data-pilot-member table:name="9.890625" table:display="true" table:show-details="true"/>
                <table:data-pilot-member table:name="9.921875" table:display="true" table:show-details="true"/>
                <table:data-pilot-member table:name="9.984375" table:display="true" table:show-details="true"/>
                <table:data-pilot-member table:name="10.09375" table:display="true" table:show-details="true"/>
                <table:data-pilot-member table:name="10.125" table:display="true" table:show-details="true"/>
                <table:data-pilot-member table:name="10.140625" table:display="true" table:show-details="true"/>
                <table:data-pilot-member table:name="10.171875" table:display="true" table:show-details="true"/>
                <table:data-pilot-member table:name="10.1875" table:display="true" table:show-details="true"/>
                <table:data-pilot-member table:name="10.21875" table:display="true" table:show-details="true"/>
                <table:data-pilot-member table:name="10.25" table:display="true" table:show-details="true"/>
                <table:data-pilot-member table:name="10.296875" table:display="true" table:show-details="true"/>
                <table:data-pilot-member table:name="10.3125" table:display="true" table:show-details="true"/>
                <table:data-pilot-member table:name="10.34375" table:display="true" table:show-details="true"/>
                <table:data-pilot-member table:name="10.359375" table:display="true" table:show-details="true"/>
                <table:data-pilot-member table:name="10.375" table:display="true" table:show-details="true"/>
                <table:data-pilot-member table:name="10.421875" table:display="true" table:show-details="true"/>
                <table:data-pilot-member table:name="10.4375" table:display="true" table:show-details="true"/>
                <table:data-pilot-member table:name="10.453125" table:display="true" table:show-details="true"/>
                <table:data-pilot-member table:name="10.46875" table:display="true" table:show-details="true"/>
                <table:data-pilot-member table:name="10.484375" table:display="true" table:show-details="true"/>
                <table:data-pilot-member table:name="10.546875" table:display="true" table:show-details="true"/>
                <table:data-pilot-member table:name="10.59375" table:display="true" table:show-details="true"/>
                <table:data-pilot-member table:name="10.65625" table:display="true" table:show-details="true"/>
                <table:data-pilot-member table:name="10.6875" table:display="true" table:show-details="true"/>
                <table:data-pilot-member table:name="10.734375" table:display="true" table:show-details="true"/>
                <table:data-pilot-member table:name="10.765625" table:display="true" table:show-details="true"/>
                <table:data-pilot-member table:name="10.8125" table:display="true" table:show-details="true"/>
                <table:data-pilot-member table:name="10.84375" table:display="true" table:show-details="true"/>
                <table:data-pilot-member table:name="10.859375" table:display="true" table:show-details="true"/>
                <table:data-pilot-member table:name="10.921875" table:display="true" table:show-details="true"/>
                <table:data-pilot-member table:name="10.9375" table:display="true" table:show-details="true"/>
                <table:data-pilot-member table:name="10.953125" table:display="true" table:show-details="true"/>
                <table:data-pilot-member table:name="10.96875" table:display="true" table:show-details="true"/>
                <table:data-pilot-member table:name="11.03125" table:display="true" table:show-details="true"/>
                <table:data-pilot-member table:name="11.046875" table:display="true" table:show-details="true"/>
                <table:data-pilot-member table:name="11.09375" table:display="true" table:show-details="true"/>
                <table:data-pilot-member table:name="11.125" table:display="true" table:show-details="true"/>
                <table:data-pilot-member table:name="11.140625" table:display="true" table:show-details="true"/>
                <table:data-pilot-member table:name="11.171875" table:display="true" table:show-details="true"/>
                <table:data-pilot-member table:name="11.1875" table:display="true" table:show-details="true"/>
                <table:data-pilot-member table:name="11.234375" table:display="true" table:show-details="true"/>
                <table:data-pilot-member table:name="11.28125" table:display="true" table:show-details="true"/>
                <table:data-pilot-member table:name="11.34375" table:display="true" table:show-details="true"/>
                <table:data-pilot-member table:name="11.359375" table:display="true" table:show-details="true"/>
                <table:data-pilot-member table:name="11.40625" table:display="true" table:show-details="true"/>
                <table:data-pilot-member table:name="11.421875" table:display="true" table:show-details="true"/>
                <table:data-pilot-member table:name="11.484375" table:display="true" table:show-details="true"/>
                <table:data-pilot-member table:name="11.5" table:display="true" table:show-details="true"/>
                <table:data-pilot-member table:name="11.515625" table:display="true" table:show-details="true"/>
                <table:data-pilot-member table:name="11.578125" table:display="true" table:show-details="true"/>
                <table:data-pilot-member table:name="11.609375" table:display="true" table:show-details="true"/>
                <table:data-pilot-member table:name="11.65625" table:display="true" table:show-details="true"/>
                <table:data-pilot-member table:name="11.6875" table:display="true" table:show-details="true"/>
                <table:data-pilot-member table:name="11.703125" table:display="true" table:show-details="true"/>
                <table:data-pilot-member table:name="11.71875" table:display="true" table:show-details="true"/>
                <table:data-pilot-member table:name="11.734375" table:display="true" table:show-details="true"/>
                <table:data-pilot-member table:name="11.765625" table:display="true" table:show-details="true"/>
                <table:data-pilot-member table:name="11.796875" table:display="true" table:show-details="true"/>
                <table:data-pilot-member table:name="11.84375" table:display="true" table:show-details="true"/>
                <table:data-pilot-member table:name="11.875" table:display="true" table:show-details="true"/>
                <table:data-pilot-member table:name="11.90625" table:display="true" table:show-details="true"/>
                <table:data-pilot-member table:name="12.03125" table:display="true" table:show-details="true"/>
                <table:data-pilot-member table:name="12.0625" table:display="true" table:show-details="true"/>
                <table:data-pilot-member table:name="12.078125" table:display="true" table:show-details="true"/>
                <table:data-pilot-member table:name="12.09375" table:display="true" table:show-details="true"/>
                <table:data-pilot-member table:name="12.109375" table:display="true" table:show-details="true"/>
                <table:data-pilot-member table:name="12.125" table:display="true" table:show-details="true"/>
                <table:data-pilot-member table:name="12.203125" table:display="true" table:show-details="true"/>
                <table:data-pilot-member table:name="12.21875" table:display="true" table:show-details="true"/>
                <table:data-pilot-member table:name="12.234375" table:display="true" table:show-details="true"/>
                <table:data-pilot-member table:name="12.265625" table:display="true" table:show-details="true"/>
                <table:data-pilot-member table:name="12.296875" table:display="true" table:show-details="true"/>
                <table:data-pilot-member table:name="12.3125" table:display="true" table:show-details="true"/>
                <table:data-pilot-member table:name="12.328125" table:display="true" table:show-details="true"/>
                <table:data-pilot-member table:name="12.390625" table:display="true" table:show-details="true"/>
                <table:data-pilot-member table:name="12.40625" table:display="true" table:show-details="true"/>
                <table:data-pilot-member table:name="12.515625" table:display="true" table:show-details="true"/>
                <table:data-pilot-member table:name="12.546875" table:display="true" table:show-details="true"/>
                <table:data-pilot-member table:name="12.578125" table:display="true" table:show-details="true"/>
                <table:data-pilot-member table:name="12.59375" table:display="true" table:show-details="true"/>
                <table:data-pilot-member table:name="12.640625" table:display="true" table:show-details="true"/>
                <table:data-pilot-member table:name="12.65625" table:display="true" table:show-details="true"/>
                <table:data-pilot-member table:name="12.671875" table:display="true" table:show-details="true"/>
                <table:data-pilot-member table:name="12.6875" table:display="true" table:show-details="true"/>
                <table:data-pilot-member table:name="12.703125" table:display="true" table:show-details="true"/>
                <table:data-pilot-member table:name="12.734375" table:display="true" table:show-details="true"/>
                <table:data-pilot-member table:name="12.765625" table:display="true" table:show-details="true"/>
                <table:data-pilot-member table:name="12.796875" table:display="true" table:show-details="true"/>
                <table:data-pilot-member table:name="12.84375" table:display="true" table:show-details="true"/>
                <table:data-pilot-member table:name="12.859375" table:display="true" table:show-details="true"/>
                <table:data-pilot-member table:name="12.875" table:display="true" table:show-details="true"/>
                <table:data-pilot-member table:name="12.890625" table:display="true" table:show-details="true"/>
                <table:data-pilot-member table:name="12.90625" table:display="true" table:show-details="true"/>
                <table:data-pilot-member table:name="12.9375" table:display="true" table:show-details="true"/>
                <table:data-pilot-member table:name="12.96875" table:display="true" table:show-details="true"/>
                <table:data-pilot-member table:name="13" table:display="true" table:show-details="true"/>
                <table:data-pilot-member table:name="13.046875" table:display="true" table:show-details="true"/>
                <table:data-pilot-member table:name="13.109375" table:display="true" table:show-details="true"/>
                <table:data-pilot-member table:name="13.125" table:display="true" table:show-details="true"/>
                <table:data-pilot-member table:name="13.140625" table:display="true" table:show-details="true"/>
                <table:data-pilot-member table:name="13.171875" table:display="true" table:show-details="true"/>
                <table:data-pilot-member table:name="13.203125" table:display="true" table:show-details="true"/>
                <table:data-pilot-member table:name="13.25" table:display="true" table:show-details="true"/>
                <table:data-pilot-member table:name="13.265625" table:display="true" table:show-details="true"/>
                <table:data-pilot-member table:name="13.28125" table:display="true" table:show-details="true"/>
                <table:data-pilot-member table:name="13.359375" table:display="true" table:show-details="true"/>
                <table:data-pilot-member table:name="13.375" table:display="true" table:show-details="true"/>
                <table:data-pilot-member table:name="13.4375" table:display="true" table:show-details="true"/>
                <table:data-pilot-member table:name="13.453125" table:display="true" table:show-details="true"/>
                <table:data-pilot-member table:name="13.515625" table:display="true" table:show-details="true"/>
                <table:data-pilot-member table:name="13.578125" table:display="true" table:show-details="true"/>
                <table:data-pilot-member table:name="13.640625" table:display="true" table:show-details="true"/>
                <table:data-pilot-member table:name="13.65625" table:display="true" table:show-details="true"/>
                <table:data-pilot-member table:name="13.671875" table:display="true" table:show-details="true"/>
                <table:data-pilot-member table:name="13.71875" table:display="true" table:show-details="true"/>
                <table:data-pilot-member table:name="13.765625" table:display="true" table:show-details="true"/>
                <table:data-pilot-member table:name="13.796875" table:display="true" table:show-details="true"/>
                <table:data-pilot-member table:name="13.8125" table:display="true" table:show-details="true"/>
                <table:data-pilot-member table:name="13.875" table:display="true" table:show-details="true"/>
                <table:data-pilot-member table:name="13.890625" table:display="true" table:show-details="true"/>
                <table:data-pilot-member table:name="13.90625" table:display="true" table:show-details="true"/>
                <table:data-pilot-member table:name="13.921875" table:display="true" table:show-details="true"/>
                <table:data-pilot-member table:name="13.953125" table:display="true" table:show-details="true"/>
                <table:data-pilot-member table:name="13.984375" table:display="true" table:show-details="true"/>
                <table:data-pilot-member table:name="14.015625" table:display="true" table:show-details="true"/>
                <table:data-pilot-member table:name="14.046875" table:display="true" table:show-details="true"/>
                <table:data-pilot-member table:name="14.140625" table:display="true" table:show-details="true"/>
                <table:data-pilot-member table:name="14.171875" table:display="true" table:show-details="true"/>
                <table:data-pilot-member table:name="14.1875" table:display="true" table:show-details="true"/>
                <table:data-pilot-member table:name="14.234375" table:display="true" table:show-details="true"/>
                <table:data-pilot-member table:name="14.25" table:display="true" table:show-details="true"/>
                <table:data-pilot-member table:name="14.34375" table:display="true" table:show-details="true"/>
                <table:data-pilot-member table:name="14.375" table:display="true" table:show-details="true"/>
                <table:data-pilot-member table:name="14.390625" table:display="true" table:show-details="true"/>
                <table:data-pilot-member table:name="14.40625" table:display="true" table:show-details="true"/>
                <table:data-pilot-member table:name="14.421875" table:display="true" table:show-details="true"/>
                <table:data-pilot-member table:name="14.453125" table:display="true" table:show-details="true"/>
                <table:data-pilot-member table:name="14.46875" table:display="true" table:show-details="true"/>
                <table:data-pilot-member table:name="14.515625" table:display="true" table:show-details="true"/>
                <table:data-pilot-member table:name="14.578125" table:display="true" table:show-details="true"/>
                <table:data-pilot-member table:name="14.59375" table:display="true" table:show-details="true"/>
                <table:data-pilot-member table:name="14.640625" table:display="true" table:show-details="true"/>
                <table:data-pilot-member table:name="14.65625" table:display="true" table:show-details="true"/>
                <table:data-pilot-member table:name="14.671875" table:display="true" table:show-details="true"/>
                <table:data-pilot-member table:name="14.75" table:display="true" table:show-details="true"/>
                <table:data-pilot-member table:name="14.78125" table:display="true" table:show-details="true"/>
                <table:data-pilot-member table:name="14.8125" table:display="true" table:show-details="true"/>
                <table:data-pilot-member table:name="14.828125" table:display="true" table:show-details="true"/>
                <table:data-pilot-member table:name="14.9375" table:display="true" table:show-details="true"/>
                <table:data-pilot-member table:name="14.96875" table:display="true" table:show-details="true"/>
                <table:data-pilot-member table:name="15.015625" table:display="true" table:show-details="true"/>
                <table:data-pilot-member table:name="15.0625" table:display="true" table:show-details="true"/>
                <table:data-pilot-member table:name="15.09375" table:display="true" table:show-details="true"/>
                <table:data-pilot-member table:name="15.140625" table:display="true" table:show-details="true"/>
                <table:data-pilot-member table:name="15.1875" table:display="true" table:show-details="true"/>
                <table:data-pilot-member table:name="15.203125" table:display="true" table:show-details="true"/>
                <table:data-pilot-member table:name="15.21875" table:display="true" table:show-details="true"/>
                <table:data-pilot-member table:name="15.25" table:display="true" table:show-details="true"/>
                <table:data-pilot-member table:name="15.28125" table:display="true" table:show-details="true"/>
                <table:data-pilot-member table:name="15.328125" table:display="true" table:show-details="true"/>
                <table:data-pilot-member table:name="15.359375" table:display="true" table:show-details="true"/>
                <table:data-pilot-member table:name="15.40625" table:display="true" table:show-details="true"/>
                <table:data-pilot-member table:name="15.46875" table:display="true" table:show-details="true"/>
                <table:data-pilot-member table:name="15.578125" table:display="true" table:show-details="true"/>
                <table:data-pilot-member table:name="15.59375" table:display="true" table:show-details="true"/>
                <table:data-pilot-member table:name="15.65625" table:display="true" table:show-details="true"/>
                <table:data-pilot-member table:name="15.671875" table:display="true" table:show-details="true"/>
                <table:data-pilot-member table:name="15.703125" table:display="true" table:show-details="true"/>
                <table:data-pilot-member table:name="15.75" table:display="true" table:show-details="true"/>
                <table:data-pilot-member table:name="15.796875" table:display="true" table:show-details="true"/>
                <table:data-pilot-member table:name="15.8125" table:display="true" table:show-details="true"/>
                <table:data-pilot-member table:name="15.828125" table:display="true" table:show-details="true"/>
                <table:data-pilot-member table:name="15.859375" table:display="true" table:show-details="true"/>
                <table:data-pilot-member table:name="15.9375" table:display="true" table:show-details="true"/>
                <table:data-pilot-member table:name="16.03125" table:display="true" table:show-details="true"/>
                <table:data-pilot-member table:name="16.078125" table:display="true" table:show-details="true"/>
                <table:data-pilot-member table:name="16.09375" table:display="true" table:show-details="true"/>
                <table:data-pilot-member table:name="16.125" table:display="true" table:show-details="true"/>
                <table:data-pilot-member table:name="16.140625" table:display="true" table:show-details="true"/>
                <table:data-pilot-member table:name="16.171875" table:display="true" table:show-details="true"/>
                <table:data-pilot-member table:name="16.203125" table:display="true" table:show-details="true"/>
                <table:data-pilot-member table:name="16.265625" table:display="true" table:show-details="true"/>
                <table:data-pilot-member table:name="16.328125" table:display="true" table:show-details="true"/>
                <table:data-pilot-member table:name="16.390625" table:display="true" table:show-details="true"/>
                <table:data-pilot-member table:name="16.421875" table:display="true" table:show-details="true"/>
                <table:data-pilot-member table:name="16.46875" table:display="true" table:show-details="true"/>
                <table:data-pilot-member table:name="16.484375" table:display="true" table:show-details="true"/>
                <table:data-pilot-member table:name="16.546875" table:display="true" table:show-details="true"/>
                <table:data-pilot-member table:name="16.59375" table:display="true" table:show-details="true"/>
                <table:data-pilot-member table:name="16.640625" table:display="true" table:show-details="true"/>
                <table:data-pilot-member table:name="16.65625" table:display="true" table:show-details="true"/>
                <table:data-pilot-member table:name="16.671875" table:display="true" table:show-details="true"/>
                <table:data-pilot-member table:name="16.6875" table:display="true" table:show-details="true"/>
                <table:data-pilot-member table:name="16.703125" table:display="true" table:show-details="true"/>
                <table:data-pilot-member table:name="16.71875" table:display="true" table:show-details="true"/>
                <table:data-pilot-member table:name="16.75" table:display="true" table:show-details="true"/>
                <table:data-pilot-member table:name="16.78125" table:display="true" table:show-details="true"/>
                <table:data-pilot-member table:name="16.8125" table:display="true" table:show-details="true"/>
                <table:data-pilot-member table:name="16.859375" table:display="true" table:show-details="true"/>
                <table:data-pilot-member table:name="16.875" table:display="true" table:show-details="true"/>
                <table:data-pilot-member table:name="16.890625" table:display="true" table:show-details="true"/>
                <table:data-pilot-member table:name="16.921875" table:display="true" table:show-details="true"/>
                <table:data-pilot-member table:name="16.953125" table:display="true" table:show-details="true"/>
                <table:data-pilot-member table:name="16.984375" table:display="true" table:show-details="true"/>
                <table:data-pilot-member table:name="17" table:display="true" table:show-details="true"/>
                <table:data-pilot-member table:name="17.03125" table:display="true" table:show-details="true"/>
                <table:data-pilot-member table:name="17.140625" table:display="true" table:show-details="true"/>
                <table:data-pilot-member table:name="17.1875" table:display="true" table:show-details="true"/>
                <table:data-pilot-member table:name="17.203125" table:display="true" table:show-details="true"/>
                <table:data-pilot-member table:name="17.34375" table:display="true" table:show-details="true"/>
                <table:data-pilot-member table:name="17.390625" table:display="true" table:show-details="true"/>
                <table:data-pilot-member table:name="17.546875" table:display="true" table:show-details="true"/>
                <table:data-pilot-member table:name="17.609375" table:display="true" table:show-details="true"/>
                <table:data-pilot-member table:name="17.640625" table:display="true" table:show-details="true"/>
                <table:data-pilot-member table:name="17.6875" table:display="true" table:show-details="true"/>
                <table:data-pilot-member table:name="17.734375" table:display="true" table:show-details="true"/>
                <table:data-pilot-member table:name="17.78125" table:display="true" table:show-details="true"/>
                <table:data-pilot-member table:name="17.828125" table:display="true" table:show-details="true"/>
                <table:data-pilot-member table:name="17.921875" table:display="true" table:show-details="true"/>
                <table:data-pilot-member table:name="17.96875" table:display="true" table:show-details="true"/>
                <table:data-pilot-member table:name="17.984375" table:display="true" table:show-details="true"/>
                <table:data-pilot-member table:name="18.0625" table:display="true" table:show-details="true"/>
                <table:data-pilot-member table:name="18.09375" table:display="true" table:show-details="true"/>
                <table:data-pilot-member table:name="18.125" table:display="true" table:show-details="true"/>
                <table:data-pilot-member table:name="18.1875" table:display="true" table:show-details="true"/>
                <table:data-pilot-member table:name="18.21875" table:display="true" table:show-details="true"/>
                <table:data-pilot-member table:name="18.234375" table:display="true" table:show-details="true"/>
                <table:data-pilot-member table:name="18.265625" table:display="true" table:show-details="true"/>
                <table:data-pilot-member table:name="18.375" table:display="true" table:show-details="true"/>
                <table:data-pilot-member table:name="18.578125" table:display="true" table:show-details="true"/>
                <table:data-pilot-member table:name="18.671875" table:display="true" table:show-details="true"/>
                <table:data-pilot-member table:name="18.71875" table:display="true" table:show-details="true"/>
                <table:data-pilot-member table:name="18.890625" table:display="true" table:show-details="true"/>
                <table:data-pilot-member table:name="18.9375" table:display="true" table:show-details="true"/>
                <table:data-pilot-member table:name="19.125" table:display="true" table:show-details="true"/>
                <table:data-pilot-member table:name="19.171875" table:display="true" table:show-details="true"/>
                <table:data-pilot-member table:name="19.203125" table:display="true" table:show-details="true"/>
                <table:data-pilot-member table:name="19.296875" table:display="true" table:show-details="true"/>
                <table:data-pilot-member table:name="19.5" table:display="true" table:show-details="true"/>
                <table:data-pilot-member table:name="19.78125" table:display="true" table:show-details="true"/>
                <table:data-pilot-member table:name="19.796875" table:display="true" table:show-details="true"/>
                <table:data-pilot-member table:name="19.828125" table:display="true" table:show-details="true"/>
                <table:data-pilot-member table:name="19.875" table:display="true" table:show-details="true"/>
                <table:data-pilot-member table:name="20.109375" table:display="true" table:show-details="true"/>
                <table:data-pilot-member table:name="20.3125" table:display="true" table:show-details="true"/>
                <table:data-pilot-member table:name="20.515625" table:display="true" table:show-details="true"/>
                <table:data-pilot-member table:name="20.578125" table:display="true" table:show-details="true"/>
                <table:data-pilot-member table:name="20.71875" table:display="true" table:show-details="true"/>
                <table:data-pilot-member table:name="20.78125" table:display="true" table:show-details="true"/>
                <table:data-pilot-member table:name="20.84375" table:display="true" table:show-details="true"/>
                <table:data-pilot-member table:name="21.3125" table:display="true" table:show-details="true"/>
                <table:data-pilot-member table:name="21.53125" table:display="true" table:show-details="true"/>
                <table:data-pilot-member table:name="21.671875" table:display="true" table:show-details="true"/>
                <table:data-pilot-member table:name="21.734375" table:display="true" table:show-details="true"/>
                <table:data-pilot-member table:name="21.78125" table:display="true" table:show-details="true"/>
                <table:data-pilot-member table:name="22.03125" table:display="true" table:show-details="true"/>
                <table:data-pilot-member table:name="22.21875" table:display="true" table:show-details="true"/>
                <table:data-pilot-member table:name="22.28125" table:display="true" table:show-details="true"/>
                <table:data-pilot-member table:name="22.421875" table:display="true" table:show-details="true"/>
                <table:data-pilot-member table:name="22.484375" table:display="true" table:show-details="true"/>
                <table:data-pilot-member table:name="22.84375" table:display="true" table:show-details="true"/>
                <table:data-pilot-member table:name="22.890625" table:display="true" table:show-details="true"/>
                <table:data-pilot-member table:name="23.015625" table:display="true" table:show-details="true"/>
                <table:data-pilot-member table:name="23.03125" table:display="true" table:show-details="true"/>
                <table:data-pilot-member table:name="23.171875" table:display="true" table:show-details="true"/>
                <table:data-pilot-member table:name="23.25" table:display="true" table:show-details="true"/>
                <table:data-pilot-member table:name="23.59375" table:display="true" table:show-details="true"/>
                <table:data-pilot-member table:name="23.65625" table:display="true" table:show-details="true"/>
                <table:data-pilot-member table:name="23.78125" table:display="true" table:show-details="true"/>
                <table:data-pilot-member table:name="23.796875" table:display="true" table:show-details="true"/>
                <table:data-pilot-member table:name="24.03125" table:display="true" table:show-details="true"/>
                <table:data-pilot-member table:name="24.15625" table:display="true" table:show-details="true"/>
                <table:data-pilot-member table:name="24.328125" table:display="true" table:show-details="true"/>
                <table:data-pilot-member table:name="24.4375" table:display="true" table:show-details="true"/>
                <table:data-pilot-member table:name="24.6875" table:display="true" table:show-details="true"/>
                <table:data-pilot-member table:name="24.78125" table:display="true" table:show-details="true"/>
                <table:data-pilot-member table:name="24.828125" table:display="true" table:show-details="true"/>
                <table:data-pilot-member table:name="24.875" table:display="true" table:show-details="true"/>
                <table:data-pilot-member table:name="24.921875" table:display="true" table:show-details="true"/>
                <table:data-pilot-member table:name="25.09375" table:display="true" table:show-details="true"/>
                <table:data-pilot-member table:name="25.265625" table:display="true" table:show-details="true"/>
                <table:data-pilot-member table:name="25.453125" table:display="true" table:show-details="true"/>
                <table:data-pilot-member table:name="25.46875" table:display="true" table:show-details="true"/>
                <table:data-pilot-member table:name="25.78125" table:display="true" table:show-details="true"/>
                <table:data-pilot-member table:name="25.890625" table:display="true" table:show-details="true"/>
                <table:data-pilot-member table:name="25.984375" table:display="true" table:show-details="true"/>
                <table:data-pilot-member table:name="26.203125" table:display="true" table:show-details="true"/>
                <table:data-pilot-member table:name="26.40625" table:display="true" table:show-details="true"/>
                <table:data-pilot-member table:name="26.515625" table:display="true" table:show-details="true"/>
                <table:data-pilot-member table:name="26.65625" table:display="true" table:show-details="true"/>
                <table:data-pilot-member table:name="26.796875" table:display="true" table:show-details="true"/>
                <table:data-pilot-member table:name="26.859375" table:display="true" table:show-details="true"/>
                <table:data-pilot-member table:name="27.046875" table:display="true" table:show-details="true"/>
                <table:data-pilot-member table:name="27.265625" table:display="true" table:show-details="true"/>
                <table:data-pilot-member table:name="27.515625" table:display="true" table:show-details="true"/>
                <table:data-pilot-member table:name="27.890625" table:display="true" table:show-details="true"/>
                <table:data-pilot-member table:name="28.171875" table:display="true" table:show-details="true"/>
                <table:data-pilot-member table:name="28.3125" table:display="true" table:show-details="true"/>
                <table:data-pilot-member table:name="28.46875" table:display="true" table:show-details="true"/>
                <table:data-pilot-member table:name="28.6875" table:display="true" table:show-details="true"/>
                <table:data-pilot-member table:name="28.890625" table:display="true" table:show-details="true"/>
                <table:data-pilot-member table:name="29.359375" table:display="true" table:show-details="true"/>
                <table:data-pilot-member table:name="29.421875" table:display="true" table:show-details="true"/>
                <table:data-pilot-member table:name="29.703125" table:display="true" table:show-details="true"/>
                <table:data-pilot-member table:name="29.734375" table:display="true" table:show-details="true"/>
                <table:data-pilot-member table:name="29.84375" table:display="true" table:show-details="true"/>
                <table:data-pilot-member table:name="29.984375" table:display="true" table:show-details="true"/>
                <table:data-pilot-member table:name="30.03125" table:display="true" table:show-details="true"/>
                <table:data-pilot-member table:name="30.15625" table:display="true" table:show-details="true"/>
                <table:data-pilot-member table:name="30.578125" table:display="true" table:show-details="true"/>
                <table:data-pilot-member table:name="30.796875" table:display="true" table:show-details="true"/>
                <table:data-pilot-member table:name="30.84375" table:display="true" table:show-details="true"/>
                <table:data-pilot-member table:name="30.90625" table:display="true" table:show-details="true"/>
                <table:data-pilot-member table:name="31.21875" table:display="true" table:show-details="true"/>
                <table:data-pilot-member table:name="31.609375" table:display="true" table:show-details="true"/>
                <table:data-pilot-member table:name="31.78125" table:display="true" table:show-details="true"/>
                <table:data-pilot-member table:name="32" table:display="true" table:show-details="true"/>
                <table:data-pilot-member table:name="32.75" table:display="true" table:show-details="true"/>
                <table:data-pilot-member table:name="32.8125" table:display="true" table:show-details="true"/>
                <table:data-pilot-member table:name="33.0625" table:display="true" table:show-details="true"/>
                <table:data-pilot-member table:name="33.890625" table:display="true" table:show-details="true"/>
                <table:data-pilot-member table:name="34.140625" table:display="true" table:show-details="true"/>
                <table:data-pilot-member table:name="34.375" table:display="true" table:show-details="true"/>
                <table:data-pilot-member table:name="34.921875" table:display="true" table:show-details="true"/>
                <table:data-pilot-member table:name="35.09375" table:display="true" table:show-details="true"/>
                <table:data-pilot-member table:name="35.171875" table:display="true" table:show-details="true"/>
                <table:data-pilot-member table:name="36.328125" table:display="true" table:show-details="true"/>
                <table:data-pilot-member table:name="36.359375" table:display="true" table:show-details="true"/>
                <table:data-pilot-member table:name="37.125" table:display="true" table:show-details="true"/>
                <table:data-pilot-member table:name="37.21875" table:display="true" table:show-details="true"/>
                <table:data-pilot-member table:name="37.875" table:display="true" table:show-details="true"/>
                <table:data-pilot-member table:name="38.125" table:display="true" table:show-details="true"/>
                <table:data-pilot-member table:name="39.0625" table:display="true" table:show-details="true"/>
                <table:data-pilot-member table:name="39.265625" table:display="true" table:show-details="true"/>
                <table:data-pilot-member table:name="39.625" table:display="true" table:show-details="true"/>
                <table:data-pilot-member table:name="39.6875" table:display="true" table:show-details="true"/>
                <table:data-pilot-member table:name="40.421875" table:display="true" table:show-details="true"/>
                <table:data-pilot-member table:name="40.75" table:display="true" table:show-details="true"/>
                <table:data-pilot-member table:name="41.703125" table:display="true" table:show-details="true"/>
                <table:data-pilot-member table:name="42.140625" table:display="true" table:show-details="true"/>
                <table:data-pilot-member table:name="43.6875" table:display="true" table:show-details="true"/>
                <table:data-pilot-member table:name="44.3125" table:display="true" table:show-details="true"/>
                <table:data-pilot-member table:name="48.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21:43:37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10T21:50:23.272000000</dc:date>
    <meta:editing-duration>PT42M12S</meta:editing-duration>
    <meta:editing-cycles>6</meta:editing-cycles>
    <meta:generator>LibreOffice/7.0.1.2$Windows_X86_64 LibreOffice_project/7cbcfc562f6eb6708b5ff7d7397325de9e764452</meta:generator>
    <meta:document-statistic meta:table-count="2" meta:cell-count="17763" meta:object-count="0"/>
  </office:meta>
</office:document-meta>
</file>